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400000064523844752A6C2523.png" manifest:media-type="image/png"/>
  <manifest:file-entry manifest:full-path="Pictures/10004ADE00000A5600000A561EFF5F417DDA192E.svg" manifest:media-type="image/svg+xml"/>
  <manifest:file-entry manifest:full-path="Pictures/10000201000007D000000466E4B31AEEEDA562AD.png" manifest:media-type="image/png"/>
  <manifest:file-entry manifest:full-path="Pictures/200000F60000194D00000EE278030CC375DD2FC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fo:min-height="6.8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17.8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4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cm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10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84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71cm" svg:stroke-color="#000000" draw:stroke-linejoin="bevel" draw:fill="solid" draw:fill-color="#ffffff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03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4" style:family="graphic" style:parent-style-name="standard">
      <style:graphic-properties draw:stroke="solid" svg:stroke-width="0.071cm" svg:stroke-color="#000000" draw:stroke-linejoin="bevel" draw:fill="solid" draw:fill-color="#b60053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1cm" svg:stroke-color="#000000" draw:stroke-linejoin="bevel" draw:fill="solid" draw:fill-color="#a3ce87" draw:textarea-vertical-align="middle" draw:auto-grow-height="false" draw:fit-to-size="shrink-to-fit" style:shrink-to-fit="true" fo:min-height="0.497cm" fo:min-width="2.3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7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27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71cm" svg:stroke-color="#000000" draw:stroke-linejoin="bevel" draw:fill="solid" draw:fill-color="#ffffff" draw:textarea-vertical-align="middle" draw:auto-grow-height="false" draw:fit-to-size="shrink-to-fit" style:shrink-to-fit="true" fo:min-height="0.524cm" fo:min-width="10.31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.2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dash" draw:stroke-dash="Dashed_20__28_var_29__20_4" svg:stroke-width="0.071cm" svg:stroke-color="#000000" draw:stroke-linejoin="round" draw:fill="solid" draw:fill-color="#fc8689" draw:textarea-vertical-align="middle" draw:auto-grow-height="false" draw:fit-to-size="shrink-to-fit" style:shrink-to-fit="true" fo:min-height="0.758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23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15.59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17.119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svg:stroke-color="#000000" draw:fill="none" draw:textarea-vertical-align="middle" draw:auto-grow-height="false" fo:min-height="0.682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30" style:family="graphic" style:parent-style-name="standard">
      <style:graphic-properties draw:stroke="none" svg:stroke-color="#000000" draw:fill="none" draw:fill-color="#ffffff" fo:min-height="1.2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>
      <style:graphic-properties svg:stroke-color="#000000" draw:fill="none" draw:textarea-vertical-align="middle" draw:auto-grow-height="false" fo:min-height="1.846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4.326cm" fo:padding-top="0.165cm" fo:padding-bottom="0.165cm" fo:padding-left="0.29cm" fo:padding-right="0.29cm"/>
    </style:style>
    <style:style style:name="gr36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4.246cm" fo:padding-top="0.165cm" fo:padding-bottom="0.165cm" fo:padding-left="0.29cm" fo:padding-right="0.29cm"/>
    </style:style>
    <style:style style:name="gr37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9.072cm" fo:padding-top="0.165cm" fo:padding-bottom="0.165cm" fo:padding-left="0.29cm" fo:padding-right="0.29cm"/>
    </style:style>
    <style:style style:name="gr38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2.21cm" fo:min-width="9.072cm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5.592cm" fo:min-width="6.358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056cm"/>
    </style:style>
    <style:style style:name="gr44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3.564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358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47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48" style:family="graphic" style:parent-style-name="standard">
      <style:graphic-properties svg:stroke-color="#000000" draw:fill-color="#5e8ac7" draw:textarea-horizontal-align="justify" draw:textarea-vertical-align="middle" draw:auto-grow-height="false" fo:min-height="5.592cm" fo:min-width="6.358cm"/>
    </style:style>
    <style:style style:name="gr49" style:family="graphic" style:parent-style-name="standard">
      <style:graphic-properties svg:stroke-color="#000000" draw:fill-color="#009353" draw:textarea-horizontal-align="justify" draw:textarea-vertical-align="middle" draw:auto-grow-height="false" fo:min-height="1.02cm" fo:min-width="3.056cm"/>
    </style:style>
    <style:style style:name="gr50" style:family="graphic" style:parent-style-name="standard">
      <style:graphic-properties svg:stroke-color="#000000" draw:fill-color="#009353" draw:textarea-horizontal-align="justify" draw:textarea-vertical-align="middle" draw:auto-grow-height="false" fo:min-height="1.782cm" fo:min-width="6.358cm"/>
    </style:style>
    <style:style style:name="gr51" style:family="graphic" style:parent-style-name="standard">
      <style:graphic-properties svg:stroke-color="#000000" draw:fill-color="#009353" draw:textarea-horizontal-align="justify" draw:textarea-vertical-align="middle" draw:auto-grow-height="false" fo:min-height="1.02cm" fo:min-width="3.31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548cm"/>
    </style:style>
    <style:style style:name="gr54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802cm"/>
    </style:style>
    <style:style style:name="gr55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294cm"/>
    </style:style>
    <style:style style:name="gr56" style:family="graphic" style:parent-style-name="standard">
      <style:graphic-properties svg:stroke-color="#000000" draw:fill="none" draw:textarea-vertical-align="middle" draw:auto-grow-height="false" fo:min-height="2.544cm" fo:min-width="0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2cm"/>
    </style:style>
    <style:style style:name="gr60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75cm" fo:min-width="1.7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451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387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3.26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2.736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5.701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35cm" fo:min-width="3.395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textarea-horizontal-align="justify" draw:textarea-vertical-align="middle" draw:auto-grow-height="false" fo:min-height="0.132cm" fo:min-width="0.728cm"/>
    </style:style>
    <style:style style:name="gr69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.283cm" fo:min-width="0.678cm" fo:padding-top="0.095cm" fo:padding-bottom="0.095cm" fo:padding-left="0.19cm" fo:padding-right="0.19cm" fo:wrap-option="wrap"/>
    </style:style>
    <style:style style:name="gr70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1" style:family="graphic" style:parent-style-name="standard">
      <style:graphic-properties draw:stroke="solid" svg:stroke-width="0.071cm" svg:stroke-color="#000000" draw:stroke-linejoin="bevel" draw:fill="solid" draw:fill-color="#ffffff" draw:textarea-vertical-align="middle" draw:auto-grow-height="false" draw:fit-to-size="shrink-to-fit" style:shrink-to-fit="true" fo:min-height="0.524cm" fo:min-width="10.219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2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3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.02cm" fo:min-width="7.747cm" fo:padding-top="0.127cm" fo:padding-bottom="0.127cm" fo:padding-left="0.254cm" fo:padding-right="0.254cm" fo:wrap-option="wrap"/>
    </style:style>
    <style:style style:name="gr74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5" style:family="graphic" style:parent-style-name="standard">
      <style:graphic-properties draw:stroke="dash" draw:stroke-dash="Dashed_20__28_var_29__20_4" svg:stroke-width="0.071cm" svg:stroke-color="#000000" draw:stroke-linejoin="round" draw:fill="solid" draw:fill-color="#87d1d1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6" style:family="graphic" style:parent-style-name="standard">
      <style:graphic-properties draw:stroke="dash" draw:stroke-dash="Dashed_20__28_var_29__20_4" svg:stroke-width="0.071cm" svg:stroke-color="#000000" draw:stroke-linejoin="round" draw:fill="solid" draw:fill-color="#d612f0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7" style:family="graphic" style:parent-style-name="standard">
      <style:graphic-properties svg:stroke-color="#000000" draw:fill="none" draw:textarea-vertical-align="middle" draw:auto-grow-height="false" fo:min-height="1.52cm" fo:min-width="0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80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71cm" fo:min-width="20.408cm" fo:padding-top="0.165cm" fo:padding-bottom="0.165cm" fo:padding-left="0.29cm" fo:padding-right="0.29cm"/>
    </style:style>
    <style:style style:name="gr81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42cm" fo:min-width="4.588cm" fo:padding-top="0.165cm" fo:padding-bottom="0.165cm" fo:padding-left="0.29cm" fo:padding-right="0.29cm"/>
    </style:style>
    <style:style style:name="gr82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681cm" fo:min-width="18.046cm" fo:padding-top="0.165cm" fo:padding-bottom="0.165cm" fo:padding-left="0.29cm" fo:padding-right="0.29cm"/>
    </style:style>
    <style:style style:name="gr83" style:family="graphic" style:parent-style-name="standard">
      <style:graphic-properties draw:stroke="solid" svg:stroke-width="0.071cm" svg:stroke-color="#000000" draw:stroke-linejoin="bevel" draw:fill="solid" draw:fill-color="#5e8ac7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4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2.971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806cm"/>
    </style:style>
    <style:style style:name="gr87" style:family="graphic" style:parent-style-name="standard">
      <style:graphic-properties svg:stroke-color="#000000" draw:fill="none" draw:textarea-vertical-align="middle" draw:auto-grow-height="false" fo:min-height="2.595cm" fo:min-width="0cm"/>
    </style:style>
    <style:style style:name="gr88" style:family="graphic" style:parent-style-name="standard">
      <style:graphic-properties draw:stroke="dash" draw:stroke-dash="Dashed_20__28_var_29__20_4" svg:stroke-width="0.071cm" svg:stroke-color="#000000" draw:stroke-linejoin="round" draw:fill="solid" draw:fill-color="#fce431" draw:textarea-vertical-align="middle" draw:auto-grow-height="false" draw:fit-to-size="shrink-to-fit" style:shrink-to-fit="true" fo:min-height="0.758cm" fo:min-width="10.30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9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16.92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0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65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1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92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29cm" fo:min-width="4.74cm" fo:padding-top="0.165cm" fo:padding-bottom="0.165cm" fo:padding-left="0.29cm" fo:padding-right="0.29cm"/>
    </style:style>
    <style:style style:name="gr93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68e76" draw:textarea-horizontal-align="justify" draw:textarea-vertical-align="middle" draw:auto-grow-height="false" fo:min-height="0.94cm" fo:min-width="12.788cm" fo:padding-top="0.165cm" fo:padding-bottom="0.165cm" fo:padding-left="0.29cm" fo:padding-right="0.29cm"/>
    </style:style>
    <style:style style:name="gr94" style:family="graphic" style:parent-style-name="standard">
      <style:graphic-properties svg:stroke-color="#000000" draw:fill="none" draw:textarea-vertical-align="middle" draw:auto-grow-height="false" fo:min-height="4.874cm" fo:min-width="0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2.688cm" fo:min-width="3.87cm"/>
    </style:style>
    <style:style style:name="gr96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765cm"/>
    </style:style>
    <style:style style:name="gr97" style:family="graphic" style:parent-style-name="standard">
      <style:graphic-properties svg:stroke-color="#000000" draw:fill-color="#5e8ac7" draw:textarea-horizontal-align="justify" draw:textarea-vertical-align="middle" draw:auto-grow-height="false" fo:min-height="0.39cm" fo:min-width="2.09cm"/>
    </style:style>
    <style:style style:name="gr98" style:family="graphic" style:parent-style-name="standard">
      <style:graphic-properties svg:stroke-color="#000000" draw:fill-color="#f79448" draw:textarea-horizontal-align="justify" draw:textarea-vertical-align="middle" draw:auto-grow-height="false" fo:min-height="0.771cm" fo:min-width="3.87cm"/>
    </style:style>
    <style:style style:name="gr99" style:family="graphic" style:parent-style-name="standard">
      <style:graphic-properties svg:stroke-color="#000000" draw:fill-color="#72bf44" draw:textarea-horizontal-align="justify" draw:textarea-vertical-align="middle" draw:auto-grow-height="false" fo:min-height="0.389cm" fo:min-width="1.927cm"/>
    </style:style>
    <style:style style:name="gr100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443cm"/>
    </style:style>
    <style:style style:name="gr101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605cm"/>
    </style:style>
    <style:style style:name="gr102" style:family="graphic" style:parent-style-name="standard">
      <style:graphic-properties svg:stroke-color="#000000" draw:fill-color="#72bf44" draw:textarea-horizontal-align="justify" draw:textarea-vertical-align="middle" draw:auto-grow-height="false" fo:min-height="0.39cm" fo:min-width="1.28cm"/>
    </style:style>
    <style:style style:name="gr103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432cm" fo:min-width="1.198cm" fo:padding-top="0.165cm" fo:padding-bottom="0.165cm" fo:padding-left="0.29cm" fo:padding-right="0.29cm"/>
    </style:style>
    <style:style style:name="gr104" style:family="graphic" style:parent-style-name="standard">
      <style:graphic-properties svg:stroke-color="#000000" draw:fill-color="#c2e0ae" draw:textarea-horizontal-align="justify" draw:textarea-vertical-align="middle" draw:auto-grow-height="false" fo:min-height="0.389cm" fo:min-width="0.77cm"/>
    </style:style>
    <style:style style:name="gr105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583cm"/>
    </style:style>
    <style:style style:name="gr106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0.516cm"/>
    </style:style>
    <style:style style:name="gr107" style:family="graphic" style:parent-style-name="standard">
      <style:graphic-properties svg:stroke-color="#000000" draw:fill-color="#ffffff" draw:textarea-horizontal-align="justify" draw:textarea-vertical-align="middle" draw:auto-grow-height="false" fo:min-height="0.389cm" fo:min-width="0.77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0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97cm" fo:min-width="1.28cm" fo:padding-top="0.142cm" fo:padding-bottom="0.142cm" fo:padding-left="0.267cm" fo:padding-right="0.267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1" style:family="graphic" style:parent-style-name="objectwithoutfill">
      <style:graphic-properties draw:marker-end="Small_20_Arrow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056cm"/>
    </style:style>
    <style:style style:name="gr116" style:family="graphic" style:parent-style-name="standard">
      <style:graphic-properties svg:stroke-color="#111111" draw:fill-color="#ffffff" draw:textarea-horizontal-align="justify" draw:textarea-vertical-align="middle" draw:auto-grow-height="false" fo:min-height="0.512cm" fo:min-width="2.04cm"/>
    </style:style>
    <style:style style:name="gr117" style:family="graphic" style:parent-style-name="standard">
      <style:graphic-properties svg:stroke-color="#ffffff" draw:fill-color="#89c765" draw:textarea-horizontal-align="justify" draw:textarea-vertical-align="middle" draw:auto-grow-height="false" fo:min-height="0.004cm" fo:min-width="2.167cm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056cm"/>
    </style:style>
    <style:style style:name="gr119" style:family="graphic" style:parent-style-name="standard">
      <style:graphic-properties svg:stroke-color="#ffffff" draw:fill-color="#72bf44" draw:textarea-horizontal-align="justify" draw:textarea-vertical-align="middle" draw:auto-grow-height="false" fo:min-height="0.004cm" fo:min-width="2.167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6cm" fo:min-width="8.644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0.596cm" fo:padding-top="0.165cm" fo:padding-bottom="0.165cm" fo:padding-left="0.29cm" fo:padding-right="0.29cm"/>
    </style:style>
    <style:style style:name="gr12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</style:style>
    <style:style style:name="gr13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548cm"/>
    </style:style>
    <style:style style:name="gr13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4.58cm" fo:padding-top="0.142cm" fo:padding-bottom="0.142cm" fo:padding-left="0.267cm" fo:padding-right="0.267cm"/>
    </style:style>
    <style:style style:name="gr133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718cm"/>
    </style:style>
    <style:style style:name="gr134" style:family="graphic" style:parent-style-name="standard">
      <style:graphic-properties draw:stroke="solid" draw:stroke-dash="Ultrafine_20_2_20_Dots_20_3_20_Dashes" svg:stroke-color="#000000" draw:fill-color="#ffffff" draw:textarea-horizontal-align="justify" draw:textarea-vertical-align="middle" draw:auto-grow-height="false" fo:min-height="3.56cm" fo:min-width="3.564cm"/>
    </style:style>
    <style:style style:name="gr135" style:family="graphic" style:parent-style-name="standard">
      <style:graphic-properties svg:stroke-color="#000000" draw:fill-color="#ffffff" draw:textarea-horizontal-align="justify" draw:textarea-vertical-align="middle" draw:auto-grow-height="false" fo:min-height="1.621cm" fo:min-width="2.802cm"/>
    </style:style>
    <style:style style:name="gr136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211cm"/>
    </style:style>
    <style:style style:name="gr137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0.65cm"/>
    </style:style>
    <style:style style:name="gr138" style:family="graphic" style:parent-style-name="standard">
      <style:graphic-properties svg:stroke-color="#000000" draw:fill-color="#f79448" draw:textarea-horizontal-align="justify" draw:textarea-vertical-align="middle" draw:auto-grow-height="false" fo:min-height="0.4cm" fo:min-width="2.802cm"/>
    </style:style>
    <style:style style:name="gr139" style:family="graphic" style:parent-style-name="standard">
      <style:graphic-properties svg:stroke-color="#000000" draw:fill-color="#72bf44" draw:textarea-horizontal-align="justify" draw:textarea-vertical-align="middle" draw:auto-grow-height="false" fo:min-height="0.157cm" fo:min-width="1.334cm"/>
    </style:style>
    <style:style style:name="gr140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968cm"/>
    </style:style>
    <style:style style:name="gr141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091cm"/>
    </style:style>
    <style:style style:name="gr142" style:family="graphic" style:parent-style-name="standard">
      <style:graphic-properties svg:stroke-color="#000000" draw:fill-color="#72bf44" draw:textarea-horizontal-align="justify" draw:textarea-vertical-align="middle" draw:auto-grow-height="false" fo:min-height="0.158cm" fo:min-width="0.845cm"/>
    </style:style>
    <style:style style:name="gr143" style:family="graphic" style:parent-style-name="standard">
      <style:graphic-properties svg:stroke-color="#000000" draw:fill-color="#c2e0ae" draw:textarea-horizontal-align="justify" draw:textarea-vertical-align="middle" draw:auto-grow-height="false" fo:min-height="0.157cm" fo:min-width="0.459cm"/>
    </style:style>
    <style:style style:name="gr144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1.074cm"/>
    </style:style>
    <style:style style:name="gr145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268cm"/>
    </style:style>
    <style:style style:name="gr146" style:family="graphic" style:parent-style-name="standard">
      <style:graphic-properties svg:stroke-color="#000000" draw:fill-color="#d612f0" draw:textarea-horizontal-align="justify" draw:textarea-vertical-align="middle" draw:auto-grow-height="false" fo:min-height="0.143cm" fo:min-width="2.801cm"/>
    </style:style>
    <style:style style:name="gr147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078cm" fo:min-width="0.227cm" fo:padding-top="0.142cm" fo:padding-bottom="0.142cm" fo:padding-left="0.267cm" fo:padding-right="0.267cm"/>
    </style:style>
    <style:style style:name="gr148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0.639cm" fo:min-width="2.125cm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1.998cm" fo:min-width="2.802cm"/>
    </style:style>
    <style:style style:name="gr151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532cm"/>
    </style:style>
    <style:style style:name="gr152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1.024cm"/>
    </style:style>
    <style:style style:name="gr153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278cm"/>
    </style:style>
    <style:style style:name="gr154" style:family="graphic" style:parent-style-name="standard">
      <style:graphic-properties svg:stroke-color="#000000" draw:fill-color="#5e8ac7" draw:textarea-horizontal-align="justify" draw:textarea-vertical-align="middle" draw:auto-grow-height="false" fo:min-height="0.157cm" fo:min-width="0.459cm"/>
    </style:style>
    <style:style style:name="gr155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28cm" fo:padding-top="0.142cm" fo:padding-bottom="0.142cm" fo:padding-left="0.267cm" fo:padding-right="0.267cm"/>
    </style:style>
    <style:style style:name="gr156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73cm" fo:padding-top="0.142cm" fo:padding-bottom="0.142cm" fo:padding-left="0.267cm" fo:padding-right="0.267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58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262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8cm"/>
    </style:style>
    <style:style style:name="gr160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416cm"/>
    </style:style>
    <style:style style:name="gr161" style:family="graphic" style:parent-style-name="standard">
      <style:graphic-properties svg:stroke-color="#000000" draw:fill-color="#00a65d" draw:textarea-horizontal-align="justify" draw:textarea-vertical-align="middle" draw:auto-grow-height="false" fo:min-height="0cm" fo:min-width="0cm"/>
    </style:style>
    <style:style style:name="gr162" style:family="graphic" style:parent-style-name="standard">
      <style:graphic-properties svg:stroke-color="#000000" draw:fill-color="#ffffff" draw:textarea-horizontal-align="justify" draw:textarea-vertical-align="middle" draw:auto-grow-height="false" fo:min-height="2.041cm" fo:min-width="2.802cm"/>
    </style:style>
    <style:style style:name="gr163" style:family="graphic" style:parent-style-name="standard">
      <style:graphic-properties svg:stroke-color="#000000" draw:fill-color="#94070a" draw:textarea-horizontal-align="justify" draw:textarea-vertical-align="bottom" draw:auto-grow-height="false" fo:min-height="0.809cm" fo:min-width="2.802cm"/>
    </style:style>
    <style:style style:name="gr164" style:family="graphic" style:parent-style-name="standard">
      <style:graphic-properties svg:stroke-color="#000000" draw:fill-color="#94070a" draw:textarea-horizontal-align="justify" draw:textarea-vertical-align="middle" draw:auto-grow-height="false" fo:min-height="0.809cm" fo:min-width="2.802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167" style:family="graphic" style:parent-style-name="standard">
      <style:graphic-properties svg:stroke-color="#000000" draw:fill-color="#fce431" draw:textarea-horizontal-align="justify" draw:textarea-vertical-align="middle" draw:auto-grow-height="false" fo:min-height="0.156cm" fo:min-width="2.04cm"/>
    </style:style>
    <style:style style:name="gr168" style:family="graphic" style:parent-style-name="standard">
      <style:graphic-properties draw:textarea-horizontal-align="justify" draw:textarea-vertical-align="middle" draw:auto-grow-height="false" fo:min-height="0.074cm" fo:min-width="0.008cm"/>
    </style:style>
    <style:style style:name="gr169" style:family="graphic" style:parent-style-name="standard">
      <style:graphic-properties svg:stroke-color="#000000" draw:fill-color="#00b6bd" draw:textarea-horizontal-align="justify" draw:textarea-vertical-align="middle" draw:auto-grow-height="false" fo:min-height="0.157cm" fo:min-width="0.459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12.403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pr1" style:family="presentation" style:parent-style-name="Interieur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2" style:family="presentation" style:parent-style-name="Interieur-notes">
      <style:graphic-properties draw:fill-color="#ffffff" draw:auto-grow-height="true" fo:min-height="13.364cm"/>
    </style:style>
    <style:style style:name="pr3" style:family="presentation" style:parent-style-name="Titre_20_et_20_contenu-title">
      <style:graphic-properties draw:auto-grow-height="true" fo:min-height="1.249cm"/>
    </style:style>
    <style:style style:name="pr4" style:family="presentation" style:parent-style-name="Titre_20_et_20_contenu-notes">
      <style:graphic-properties draw:fill-color="#ffffff" draw:auto-grow-height="true" fo:min-height="13.364cm"/>
    </style:style>
    <style:style style:name="pr5" style:family="presentation" style:parent-style-name="Titre_20_et_20_contenu-title">
      <style:graphic-properties fo:min-height="1.249cm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Interieur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8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re_20_seul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1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3" style:family="presentation" style:parent-style-name="Titre_20_seul-title">
      <style:graphic-properties draw:auto-grow-height="true" fo:min-height="1.249cm"/>
    </style:style>
    <style:style style:name="pr14" style:family="presentation" style:parent-style-name="Titre_20_seul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3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1cm" fo:margin-bottom="0.1cm" fo:line-height="100%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254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b6005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a3ce87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b7fcb2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c868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.953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.953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1pt" style:font-size-asian="11pt" style:font-size-complex="11pt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5e8ac7"/>
      <style:paragraph-properties fo:text-align="center"/>
    </style:style>
    <style:style style:name="P29" style:family="paragraph">
      <loext:graphic-properties draw:fill-color="#009353"/>
      <style:paragraph-properties fo:text-align="center"/>
    </style:style>
    <style:style style:name="P30" style:family="paragraph">
      <loext:graphic-properties draw:fill="none" draw:fill-color="#ffffff"/>
      <style:text-properties fo:font-size="14pt" style:font-size-asian="14pt" style:font-size-complex="14pt"/>
    </style:style>
    <style:style style:name="P31" style:family="paragraph">
      <style:paragraph-properties fo:margin-top="0cm" fo:margin-bottom="0.356cm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34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38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P39" style:family="paragraph">
      <loext:graphic-properties draw:fill="none" draw:fill-color="#ffffff"/>
      <style:text-properties fo:color="#ffffff"/>
    </style:style>
    <style:style style:name="P40" style:family="paragraph">
      <style:paragraph-properties fo:margin-top="0cm" fo:margin-bottom="0cm" fo:line-height="100%" fo:text-align="start"/>
    </style:style>
    <style:style style:name="P4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42" style:family="paragraph">
      <loext:graphic-properties draw:fill="solid" draw:fill-color="#89c76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solid" draw:fill-color="#87d1d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loext:graphic-properties draw:fill="solid" draw:fill-color="#d612f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size="18pt"/>
    </style:style>
    <style:style style:name="P47" style:family="paragraph">
      <loext:graphic-properties draw:fill-color="#fff200" draw:opacity="25%"/>
      <style:paragraph-properties fo:text-align="center"/>
    </style:style>
    <style:style style:name="P48" style:family="paragraph">
      <loext:graphic-properties draw:fill="none" draw:fill-color="#ffffff"/>
      <style:paragraph-properties fo:text-align="center"/>
    </style:style>
    <style:style style:name="P49" style:family="paragraph">
      <loext:graphic-properties draw:fill="none" draw:fill-color="#ffffff"/>
      <style:paragraph-properties fo:text-align="end"/>
    </style:style>
    <style:style style:name="P50" style:family="paragraph">
      <loext:graphic-properties draw:fill="solid" draw:fill-color="#5e8ac7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fce43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3" style:family="paragraph">
      <loext:graphic-properties draw:fill="none" draw:fill-color="#ffffff"/>
      <style:text-properties fo:font-size="18pt" style:font-size-asian="18pt" style:font-size-complex="18pt"/>
    </style:style>
    <style:style style:name="P54" style:family="paragraph">
      <loext:graphic-properties draw:fill-color="#ffffff"/>
      <style:paragraph-properties fo:text-align="center"/>
      <style:text-properties fo:font-size="18pt"/>
    </style:style>
    <style:style style:name="P55" style:family="paragraph">
      <style:paragraph-properties fo:text-align="start"/>
    </style:style>
    <style:style style:name="P56" style:family="paragraph">
      <loext:graphic-properties draw:fill-color="#f68e76"/>
      <style:paragraph-properties fo:text-align="start"/>
      <style:text-properties fo:font-size="18pt" style:font-size-asian="15pt" style:font-size-complex="15pt"/>
    </style:style>
    <style:style style:name="P57" style:family="paragraph">
      <loext:graphic-properties draw:fill-color="#f79448"/>
      <style:paragraph-properties fo:text-align="center"/>
    </style:style>
    <style:style style:name="P58" style:family="paragraph">
      <loext:graphic-properties draw:fill-color="#72bf44"/>
      <style:paragraph-properties fo:text-align="center"/>
    </style:style>
    <style:style style:name="P59" style:family="paragraph">
      <loext:graphic-properties draw:fill-color="#c2e0ae"/>
      <style:paragraph-properties fo:text-align="center"/>
    </style:style>
    <style:style style:name="P60" style:family="paragraph">
      <loext:graphic-properties draw:fill-color="#89c765"/>
      <style:paragraph-properties fo:text-align="center"/>
    </style:style>
    <style:style style:name="P6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2" style:family="paragraph">
      <loext:graphic-properties draw:fill-color="#8cebff"/>
      <style:paragraph-properties fo:text-align="center"/>
    </style:style>
    <style:style style:name="P63" style:family="paragraph">
      <loext:graphic-properties draw:fill-color="#d612f0"/>
      <style:paragraph-properties fo:text-align="center"/>
    </style:style>
    <style:style style:name="P64" style:family="paragraph">
      <loext:graphic-properties draw:fill="solid" draw:fill-color="#00b8de"/>
      <style:paragraph-properties fo:text-align="center" style:font-independent-line-spacing="true"/>
      <style:text-properties fo:color="#ffffff" fo:font-size="18pt"/>
    </style:style>
    <style:style style:name="P65" style:family="paragraph">
      <loext:graphic-properties draw:fill-color="#00a65d"/>
      <style:paragraph-properties fo:text-align="center"/>
    </style:style>
    <style:style style:name="P66" style:family="paragraph">
      <loext:graphic-properties draw:fill-color="#94070a"/>
      <style:paragraph-properties fo:text-align="end"/>
      <style:text-properties fo:color="#000000"/>
    </style:style>
    <style:style style:name="P67" style:family="paragraph">
      <loext:graphic-properties draw:fill-color="#94070a"/>
      <style:paragraph-properties fo:text-align="center"/>
      <style:text-properties fo:color="#000000"/>
    </style:style>
    <style:style style:name="P68" style:family="paragraph">
      <loext:graphic-properties draw:fill-color="#fce431"/>
      <style:paragraph-properties fo:text-align="center"/>
    </style:style>
    <style:style style:name="P69" style:family="paragraph">
      <loext:graphic-properties draw:fill-color="#00b6bd"/>
      <style:paragraph-properties fo:text-align="center"/>
    </style:style>
    <style:style style:name="P70" style:family="paragraph">
      <style:text-properties style:text-underline-style="solid" style:text-underline-width="auto" style:text-underline-color="font-color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-0.052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color="#ffffff"/>
    </style:style>
    <style:style style:name="T2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8pt" style:font-size-asian="15pt" style:font-size-complex="15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ffffff" fo:font-size="15pt" style:font-size-asian="15pt" style:font-size-complex="15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color="#ffffff" fo:font-size="14pt" style:font-size-asian="14pt" style:font-size-complex="14pt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color="#000000" fo:font-size="15pt" style:font-size-asian="15pt" style:font-size-complex="15pt"/>
    </style:style>
    <style:style style:name="T41" style:family="text">
      <style:text-properties fo:color="#000000"/>
    </style:style>
    <style:style style:name="T42" style:family="text">
      <style:text-properties style:text-underline-style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erieur" presentation:presentation-page-layout-name="AL1T0">
        <office:forms form:automatic-focus="false" form:apply-design-mode="false"/>
        <draw:frame draw:name="Espace réservé du texte 4" presentation:style-name="pr1" draw:text-style-name="P2" draw:layer="layout" svg:width="11.684cm" svg:height="4.451cm" svg:x="12.254cm" svg:y="5.081cm" presentation:class="outline" presentation:user-transformed="true">
          <draw:text-box>
            <text:p text:style-name="P1"><text:span text:style-name="T1">OSCORE</text:span></text:p>
            <text:p text:style-name="P1"><text:span text:style-name="T1">Object security for coap</text:span></text:p>
          </draw:text-box>
        </draw:frame>
        <draw:frame draw:style-name="gr1" draw:text-style-name="P3" draw:layer="layout" svg:width="9.652cm" svg:height="1.195cm" svg:x="1.778cm" svg:y="11.836cm">
          <draw:text-box>
            <text:p><text:span text:style-name="T2">R</text:span><text:span text:style-name="T2">i</text:span><text:span text:style-name="T2">c</text:span><text:span text:style-name="T2">a</text:span><text:span text:style-name="T2">r</text:span><text:span text:style-name="T2">d</text:span><text:span text:style-name="T2">o</text:span><text:span text:style-name="T2"> </text:span><text:span text:style-name="T2">A</text:span><text:span text:style-name="T2">n</text:span><text:span text:style-name="T2">d</text:span><text:span text:style-name="T2">r</text:span><text:span text:style-name="T2">e</text:span><text:span text:style-name="T2">a</text:span><text:span text:style-name="T2">s</text:span><text:span text:style-name="T2">e</text:span><text:span text:style-name="T2">n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9">
        <office:forms form:automatic-focus="false" form:apply-design-mode="false"/>
        <draw:frame presentation:style-name="pr3" draw:layer="layout" svg:width="20.088cm" svg:height="1.249cm" svg:x="1.1cm" svg:y="0cm" presentation:class="title">
          <draw:text-box>
            <text:p>CoAP : Constrained Application Protocol</text:p>
          </draw:text-box>
        </draw:frame>
        <draw:frame draw:style-name="gr3" draw:text-style-name="P5" draw:layer="layout" svg:width="13.462cm" svg:height="0.962cm" svg:x="0.508cm" svg:y="2.286cm">
          <draw:text-box>
            <text:p><text:span text:style-name="T3">W</text:span><text:span text:style-name="T3">h</text:span><text:span text:style-name="T3">a</text:span><text:span text:style-name="T3">t </text:span><text:span text:style-name="T3">i</text:span><text:span text:style-name="T3">s </text:span><text:span text:style-name="T3">C</text:span><text:span text:style-name="T3">o</text:span><text:span text:style-name="T3">A</text:span><text:span text:style-name="T3">P</text:span><text:span text:style-name="T3">?</text:span></text:p>
          </draw:text-box>
        </draw:frame>
        <draw:frame draw:style-name="gr4" draw:text-style-name="P6" draw:layer="layout" svg:width="17.018cm" svg:height="7.112cm" svg:x="1.778cm" svg:y="4.064cm">
          <draw:text-box>
            <text:p/>
          </draw:text-box>
        </draw:frame>
        <draw:frame draw:style-name="gr5" draw:text-style-name="P6" draw:layer="layout" svg:width="18.345cm" svg:height="1.873cm" svg:x="1.778cm" svg:y="4.064cm">
          <draw:text-box>
            <text:list text:style-name="L2">
              <text:list-item>
                <text:p text:style-name="P7"><text:span text:style-name="T4">W</text:span><text:span text:style-name="T4">e</text:span><text:span text:style-name="T4">b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f</text:span><text:span text:style-name="T4">e</text:span><text:span text:style-name="T4">r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text:span text:style-name="T4"> </text:span><text:span text:style-name="T4">f</text:span><text:span text:style-name="T4">o</text:span><text:span text:style-name="T4">r</text:span><text:span text:style-name="T4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a</text:span><text:span text:style-name="T5">i</text:span><text:span text:style-name="T5">n</text:span><text:span text:style-name="T5">e</text:span><text:span text:style-name="T5">d</text:span><text:span text:style-name="T5"> </text:span><text:span text:style-name="T5">n</text:span><text:span text:style-name="T5">o</text:span><text:span text:style-name="T5">d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</text:span><text:span text:style-name="T4">,</text:span></text:p>
              </text:list-item>
            </text:list>
            <text:list text:style-name="L3">
              <text:list-item>
                <text:p text:style-name="P7"><text:span text:style-name="T6">W</text:span><text:span text:style-name="T6">a</text:span><text:span text:style-name="T6">n</text:span><text:span text:style-name="T6">t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 </text:span><text:span text:style-name="T6">t</text:span><text:span text:style-name="T6">h</text:span><text:span text:style-name="T6">e</text:span><text:span text:style-name="T6">s</text:span><text:span text:style-name="T6">e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x</text:span><text:span text:style-name="T6">i</text:span><text:span text:style-name="T6">s</text:span><text:span text:style-name="T6">t</text:span><text:span text:style-name="T6">i</text:span><text:span text:style-name="T6">n</text:span><text:span text:style-name="T6">g</text:span><text:span text:style-name="T6"> </text:span><text:span text:style-name="T6">w</text:span><text:span text:style-name="T6">e</text:span><text:span text:style-name="T6">b</text:span><text:span text:style-name="T6">…</text:span><text:span text:style-name="T6">.</text:span></text:p>
              </text:list-item>
            </text:list>
          </draw:text-box>
        </draw:frame>
        <draw:line draw:style-name="gr6" draw:text-style-name="P8" draw:layer="layout" svg:x1="2.286cm" svg:y1="7.112cm" svg:x2="4.064cm" svg:y2="7.112cm">
          <text:p/>
        </draw:line>
        <draw:frame draw:style-name="gr7" draw:text-style-name="P6" draw:layer="layout" svg:width="15.494cm" svg:height="6.193cm" svg:x="4.318cm" svg:y="6.35cm">
          <draw:text-box>
            <text:p text:style-name="P9">Can be thought of as a re-envisioning of HTTP, but tailored to M2M requirements in constrained environments:</text:p>
            <text:list text:style-name="L4">
              <text:list-item>
                <text:list>
                  <text:list-item>
                    <text:p>Low memory</text:p>
                  </text:list-item>
                  <text:list-item>
                    <text:p>8-bit processors</text:p>
                  </text:list-item>
                  <text:list-item>
                    <text:p>Low power</text:p>
                  </text:list-item>
                  <text:list-item>
                    <text:p>Lossy NW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p</text:span><text:span text:style-name="T7">i</text:span><text:span text:style-name="T7">r</text:span><text:span text:style-name="T7">i</text:span><text:span text:style-name="T7">t</text:span><text:span text:style-name="T7"> </text:span><text:span text:style-name="T7">o</text:span><text:span text:style-name="T7">f</text:span><text:span text:style-name="T7"> </text:span><text:span text:style-name="T7">H</text:span><text:span text:style-name="T7">T</text:span><text:span text:style-name="T7">T</text:span><text:span text:style-name="T7">P</text:span><text:span text:style-name="T7">:</text:span><text:span text:style-name="T7"> </text:span><text:span text:style-name="T7">R</text:span><text:span text:style-name="T7">E</text:span><text:span text:style-name="T7">S</text:span><text:span text:style-name="T7">T</text:span><text:span text:style-name="T7">f</text:span><text:span text:style-name="T7">u</text:span><text:span text:style-name="T7">l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c</text:span><text:span text:style-name="T7">e</text:span><text:span text:style-name="T7">n</text:span><text:span text:style-name="T7">t</text:span><text:span text:style-name="T7">e</text:span><text:span text:style-name="T7">r</text:span><text:span text:style-name="T7">e</text:span><text:span text:style-name="T7">d</text:span><text:span text:style-name="T7"> </text:span><text:span text:style-name="T7">a</text:span><text:span text:style-name="T7">r</text:span><text:span text:style-name="T7">o</text:span><text:span text:style-name="T7">u</text:span><text:span text:style-name="T7">n</text:span><text:span text:style-name="T7">d</text:span><text:span text:style-name="T7"> </text:span><text:span text:style-name="T7">U</text:span><text:span text:style-name="T7">R</text:span><text:span text:style-name="T7">I</text:span><text:span text:style-name="T7">s</text:span><text:span text:style-name="T7">,</text:span><text:span text:style-name="T7"> </text:span><text:span text:style-name="T7">r</text:span><text:span text:style-name="T7">e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e</text:span><text:span text:style-name="T7">t</text:span><text:span text:style-name="T7"> </text:span><text:span text:style-name="T7">M</text:span><text:span text:style-name="T7">e</text:span><text:span text:style-name="T7">d</text:span><text:span text:style-name="T7">i</text:span><text:span text:style-name="T7">a</text:span><text:span text:style-name="T7"> </text:span><text:span text:style-name="T7">T</text:span><text:span text:style-name="T7">y</text:span><text:span text:style-name="T7">p</text:span><text:span text:style-name="T7">e</text:span><text:span text:style-name="T7">s</text:span><text:span text:style-name="T7">.</text:span></text:p>
            </draw:text-box>
          </draw:frame>
        </presentation:notes>
      </draw:page>
      <draw:page draw:name="page3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CoAP : Key Features</text:p>
          </draw:text-box>
        </draw:frame>
        <draw:frame draw:style-name="gr8" draw:text-style-name="P6" draw:layer="layout" svg:width="21.59cm" svg:height="8.25cm" svg:x="0.762cm" svg:y="2.794cm">
          <draw:text-box>
            <text:list text:style-name="L2">
              <text:list-item>
                <text:list>
                  <text:list-item>
                    <text:p text:style-name="P7"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</text:span><text:span text:style-name="T4">/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s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m</text:span><text:span text:style-name="T4">u</text:span><text:span text:style-name="T4">c</text:span><text:span text:style-name="T4">h</text:span><text:span text:style-name="T4"> </text:span><text:span text:style-name="T4">l</text:span><text:span text:style-name="T4">i</text:span><text:span text:style-name="T4">k</text:span><text:span text:style-name="T4">e</text:span><text:span text:style-name="T4"> </text:span><text:span text:style-name="T4">H</text:span><text:span text:style-name="T4">T</text:span><text:span text:style-name="T4">T</text:span><text:span text:style-name="T4">P</text:span><text:span text:style-name="T4">’</text:span><text:span text:style-name="T4">s</text:span><text:span text:style-name="T4">,</text:span></text:p>
                  </text:list-item>
                  <text:list-item>
                    <text:p text:style-name="P7"><text:span text:style-name="T4">E</text:span><text:span text:style-name="T4">n</text:span><text:span text:style-name="T4">v</text:span><text:span text:style-name="T4">i</text:span><text:span text:style-name="T4">s</text:span><text:span text:style-name="T4">i</text:span><text:span text:style-name="T4">o</text:span><text:span text:style-name="T4">n</text:span><text:span text:style-name="T4">e</text:span><text:span text:style-name="T4">d</text:span><text:span text:style-name="T4"> </text:span><text:span text:style-name="T4">f</text:span><text:span text:style-name="T4">o</text:span><text:span text:style-name="T4">r</text:span><text:span text:style-name="T4"> </text:span><text:span text:style-name="T4">d</text:span><text:span text:style-name="T4">a</text:span><text:span text:style-name="T4">t</text:span><text:span text:style-name="T4">a</text:span><text:span text:style-name="T4">g</text:span><text:span text:style-name="T4">r</text:span><text:span text:style-name="T4">a</text:span><text:span text:style-name="T4">m</text:span><text:span text:style-name="T4">-</text:span><text:span text:style-name="T4">o</text:span><text:span text:style-name="T4">r</text:span><text:span text:style-name="T4">i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p</text:span><text:span text:style-name="T4">o</text:span><text:span text:style-name="T4">r</text:span><text:span text:style-name="T4">t</text:span><text:span text:style-name="T4"> </text:span><text:span text:style-name="T4">(</text:span><text:span text:style-name="T4">t</text:span><text:span text:style-name="T4">y</text:span><text:span text:style-name="T4">p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U</text:span><text:span text:style-name="T4">D</text:span><text:span text:style-name="T4">P</text:span><text:span text:style-name="T4">)</text:span><text:span text:style-name="T4">,</text:span></text:p>
                  </text:list-item>
                  <text:list-item>
                    <text:p text:style-name="P7"><text:span text:style-name="T4">N</text:span><text:span text:style-name="T4">o</text:span><text:span text:style-name="T4">d</text:span><text:span text:style-name="T4">e</text:span><text:span text:style-name="T4">s</text:span><text:span text:style-name="T4"> </text:span><text:span text:style-name="T4">t</text:span><text:span text:style-name="T4">y</text:span><text:span text:style-name="T4">p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a</text:span><text:span text:style-name="T4">c</text:span><text:span text:style-name="T4">t</text:span><text:span text:style-name="T4"> </text:span><text:span text:style-name="T4">a</text:span><text:span text:style-name="T4">s</text:span><text:span text:style-name="T4"> </text:span><text:span text:style-name="T4">b</text:span><text:span text:style-name="T4">o</text:span><text:span text:style-name="T4">t</text:span><text:span text:style-name="T4">h</text:span><text:span text:style-name="T4"> </text:span><text:span text:style-name="T4">c</text:span><text:span text:style-name="T4">l</text:span><text:span text:style-name="T4">i</text:span><text:span text:style-name="T4">e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a</text:span><text:span text:style-name="T4">b</text:span><text:span text:style-name="T4">l</text:span><text:span text:style-name="T4">y</text:span><text:span text:style-name="T4">,</text:span></text:p>
                  </text:list-item>
                  <text:list-item>
                    <text:p text:style-name="P7"><text:span text:style-name="T4">A</text:span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o</text:span><text:span text:style-name="T4">u</text:span><text:span text:style-name="T4">s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e</text:span><text:span text:style-name="T4">x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s</text:span><text:span text:style-name="T4"> </text:span><text:span text:style-name="T4">(</text:span><text:span text:style-name="T4">n</text:span><text:span text:style-name="T4">o</text:span><text:span text:style-name="T4"> </text:span><text:span text:style-name="T4">r</text:span><text:span text:style-name="T4">e</text:span><text:span text:style-name="T4">a</text:span><text:span text:style-name="T4">l</text:span><text:span text:style-name="T4"> </text:span><text:span text:style-name="T4">“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”</text:span><text:span text:style-name="T4">)</text:span><text:span text:style-name="T4">,</text:span></text:p>
                  </text:list-item>
                  <text:list-item>
                    <text:p text:style-name="P7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p</text:span><text:span text:style-name="T4">r</text:span><text:span text:style-name="T4">o</text:span><text:span text:style-name="T4">x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a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c</text:span><text:span text:style-name="T4">a</text:span><text:span text:style-name="T4">p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i</text:span><text:span text:style-name="T4">e</text:span><text:span text:style-name="T4">s</text:span><text:span text:style-name="T4">,</text:span></text:p>
                  </text:list-item>
                  <text:list-item>
                    <text:p text:style-name="P7"><text:span text:style-name="T4">F</text:span><text:span text:style-name="T4">i</text:span><text:span text:style-name="T4">x</text:span><text:span text:style-name="T4">e</text:span><text:span text:style-name="T4">d</text:span><text:span text:style-name="T4"> </text:span><text:span text:style-name="T4">4</text:span><text:span text:style-name="T4"> </text:span><text:span text:style-name="T4">b</text:span><text:span text:style-name="T4">y</text:span><text:span text:style-name="T4">t</text:span><text:span text:style-name="T4">e</text:span><text:span text:style-name="T4"> </text:span><text:span text:style-name="T4">h</text:span><text:span text:style-name="T4">e</text:span><text:span text:style-name="T4">a</text:span><text:span text:style-name="T4">d</text:span><text:span text:style-name="T4">e</text:span><text:span text:style-name="T4">r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c</text:span><text:span text:style-name="T4">t</text:span><text:span text:style-name="T4"> </text:span><text:span text:style-name="T4">o</text:span><text:span text:style-name="T4">p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a</text:span><text:span text:style-name="T4">y</text:span><text:span text:style-name="T4">l</text:span><text:span text:style-name="T4">o</text:span><text:span text:style-name="T4">a</text:span><text:span text:style-name="T4">d</text:span><text:span text:style-name="T4">,</text:span></text:p>
                  </text:list-item>
                  <text:list-item>
                    <text:p text:style-name="P7"><text:span text:style-name="T4">U</text:span><text:span text:style-name="T4">R</text:span><text:span text:style-name="T4">I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n</text:span><text:span text:style-name="T4">t</text:span><text:span text:style-name="T4">-</text:span><text:span text:style-name="T4">t</text:span><text:span text:style-name="T4">y</text:span><text:span text:style-name="T4">p</text:span><text:span text:style-name="T4">e</text:span><text:span text:style-name="T4"> </text:span><text:span text:style-name="T4">s</text:span><text:span text:style-name="T4">u</text:span><text:span text:style-name="T4">p</text:span><text:span text:style-name="T4">p</text:span><text:span text:style-name="T4">o</text:span><text:span text:style-name="T4">r</text:span><text:span text:style-name="T4">t</text:span><text:span text:style-name="T4">,</text:span></text:p>
                  </text:list-item>
                  <text:list-item>
                    <text:p text:style-name="P7"><text:span text:style-name="T4">E</text:span><text:span text:style-name="T4">a</text:span><text:span text:style-name="T4">s</text:span><text:span text:style-name="T4">y</text:span><text:span text:style-name="T4"> </text:span><text:span text:style-name="T4">m</text:span><text:span text:style-name="T4">a</text:span><text:span text:style-name="T4">p</text:span><text:span text:style-name="T4">p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H</text:span><text:span text:style-name="T4">T</text:span><text:span text:style-name="T4">T</text:span><text:span text:style-name="T4">P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x</text:span><text:span text:style-name="T4">i</text:span><text:span text:style-name="T4">s</text:span><text:span text:style-name="T4">t</text:span><text:span text:style-name="T4">i</text:span><text:span text:style-name="T4">n</text:span><text:span text:style-name="T4">g</text:span><text:span text:style-name="T4"> </text:span><text:span text:style-name="T4">w</text:span><text:span text:style-name="T4">e</text:span><text:span text:style-name="T4">b</text:span><text:span text:style-name="T4">,</text:span></text:p>
                  </text:list-item>
                  <text:list-item>
                    <text:p text:style-name="P7"><text:span text:style-name="T5">S</text:span><text:span text:style-name="T5">e</text:span><text:span text:style-name="T5">c</text:span><text:span text:style-name="T5">u</text:span><text:span text:style-name="T5">r</text:span><text:span text:style-name="T5">i</text:span><text:span text:style-name="T5">t</text:span><text:span text:style-name="T5">y</text:span><text:span text:style-name="T5"> </text:span><text:span text:style-name="T5">b</text:span><text:span text:style-name="T5">i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t</text:span><text:span text:style-name="T5">o</text:span><text:span text:style-name="T5"> </text:span><text:span text:style-name="T5">D</text:span><text:span text:style-name="T5">T</text:span><text:span text:style-name="T5">L</text:span><text:span text:style-name="T5">S</text:span><text:span text:style-name="T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Header is like this to be compact and to attain low parsing complexity.</text:p>
              <text:p>This is important both to save energy, bandwidth and also to decrease the need to fragment packets; CoAP message is envisioned to fit into the data field of the datagram, so payload is delimited by datagram size. This improves delivery rate</text:p>
            </draw:text-box>
          </draw:frame>
        </presentation:notes>
      </draw:page>
      <draw:page draw:name="page4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Anatomy of a CoAP message </text:p>
          </draw:text-box>
        </draw:frame>
        <draw:custom-shape draw:name="Shape 861" draw:style-name="gr9" draw:text-style-name="P12" draw:layer="layout" svg:width="0.896cm" svg:height="0.614cm" svg:x="5.228cm" svg:y="2.923cm">
          <text:p text:style-name="P11"><text:span text:style-name="T8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9" draw:text-style-name="P12" draw:layer="layout" svg:width="1.667cm" svg:height="0.614cm" svg:x="6.886cm" svg:y="3.016cm">
          <text:p text:style-name="P11"><text:span text:style-name="T8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9" draw:text-style-name="P12" draw:layer="layout" svg:width="0.947cm" svg:height="0.614cm" svg:x="9.619cm" svg:y="2.968cm">
          <text:p text:style-name="P11"><text:span text:style-name="T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10" draw:text-style-name="P13" draw:layer="layout" svg:width="21.098cm" svg:height="1.011cm" svg:x="3.678cm" svg:y="4.29cm">
          <text:p text:style-name="P11"><text:span text:style-name="T9">Token: </text:span><text:span text:style-name="T10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1" draw:text-style-name="P15" draw:layer="layout" svg:width="1.307cm" svg:height="0.75cm" svg:x="3.687cm" svg:y="3.537cm">
              <text:p text:style-name="P14"><text:span text:style-name="T1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2" draw:text-style-name="P16" draw:layer="layout" svg:width="0.001cm" svg:height="0.293cm" svg:x="4.341cm" svg:y="3.99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3" draw:text-style-name="P12" draw:layer="layout" svg:width="1.294cm" svg:height="0.678cm" svg:x="3.705cm" svg:y="2.968cm">
            <text:p text:style-name="P11"><text:span text:style-name="T8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4" draw:text-style-name="P17" draw:layer="layout" svg:width="1.307cm" svg:height="0.75cm" svg:x="5.004cm" svg:y="3.537cm">
          <text:p text:style-name="P14"><text:span text:style-name="T12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2" draw:text-style-name="P16" draw:layer="layout" svg:width="0.001cm" svg:height="0.293cm" svg:x="5.658cm" svg:y="3.99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5" draw:text-style-name="P18" draw:layer="layout" svg:width="2.588cm" svg:height="0.75cm" svg:x="6.345cm" svg:y="3.5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2" draw:text-style-name="P16" draw:layer="layout" svg:width="0.001cm" svg:height="0.293cm" svg:x="7.639cm" svg:y="3.92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2" draw:text-style-name="P16" draw:layer="layout" svg:width="0.001cm" svg:height="0.293cm" svg:x="8.31cm" svg:y="3.92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2" draw:text-style-name="P16" draw:layer="layout" svg:width="0.001cm" svg:height="0.293cm" svg:x="6.998cm" svg:y="3.92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6" draw:text-style-name="P16" draw:layer="layout" svg:width="0.256cm" svg:height="1.025cm" svg:x="12.655cm" svg:y="4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7" draw:text-style-name="P19" draw:layer="layout" svg:width="5.225cm" svg:height="0.75cm" svg:x="8.955cm" svg:y="3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2" draw:text-style-name="P16" draw:layer="layout" svg:width="0.001cm" svg:height="0.293cm" svg:x="10.226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8" draw:text-style-name="P16" draw:layer="layout" svg:width="0.001cm" svg:height="0.533cm" svg:x="10.897cm" svg:y="3.71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2" draw:text-style-name="P16" draw:layer="layout" svg:width="0.001cm" svg:height="0.293cm" svg:x="9.586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2" draw:text-style-name="P16" draw:layer="layout" svg:width="0.001cm" svg:height="0.293cm" svg:x="12.225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2" draw:text-style-name="P16" draw:layer="layout" svg:width="0.001cm" svg:height="0.293cm" svg:x="12.896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2" draw:text-style-name="P16" draw:layer="layout" svg:width="0.001cm" svg:height="0.293cm" svg:x="11.584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2" draw:text-style-name="P16" draw:layer="layout" svg:width="0.001cm" svg:height="0.293cm" svg:x="13.553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3" draw:text-style-name="P12" draw:layer="layout" svg:width="0.926cm" svg:height="0.678cm" svg:x="9.5cm" svg:y="3.504cm">
          <text:p text:style-name="P11"><text:span text:style-name="T8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3" draw:text-style-name="P12" draw:layer="layout" svg:width="1.061cm" svg:height="0.678cm" svg:x="11.747cm" svg:y="3.438cm">
          <text:p text:style-name="P11"><text:span text:style-name="T8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19" draw:text-style-name="P20" draw:layer="layout" svg:width="10.566cm" svg:height="0.777cm" svg:x="14.194cm" svg:y="3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10" draw:text-style-name="P13" draw:layer="layout" svg:width="21.098cm" svg:height="1.011cm" svg:x="3.678cm" svg:y="5.33cm">
          <text:p text:style-name="P11"><text:span text:style-name="T9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0" draw:text-style-name="P13" draw:layer="layout" svg:width="2.488cm" svg:height="1.011cm" svg:x="3.678cm" svg:y="8.382cm">
          <text:p text:style-name="P11"><text:span text:style-name="T11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1" draw:text-style-name="P21" draw:layer="layout" svg:width="18.626cm" svg:height="1.011cm" svg:x="3.702cm" svg:y="9.357cm">
          <text:p text:style-name="P11"><text:span text:style-name="T9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2" draw:text-style-name="P23" draw:layer="layout" svg:width="2.823cm" svg:height="0.614cm" svg:x="18.227cm" svg:y="3.637cm">
          <text:p text:style-name="P22"><text:span text:style-name="T8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3" draw:text-style-name="P13" draw:layer="layout" svg:width="15.846cm" svg:height="1.011cm" svg:x="3.697cm" svg:y="6.372cm">
          <text:p text:style-name="P11"><text:span text:style-name="T9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4" draw:text-style-name="P13" draw:layer="layout" svg:width="17.372cm" svg:height="1.011cm" svg:x="3.697cm" svg:y="7.388cm">
          <text:p text:style-name="P11"><text:span text:style-name="T9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8" draw:layer="layout" svg:width="0.254cm" svg:height="1.016cm" svg:x="3.17cm" svg:y="3.30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6" draw:text-style-name="P24" draw:layer="layout" svg:width="3.048cm" svg:height="1.199cm" svg:x="0.254cm" svg:y="3.456cm">
          <draw:text-box>
            <text:p><text:span text:style-name="T13">4 </text:span><text:span text:style-name="T13">b</text:span><text:span text:style-name="T13">yt</text:span><text:span text:style-name="T13">e</text:span><text:span text:style-name="T13">s </text:span><text:span text:style-name="T13">fi</text:span><text:span text:style-name="T13">x</text:span><text:span text:style-name="T13">e</text:span><text:span text:style-name="T13">d</text:span></text:p>
          </draw:text-box>
        </draw:frame>
        <draw:frame draw:style-name="gr27" draw:text-style-name="P24" draw:layer="layout" svg:width="2.286cm" svg:height="0.725cm" svg:x="0.508cm" svg:y="4.472cm">
          <draw:text-box>
            <text:p><text:span text:style-name="T13">0-</text:span><text:span text:style-name="T13">8 </text:span><text:span text:style-name="T13">b</text:span><text:span text:style-name="T13">yt</text:span><text:span text:style-name="T13">e</text:span><text:span text:style-name="T13">s</text:span></text:p>
          </draw:text-box>
        </draw:frame>
        <draw:frame draw:style-name="gr28" draw:text-style-name="P25" draw:layer="layout" svg:width="4.064cm" svg:height="0.795cm" svg:x="-0.051cm" svg:y="5.555cm">
          <draw:text-box>
            <text:p><text:span text:style-name="T14">T</text:span><text:span text:style-name="T14">y</text:span><text:span text:style-name="T14">p</text:span><text:span text:style-name="T14">e-</text:span><text:span text:style-name="T14">L</text:span><text:span text:style-name="T14">e</text:span><text:span text:style-name="T14">n</text:span><text:span text:style-name="T14">gt</text:span><text:span text:style-name="T14">h-</text:span><text:span text:style-name="T14">V</text:span><text:span text:style-name="T14">al</text:span><text:span text:style-name="T14">u</text:span><text:span text:style-name="T14">e</text:span></text:p>
          </draw:text-box>
        </draw:frame>
        <draw:frame draw:style-name="gr29" draw:text-style-name="P25" draw:layer="layout" svg:width="4.064cm" svg:height="1.275cm" svg:x="0.354cm" svg:y="8.282cm">
          <draw:text-box>
            <text:p><text:span text:style-name="T14">P</text:span><text:span text:style-name="T14">a</text:span><text:span text:style-name="T14">yl</text:span><text:span text:style-name="T14">o</text:span><text:span text:style-name="T14">a</text:span><text:span text:style-name="T14">d </text:span><text:span text:style-name="T14">m</text:span><text:span text:style-name="T14">ar</text:span><text:span text:style-name="T14">k</text:span><text:span text:style-name="T14">er</text:span></text:p>
            <text:p><text:span text:style-name="T14">(if </text:span><text:span text:style-name="T14">∃ </text:span><text:span text:style-name="T14">p</text:span><text:span text:style-name="T14">a</text:span><text:span text:style-name="T14">yl</text:span><text:span text:style-name="T14">o</text:span><text:span text:style-name="T14">a</text:span><text:span text:style-name="T14">d)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p><text:span text:style-name="T7">M</text:span><text:span text:style-name="T7">e</text:span><text:span text:style-name="T7">s</text:span><text:span text:style-name="T7">s</text:span><text:span text:style-name="T7">a</text:span><text:span text:style-name="T7">g</text:span><text:span text:style-name="T7">e</text:span><text:span text:style-name="T7"> </text:span><text:span text:style-name="T7">I</text:span><text:span text:style-name="T7">D</text:span><text:span text:style-name="T7">: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u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e</text:span><text:span text:style-name="T7">s</text:span></text:p>
              <text:p><text:span text:style-name="T7">T</text:span><text:span text:style-name="T7">o</text:span><text:span text:style-name="T7">k</text:span><text:span text:style-name="T7">e</text:span><text:span text:style-name="T7">n</text:span><text:span text:style-name="T7">:</text:span><text:span text:style-name="T7"> </text:span><text:span text:style-name="T7">b</text:span><text:span text:style-name="T7">i</text:span><text:span text:style-name="T7">n</text:span><text:span text:style-name="T7">d</text:span><text:span text:style-name="T7">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s</text:span><text:span text:style-name="T7">e</text:span><text:span text:style-name="T7">(</text:span><text:span text:style-name="T7">s</text:span><text:span text:style-name="T7">)</text:span></text:p>
              <text:p><text:span text:style-name="T7"/></text:p>
              <text:p><text:span text:style-name="T7">C</text:span><text:span text:style-name="T7">o</text:span><text:span text:style-name="T7">A</text:span><text:span text:style-name="T7">P</text:span><text:span text:style-name="T7"> </text:span><text:span text:style-name="T7">M</text:span><text:span text:style-name="T7">e</text:span><text:span text:style-name="T7">s</text:span><text:span text:style-name="T7">s</text:span><text:span text:style-name="T7">a</text:span><text:span text:style-name="T7">g</text:span><text:span text:style-name="T7">i</text:span><text:span text:style-name="T7">n</text:span><text:span text:style-name="T7">g</text:span><text:span text:style-name="T7"> </text:span><text:span text:style-name="T7">l</text:span><text:span text:style-name="T7">a</text:span><text:span text:style-name="T7">y</text:span><text:span text:style-name="T7">e</text:span><text:span text:style-name="T7">r</text:span><text:span text:style-name="T7"> </text:span><text:span text:style-name="T7">v</text:span><text:span text:style-name="T7">s</text:span><text:span text:style-name="T7"> </text:span><text:span text:style-name="T7">R</text:span><text:span text:style-name="T7">e</text:span><text:span text:style-name="T7">q</text:span><text:span text:style-name="T7">/</text:span><text:span text:style-name="T7">R</text:span><text:span text:style-name="T7">e</text:span><text:span text:style-name="T7">s</text:span><text:span text:style-name="T7">p</text:span><text:span text:style-name="T7"> </text:span><text:span text:style-name="T7">l</text:span><text:span text:style-name="T7">a</text:span><text:span text:style-name="T7">y</text:span><text:span text:style-name="T7">e</text:span><text:span text:style-name="T7">r</text:span></text:p>
            </draw:text-box>
          </draw:frame>
        </presentation:notes>
      </draw:page>
      <draw:page draw:name="page5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CoAP: Compact Options </text:p>
          </draw:text-box>
        </draw:frame>
        <draw:frame draw:style-name="gr30" draw:text-style-name="P6" draw:layer="layout" svg:width="8.382cm" svg:height="1.524cm" svg:x="0.762cm" svg:y="3.048cm">
          <draw:text-box>
            <text:p/>
          </draw:text-box>
        </draw:frame>
        <draw:frame draw:style-name="gr31" draw:text-style-name="P6" draw:layer="layout" svg:width="9.13cm" svg:height="0.962cm" svg:x="0.762cm" svg:y="3.148cm">
          <draw:text-box>
            <text:p>3 things characterize an option</text:p>
          </draw:text-box>
        </draw:frame>
        <draw:frame draw:style-name="gr32" draw:text-style-name="P6" draw:layer="layout" svg:width="15.24cm" svg:height="3.095cm" svg:x="9.96cm" svg:y="2.489cm">
          <draw:text-box>
            <text:list text:style-name="L2">
              <text:list-item>
                <text:p>Option Number (identifier)</text:p>
              </text:list-item>
              <text:list-item>
                <text:p>Option Length</text:p>
              </text:list-item>
              <text:list-item>
                <text:p>Option Value (can be thought as “option payload”)</text:p>
              </text:list-item>
            </text:list>
          </draw:text-box>
        </draw:frame>
        <draw:custom-shape draw:style-name="gr33" draw:text-style-name="P8" draw:layer="layout" svg:width="0.508cm" svg:height="2.286cm" svg:x="9.906cm" svg:y="2.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4" draw:text-style-name="P6" draw:layer="layout" svg:width="22.606cm" svg:height="1.673cm" svg:x="1.27cm" svg:y="5.096cm">
          <draw:text-box>
            <text:p>For compactness, Option Number given incrementally with delta encoding:</text:p>
          </draw:text-box>
        </draw:frame>
        <draw:custom-shape draw:style-name="gr35" draw:text-style-name="P27" draw:layer="layout" svg:width="4.826cm" svg:height="1.27cm" svg:x="6.35cm" svg:y="7.366cm">
          <text:p text:style-name="P26">Option Delta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4.826cm" svg:height="1.27cm" svg:x="11.176cm" svg:y="7.366cm">
          <text:p text:style-name="P26">Option Length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9.652cm" svg:height="1.27cm" svg:x="6.35cm" svg:y="8.636cm">
          <text:p text:style-name="P26">Option Delta Extended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9.652cm" svg:height="1.27cm" svg:x="6.35cm" svg:y="9.906cm">
          <text:p text:style-name="P26">Option Length Extended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9.652cm" svg:height="2.54cm" svg:x="6.35cm" svg:y="11.176cm">
          <text:p text:style-name="P26">Option Value</text:p>
          <draw:enhanced-geometry svg:viewBox="0 0 21600 21600" draw:type="rectangle" draw:enhanced-path="M 0 0 L 21600 0 21600 21600 0 21600 0 0 Z N"/>
        </draw:custom-shape>
        <draw:line draw:style-name="gr39" draw:text-style-name="P8" draw:layer="layout" svg:x1="6.35cm" svg:y1="7.366cm" svg:x2="6.35cm" svg:y2="6.769cm">
          <text:p/>
        </draw:line>
        <draw:line draw:style-name="gr39" draw:text-style-name="P8" draw:layer="layout" svg:x1="11.176cm" svg:y1="7.367cm" svg:x2="11.176cm" svg:y2="6.858cm">
          <text:p/>
        </draw:line>
        <draw:line draw:style-name="gr39" draw:text-style-name="P8" draw:layer="layout" svg:x1="16.002cm" svg:y1="7.368cm" svg:x2="16.002cm" svg:y2="6.771cm">
          <text:p/>
        </draw:line>
        <draw:line draw:style-name="gr39" draw:text-style-name="P8" draw:layer="layout" svg:x1="8.65cm" svg:y1="7.367cm" svg:x2="8.65cm" svg:y2="7.112cm">
          <text:p/>
        </draw:line>
        <draw:line draw:style-name="gr39" draw:text-style-name="P8" draw:layer="layout" svg:x1="7.45cm" svg:y1="7.368cm" svg:x2="7.45cm" svg:y2="7.112cm">
          <text:p/>
        </draw:line>
        <draw:line draw:style-name="gr39" draw:text-style-name="P8" draw:layer="layout" svg:x1="9.95cm" svg:y1="7.112cm" svg:x2="9.95cm" svg:y2="7.33cm">
          <text:p/>
        </draw:line>
        <draw:line draw:style-name="gr39" draw:text-style-name="P8" draw:layer="layout" svg:x1="13.55cm" svg:y1="7.368cm" svg:x2="13.55cm" svg:y2="7.113cm">
          <text:p/>
        </draw:line>
        <draw:line draw:style-name="gr39" draw:text-style-name="P8" draw:layer="layout" svg:x1="14.75cm" svg:y1="7.369cm" svg:x2="14.75cm" svg:y2="7.114cm">
          <text:p/>
        </draw:line>
        <draw:line draw:style-name="gr39" draw:text-style-name="P8" draw:layer="layout" svg:x1="12.35cm" svg:y1="7.37cm" svg:x2="12.35cm" svg:y2="7.115cm">
          <text:p/>
        </draw:line>
        <draw:frame draw:style-name="gr3" draw:text-style-name="P6" draw:layer="layout" svg:width="1.016cm" svg:height="0.962cm" svg:x="6.434cm" svg:y="6.35cm">
          <draw:text-box>
            <text:p>0</text:p>
          </draw:text-box>
        </draw:frame>
        <draw:frame draw:style-name="gr3" draw:text-style-name="P6" draw:layer="layout" svg:width="1.016cm" svg:height="0.962cm" svg:x="10.16cm" svg:y="6.35cm">
          <draw:text-box>
            <text:p>3</text:p>
          </draw:text-box>
        </draw:frame>
        <draw:frame draw:style-name="gr3" draw:text-style-name="P6" draw:layer="layout" svg:width="1.016cm" svg:height="0.962cm" svg:x="14.986cm" svg:y="6.35cm">
          <draw:text-box>
            <text:p>7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The Problem</text:p>
          </draw:text-box>
        </draw:frame>
        <draw:frame draw:style-name="gr34" draw:text-style-name="P6" draw:layer="layout" svg:width="21.59cm" svg:height="1.673cm" svg:x="1.016cm" svg:y="2.286cm">
          <draw:text-box>
            <text:p>For security CoAP defines a binding to DTLS, but <text:span text:style-name="T15">C</text:span><text:span text:style-name="T15">o</text:span><text:span text:style-name="T15">A</text:span><text:span text:style-name="T15">P</text:span><text:span text:style-name="T15"> </text:span><text:span text:style-name="T15">a</text:span><text:span text:style-name="T15">n</text:span><text:span text:style-name="T15">d</text:span><text:span text:style-name="T15"> </text:span><text:span text:style-name="T15">H</text:span><text:span text:style-name="T15">T</text:span><text:span text:style-name="T15">T</text:span><text:span text:style-name="T15">P</text:span><text:span text:style-name="T15"> </text:span><text:span text:style-name="T15">p</text:span><text:span text:style-name="T15">r</text:span><text:span text:style-name="T15">o</text:span><text:span text:style-name="T15">x</text:span><text:span text:style-name="T15">i</text:span><text:span text:style-name="T15">e</text:span><text:span text:style-name="T15">s </text:span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 </text:span><text:span text:style-name="T15">(</text:span><text:span text:style-name="T15">D</text:span><text:span text:style-name="T15">)</text:span><text:span text:style-name="T15">T</text:span><text:span text:style-name="T15">L</text:span><text:span text:style-name="T15">S</text:span><text:span text:style-name="T15"> </text:span><text:span text:style-name="T15">t</text:span><text:span text:style-name="T15">o</text:span><text:span text:style-name="T15"> </text:span><text:span text:style-name="T15">b</text:span><text:span text:style-name="T15">e </text:span><text:span text:style-name="T15">t</text:span><text:span text:style-name="T15">e</text:span><text:span text:style-name="T15">r</text:span><text:span text:style-name="T15">m</text:span><text:span text:style-name="T15">i</text:span><text:span text:style-name="T15">n</text:span><text:span text:style-name="T15">a</text:span><text:span text:style-name="T15">t</text:span><text:span text:style-name="T15">e</text:span><text:span text:style-name="T15">d</text:span><text:span text:style-name="T15"> </text:span><text:span text:style-name="T15">a</text:span><text:span text:style-name="T15">t </text:span><text:span text:style-name="T15">t</text:span><text:span text:style-name="T15">h</text:span><text:span text:style-name="T15">e </text:span><text:span text:style-name="T15">p</text:span><text:span text:style-name="T15">r</text:span><text:span text:style-name="T15">o</text:span><text:span text:style-name="T15">x</text:span><text:span text:style-name="T15">y</text:span><text:span text:style-name="T15">!</text:span></text:p>
          </draw:text-box>
        </draw:frame>
        <draw:line draw:style-name="gr6" draw:text-style-name="P8" draw:layer="layout" svg:x1="1.524cm" svg:y1="4.826cm" svg:x2="3.302cm" svg:y2="4.826cm">
          <text:p/>
        </draw:line>
        <draw:frame draw:style-name="gr40" draw:text-style-name="P6" draw:layer="layout" svg:width="17.272cm" svg:height="4.517cm" svg:x="3.81cm" svg:y="4.318cm">
          <draw:text-box>
            <text:p>Underlying reason is that the proxy needs access to (<text:span text:style-name="T16">p</text:span><text:span text:style-name="T16">a</text:span><text:span text:style-name="T16">r</text:span><text:span text:style-name="T16">t </text:span><text:span text:style-name="T16">o</text:span><text:span text:style-name="T16">f</text:span>) the header and options to know how to treat the packet, but as a side effect it can:</text:p>
            <text:p/>
            <text:list text:style-name="L2">
              <text:list-item>
                <text:p>Eavesdrop on or manipulate payload and metadata,</text:p>
              </text:list-item>
              <text:list-item>
                <text:p>Inject, delete or reorder packets.</text:p>
              </text:list-item>
            </text:list>
          </draw:text-box>
        </draw:frame>
        <draw:frame draw:style-name="gr3" draw:text-style-name="P6" draw:layer="layout" svg:width="19.05cm" svg:height="0.962cm" svg:x="1.016cm" svg:y="9.906cm">
          <draw:text-box>
            <text:p>This is where OSCORE comes in.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OSCORE: Object Security for Constrained RESTful Environments</text:p>
          </draw:text-box>
        </draw:frame>
        <draw:frame draw:style-name="gr41" draw:text-style-name="P5" draw:layer="layout" svg:width="23.876cm" svg:height="1.876cm" svg:x="0.508cm" svg:y="2.95cm">
          <draw:text-box>
            <text:p><text:span text:style-name="T3">I</text:span><text:span text:style-name="T3">d</text:span><text:span text:style-name="T3">e</text:span><text:span text:style-name="T3">a</text:span><text:span text:style-name="T3">: </text:span><text:span text:style-name="T3">o</text:span><text:span text:style-name="T3">n</text:span><text:span text:style-name="T3">l</text:span><text:span text:style-name="T3">y </text:span><text:span text:style-name="T3">s</text:span><text:span text:style-name="T3">h</text:span><text:span text:style-name="T3">o</text:span><text:span text:style-name="T3">w</text:span><text:span text:style-name="T3"> </text:span><text:span text:style-name="T3">t</text:span><text:span text:style-name="T3">h</text:span><text:span text:style-name="T3">e </text:span><text:span text:style-name="T3">p</text:span><text:span text:style-name="T3">a</text:span><text:span text:style-name="T3">r</text:span><text:span text:style-name="T3">t </text:span><text:span text:style-name="T3">o</text:span><text:span text:style-name="T3">f </text:span><text:span text:style-name="T3">t</text:span><text:span text:style-name="T3">h</text:span><text:span text:style-name="T3">e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 </text:span><text:span text:style-name="T3">t</text:span><text:span text:style-name="T3">h</text:span><text:span text:style-name="T3">a</text:span><text:span text:style-name="T3">t </text:span><text:span text:style-name="T3">i</text:span><text:span text:style-name="T3">s </text:span><text:span text:style-name="T3">e</text:span><text:span text:style-name="T3">s</text:span><text:span text:style-name="T3">s</text:span><text:span text:style-name="T3">e</text:span><text:span text:style-name="T3">n</text:span><text:span text:style-name="T3">ti</text:span><text:span text:style-name="T3">a</text:span><text:span text:style-name="T3">l </text:span><text:span text:style-name="T3">f</text:span><text:span text:style-name="T3">o</text:span><text:span text:style-name="T3">r </text:span><text:span text:style-name="T3">p</text:span><text:span text:style-name="T3">r</text:span><text:span text:style-name="T3">o</text:span><text:span text:style-name="T3">x</text:span><text:span text:style-name="T3">y </text:span><text:span text:style-name="T3">o</text:span><text:span text:style-name="T3">p</text:span><text:span text:style-name="T3">e</text:span><text:span text:style-name="T3">r</text:span><text:span text:style-name="T3">a</text:span><text:span text:style-name="T3">ti</text:span><text:span text:style-name="T3">o</text:span><text:span text:style-name="T3">n</text:span><text:span text:style-name="T3">; </text:span><text:span text:style-name="T3">h</text:span><text:span text:style-name="T3">i</text:span><text:span text:style-name="T3">d</text:span><text:span text:style-name="T3">e </text:span><text:span text:style-name="T3">a</text:span><text:span text:style-name="T3">ll </text:span><text:span text:style-name="T3">w</text:span><text:span text:style-name="T3">e </text:span><text:span text:style-name="T3">c</text:span><text:span text:style-name="T3">a</text:span><text:span text:style-name="T3">n</text:span></text:p>
          </draw:text-box>
        </draw:frame>
        <draw:custom-shape draw:style-name="gr42" draw:text-style-name="P27" draw:layer="layout" svg:width="6.858cm" svg:height="5.842cm" svg:x="4.878cm" svg:y="5.84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3.556cm" svg:height="1.27cm" svg:x="4.878cm" svg:y="7.11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4.064cm" svg:height="1.27cm" svg:x="7.672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6.858cm" svg:height="2.032cm" svg:x="4.878cm" svg:y="9.6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3.81cm" svg:height="1.27cm" svg:x="7.926cm" svg:y="5.84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556cm" svg:height="2.032cm" svg:x="12.914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8" draw:layer="layout" svg:width="6.858cm" svg:height="5.842cm" svg:x="17.494cm" svg:y="5.58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3.556cm" svg:height="1.27cm" svg:x="17.494cm" svg:y="6.85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4.064cm" svg:height="1.27cm" svg:x="20.288cm" svg:y="8.12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6.858cm" svg:height="2.032cm" svg:x="17.494cm" svg:y="9.39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3.81cm" svg:height="1.27cm" svg:x="20.542cm" svg:y="5.588cm">
          <text:p/>
          <draw:enhanced-geometry svg:viewBox="0 0 21600 21600" draw:type="rectangle" draw:enhanced-path="M 0 0 L 21600 0 21600 21600 0 21600 0 0 Z N"/>
        </draw:custom-shape>
        <draw:frame draw:style-name="gr52" draw:text-style-name="P8" draw:layer="layout" svg:width="0.762cm" svg:height="0.762cm" svg:x="20.642cm" svg:y="5.788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52" draw:text-style-name="P8" draw:layer="layout" svg:width="0.762cm" svg:height="0.762cm" svg:x="17.748cm" svg:y="9.652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52" draw:text-style-name="P8" draw:layer="layout" svg:width="0.762cm" svg:height="0.762cm" svg:x="17.748cm" svg:y="7.112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custom-shape draw:style-name="gr53" draw:text-style-name="P28" draw:layer="layout" svg:width="3.048cm" svg:height="1.27cm" svg:x="4.878cm" svg:y="5.84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3.302cm" svg:height="1.27cm" svg:x="8.434cm" svg:y="7.11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2.794cm" svg:height="1.27cm" svg:x="4.878cm" svg:y="8.3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0.508cm" svg:height="3.048cm" svg:x="3.81cm" svg:y="6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7" draw:text-style-name="P30" draw:layer="layout" svg:width="2.794cm" svg:height="4.136cm" svg:x="0.508cm" svg:y="6.579cm">
          <draw:text-box>
            <text:p><text:span text:style-name="T17">P</text:span><text:span text:style-name="T17">r</text:span><text:span text:style-name="T17">o</text:span><text:span text:style-name="T17">x</text:span><text:span text:style-name="T17">y </text:span><text:span text:style-name="T17">o</text:span><text:span text:style-name="T17">n</text:span><text:span text:style-name="T17">ly </text:span><text:span text:style-name="T17">r</text:span><text:span text:style-name="T17">e</text:span><text:span text:style-name="T17">a</text:span><text:span text:style-name="T17">ll</text:span><text:span text:style-name="T17">y </text:span><text:span text:style-name="T17">n</text:span><text:span text:style-name="T17">e</text:span><text:span text:style-name="T17">e</text:span><text:span text:style-name="T17">d</text:span><text:span text:style-name="T17">s </text:span><text:span text:style-name="T17">t</text:span><text:span text:style-name="T17">o </text:span><text:span text:style-name="T17">k</text:span><text:span text:style-name="T17">n</text:span><text:span text:style-name="T17">o</text:span><text:span text:style-name="T17">w </text:span><text:span text:style-name="T17">a</text:span><text:span text:style-name="T17">b</text:span><text:span text:style-name="T17">o</text:span><text:span text:style-name="T17">u</text:span><text:span text:style-name="T17">t </text:span><text:span text:style-name="T17">t</text:span><text:span text:style-name="T17">h</text:span><text:span text:style-name="T17">e</text:span><text:span text:style-name="T17">s</text:span><text:span text:style-name="T17">e </text:span><text:span text:style-name="T17">fi</text:span><text:span text:style-name="T17">e</text:span><text:span text:style-name="T17">l</text:span><text:span text:style-name="T17">d</text:span><text:span text:style-name="T17">s</text:span></text:p>
          </draw:text-box>
        </draw:frame>
        <draw:frame draw:style-name="gr58" draw:text-style-name="P6" draw:layer="layout" svg:width="10.414cm" svg:height="1.187cm" svg:x="8.636cm" svg:y="12.192cm">
          <draw:text-box>
            <text:p/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OSCORE: Object Security for Constrained RESTful Environments</text:p>
          </draw:text-box>
        </draw:frame>
        <draw:frame draw:style-name="gr59" draw:text-style-name="P6" draw:layer="layout" svg:width="23.876cm" svg:height="11.272cm" svg:x="0.762cm" svg:y="2.54cm">
          <draw:text-box>
            <text:p>OSCORE is an application-layer protection of CoAP using COSE (CoAP Object Signing and Encryption). This provides:</text:p>
            <text:p/>
            <text:list text:style-name="L2">
              <text:list-item>
                <text:list>
                  <text:list-item>
                    <text:p>End-to-end encryption</text:p>
                  </text:list-item>
                  <text:list-item>
                    <text:p>Integrity</text:p>
                  </text:list-item>
                  <text:list-item>
                    <text:p>Replay protection</text:p>
                  </text:list-item>
                </text:list>
              </text:list-item>
            </text:list>
            <text:p/>
            <text:p text:style-name="P31">It allows to 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5">i</text:span><text:span text:style-name="T15">v</text:span><text:span text:style-name="T15">e</text:span><text:span text:style-name="T15">l</text:span><text:span text:style-name="T15">y </text:span><text:span text:style-name="T15">e</text:span><text:span text:style-name="T15">n</text:span><text:span text:style-name="T15">c</text:span><text:span text:style-name="T15">r</text:span><text:span text:style-name="T15">y</text:span><text:span text:style-name="T15">p</text:span><text:span text:style-name="T15">t </text:span><text:span text:style-name="T15">o</text:span><text:span text:style-name="T15">r </text:span><text:span text:style-name="T15">a</text:span><text:span text:style-name="T15">u</text:span><text:span text:style-name="T15">t</text:span><text:span text:style-name="T15">h</text:span><text:span text:style-name="T15">e</text:span><text:span text:style-name="T15">n</text:span><text:span text:style-name="T15">t</text:span><text:span text:style-name="T15">i</text:span><text:span text:style-name="T15">c</text:span><text:span text:style-name="T15">a</text:span><text:span text:style-name="T15">t</text:span><text:span text:style-name="T15">e </text:span><text:span text:style-name="T15">p</text:span><text:span text:style-name="T15">a</text:span><text:span text:style-name="T15">r</text:span><text:span text:style-name="T15">t</text:span><text:span text:style-name="T15">s </text:span><text:span text:style-name="T15">o</text:span><text:span text:style-name="T15">f </text:span><text:span text:style-name="T15">t</text:span><text:span text:style-name="T15">h</text:span><text:span text:style-name="T15">e </text:span><text:span text:style-name="T15">C</text:span><text:span text:style-name="T15">o</text:span><text:span text:style-name="T15">A</text:span><text:span text:style-name="T15">P</text:span><text:span text:style-name="T15"> 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text:span text:style-name="T15">. </text:span><text:span text:style-name="T18">E</text:span><text:span text:style-name="T18">a</text:span><text:span text:style-name="T18">c</text:span><text:span text:style-name="T18">h </text:span><text:span text:style-name="T18">fi</text:span><text:span text:style-name="T18">e</text:span><text:span text:style-name="T18">l</text:span><text:span text:style-name="T18">d </text:span><text:span text:style-name="T18">i</text:span><text:span text:style-name="T18">s </text:span><text:span text:style-name="T18">m</text:span><text:span text:style-name="T18">a</text:span><text:span text:style-name="T18">d</text:span><text:span text:style-name="T18">e </text:span><text:span text:style-name="T18">t</text:span><text:span text:style-name="T18">o </text:span><text:span text:style-name="T18">b</text:span><text:span text:style-name="T18">e</text:span><text:span text:style-name="T18">l</text:span><text:span text:style-name="T18">o</text:span><text:span text:style-name="T18">n</text:span><text:span text:style-name="T18">g </text:span><text:span text:style-name="T18">t</text:span><text:span text:style-name="T18">o </text:span><text:span text:style-name="T18">o</text:span><text:span text:style-name="T18">n</text:span><text:span text:style-name="T18">e </text:span><text:span text:style-name="T18">o</text:span><text:span text:style-name="T18">f </text:span><text:span text:style-name="T18">t</text:span><text:span text:style-name="T18">h</text:span><text:span text:style-name="T18">r</text:span><text:span text:style-name="T18">e</text:span><text:span text:style-name="T18">e </text:span><text:span text:style-name="T18">c</text:span><text:span text:style-name="T18">l</text:span><text:span text:style-name="T18">a</text:span><text:span text:style-name="T18">s</text:span><text:span text:style-name="T18">s</text:span><text:span text:style-name="T18">e</text:span><text:span text:style-name="T18">s</text:span><text:span text:style-name="T18">:</text:span></text:p>
            <text:list text:continue-numbering="true" text:style-name="L2">
              <text:list-item>
                <text:list>
                  <text:list-item>
                    <text:p><text:span text:style-name="T19">C</text:span><text:span text:style-name="T19">l</text:span><text:span text:style-name="T19">a</text:span><text:span text:style-name="T19">s</text:span><text:span text:style-name="T19">s</text:span><text:span text:style-name="T19"> </text:span><text:span text:style-name="T19">E</text:span><text:span text:style-name="T19">:</text:span><text:span text:style-name="T18"> </text:span><text:span text:style-name="T18">e</text:span><text:span text:style-name="T18">n</text:span><text:span text:style-name="T18">c</text:span><text:span text:style-name="T18">r</text:span><text:span text:style-name="T18">y</text:span><text:span text:style-name="T18">p</text:span><text:span text:style-name="T18">t</text:span><text:span text:style-name="T18">e</text:span><text:span text:style-name="T18">d</text:span><text:span text:style-name="T18"> </text:span><text:span text:style-name="T18">v</text:span><text:span text:style-name="T18">i</text:span><text:span text:style-name="T18">a</text:span><text:span text:style-name="T18"> </text:span><text:span text:style-name="T18">A</text:span><text:span text:style-name="T18">E</text:span><text:span text:style-name="T18">A</text:span><text:span text:style-name="T18">D</text:span><text:span text:style-name="T18"> </text:span><text:span text:style-name="T18">a</text:span><text:span text:style-name="T18">l</text:span><text:span text:style-name="T18">g</text:span><text:span text:style-name="T18">o</text:span><text:span text:style-name="T18">r</text:span><text:span text:style-name="T18">i</text:span><text:span text:style-name="T18">g</text:span><text:span text:style-name="T18">t</text:span><text:span text:style-name="T18">h</text:span><text:span text:style-name="T18">m</text:span><text:span text:style-name="T18">,</text:span><text:span text:style-name="T18"> </text:span><text:span text:style-name="T18">h</text:span><text:span text:style-name="T18">i</text:span><text:span text:style-name="T18">d</text:span><text:span text:style-name="T18">d</text:span><text:span text:style-name="T18">e</text:span><text:span text:style-name="T18">n</text:span><text:span text:style-name="T18"> </text:span><text:span text:style-name="T18">i</text:span><text:span text:style-name="T18">n</text:span><text:span text:style-name="T18">s</text:span><text:span text:style-name="T18">i</text:span><text:span text:style-name="T18">d</text:span><text:span text:style-name="T18">e</text:span><text:span text:style-name="T18"> </text:span><text:span text:style-name="T18">O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P</text:span><text:span text:style-name="T18">a</text:span><text:span text:style-name="T18">y</text:span><text:span text:style-name="T18">l</text:span><text:span text:style-name="T18">o</text:span><text:span text:style-name="T18">a</text:span><text:span text:style-name="T18">d</text:span><text:span text:style-name="T18">,</text:span></text:p>
                  </text:list-item>
                  <text:list-item>
                    <text:p><text:span text:style-name="T19">C</text:span><text:span text:style-name="T19">l</text:span><text:span text:style-name="T19">a</text:span><text:span text:style-name="T19">s</text:span><text:span text:style-name="T19">s</text:span><text:span text:style-name="T19"> </text:span><text:span text:style-name="T19"><text:s/></text:span><text:span text:style-name="T19">I</text:span><text:span text:style-name="T19">:</text:span><text:span text:style-name="T18"> </text:span><text:span text:style-name="T18">i</text:span><text:span text:style-name="T18">n</text:span><text:span text:style-name="T18">t</text:span><text:span text:style-name="T18">e</text:span><text:span text:style-name="T18">g</text:span><text:span text:style-name="T18">r</text:span><text:span text:style-name="T18">i</text:span><text:span text:style-name="T18">t</text:span><text:span text:style-name="T18">y</text:span><text:span text:style-name="T18"> </text:span><text:span text:style-name="T18">p</text:span><text:span text:style-name="T18">r</text:span><text:span text:style-name="T18">o</text:span><text:span text:style-name="T18">t</text:span><text:span text:style-name="T18">e</text:span><text:span text:style-name="T18">c</text:span><text:span text:style-name="T18">t</text:span><text:span text:style-name="T18">e</text:span><text:span text:style-name="T18">d</text:span><text:span text:style-name="T18"> </text:span><text:span text:style-name="T18">a</text:span><text:span text:style-name="T18">s</text:span><text:span text:style-name="T18"> </text:span><text:span text:style-name="T18">p</text:span><text:span text:style-name="T18">a</text:span><text:span text:style-name="T18">r</text:span><text:span text:style-name="T18">t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A</text:span><text:span text:style-name="T18">A</text:span><text:span text:style-name="T18">D</text:span><text:span text:style-name="T18"> </text:span><text:span text:style-name="T18">a</text:span><text:span text:style-name="T18">n</text:span><text:span text:style-name="T18">d</text:span><text:span text:style-name="T18"> </text:span><text:span text:style-name="T18">v</text:span><text:span text:style-name="T18">i</text:span><text:span text:style-name="T18">s</text:span><text:span text:style-name="T18">i</text:span><text:span text:style-name="T18">b</text:span><text:span text:style-name="T18">l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o</text:span><text:span text:style-name="T18">u</text:span><text:span text:style-name="T18">t</text:span><text:span text:style-name="T18">s</text:span><text:span text:style-name="T18">i</text:span><text:span text:style-name="T18">d</text:span><text:span text:style-name="T18">e</text:span><text:span text:style-name="T18"> </text:span><text:span text:style-name="T18">(</text:span><text:span text:style-name="T18">o</text:span><text:span text:style-name="T18">u</text:span><text:span text:style-name="T18">t</text:span><text:span text:style-name="T18">e</text:span><text:span text:style-name="T18">r</text:span><text:span text:style-name="T18"> </text:span><text:span text:style-name="T18">o</text:span><text:span text:style-name="T18">p</text:span><text:span text:style-name="T18">t</text:span><text:span text:style-name="T18">i</text:span><text:span text:style-name="T18">o</text:span><text:span text:style-name="T18">n</text:span><text:span text:style-name="T18">s</text:span><text:span text:style-name="T18">)</text:span><text:span text:style-name="T18">,</text:span></text:p>
                  </text:list-item>
                  <text:list-item>
                    <text:p><text:span text:style-name="T19">C</text:span><text:span text:style-name="T19">l</text:span><text:span text:style-name="T19">a</text:span><text:span text:style-name="T19">s</text:span><text:span text:style-name="T19">s</text:span><text:span text:style-name="T19"> </text:span><text:span text:style-name="T19">U</text:span><text:span text:style-name="T19">:</text:span><text:span text:style-name="T18"> </text:span><text:span text:style-name="T18">u</text:span><text:span text:style-name="T18">n</text:span><text:span text:style-name="T18">p</text:span><text:span text:style-name="T18">r</text:span><text:span text:style-name="T18">o</text:span><text:span text:style-name="T18">t</text:span><text:span text:style-name="T18">e</text:span><text:span text:style-name="T18">c</text:span><text:span text:style-name="T18">t</text:span><text:span text:style-name="T18">e</text:span><text:span text:style-name="T18">d</text:span><text:span text:style-name="T18"> </text:span><text:span text:style-name="T18">a</text:span><text:span text:style-name="T18">n</text:span><text:span text:style-name="T18">d</text:span><text:span text:style-name="T18"> </text:span><text:span text:style-name="T18">v</text:span><text:span text:style-name="T18">i</text:span><text:span text:style-name="T18">s</text:span><text:span text:style-name="T18">i</text:span><text:span text:style-name="T18">b</text:span><text:span text:style-name="T18">l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t</text:span><text:span text:style-name="T18">h</text:span><text:span text:style-name="T18">e</text:span><text:span text:style-name="T18"> </text:span><text:span text:style-name="T18">o</text:span><text:span text:style-name="T18">u</text:span><text:span text:style-name="T18">t</text:span><text:span text:style-name="T18">s</text:span><text:span text:style-name="T18">i</text:span><text:span text:style-name="T18">d</text:span><text:span text:style-name="T18">e</text:span><text:span text:style-name="T18"> </text:span><text:span text:style-name="T18">(</text:span><text:span text:style-name="T18">o</text:span><text:span text:style-name="T18">u</text:span><text:span text:style-name="T18">t</text:span><text:span text:style-name="T18">e</text:span><text:span text:style-name="T18">r</text:span><text:span text:style-name="T18"> </text:span><text:span text:style-name="T18">o</text:span><text:span text:style-name="T18">p</text:span><text:span text:style-name="T18">t</text:span><text:span text:style-name="T18">i</text:span><text:span text:style-name="T18">o</text:span><text:span text:style-name="T18">n</text:span><text:span text:style-name="T18">s</text:span><text:span text:style-name="T18">)</text:span><text:span text:style-name="T18">.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SCORE" draw:style-name="dp3" draw:master-page-name="Interieur">
        <office:forms form:automatic-focus="false" form:apply-design-mode="false"/>
        <draw:frame draw:name="Espace réservé du texte 9" presentation:style-name="pr7" draw:text-style-name="P33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2"><text:span text:style-name="T20">OSCORE: The Mechanics</text:span></text:p>
              </text:list-item>
            </text:list>
          </draw:text-box>
        </draw:frame>
        <draw:custom-shape draw:name="Rectangle 10" draw:style-name="gr60" draw:text-style-name="P34" draw:layer="layout" svg:width="2.199cm" svg:height="1.999cm" svg:x="1.988cm" svg:y="8.744cm">
          <text:p text:style-name="P14"><text:span text:style-name="T21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0" draw:text-style-name="P34" draw:layer="layout" svg:width="2.199cm" svg:height="1.999cm" svg:x="21.189cm" svg:y="8.744cm">
          <text:p text:style-name="P14"><text:span text:style-name="T22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1" draw:text-style-name="P35" draw:layer="layout" svg:width="1.95cm" svg:height="1.251cm" svg:x="7.956cm" svg:y="9.118cm">
          <text:p text:style-name="P14"><text:span text:style-name="T23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2" draw:text-style-name="P35" draw:layer="layout" svg:width="1.886cm" svg:height="1.251cm" svg:x="13.1cm" svg:y="9.118cm">
          <text:p text:style-name="P14"><text:span text:style-name="T23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63" draw:text-style-name="P36" draw:layer="layout" svg:width="3.767cm" svg:height="0.001cm" svg:x="4.188cm" svg:y="9.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64" draw:text-style-name="P36" draw:layer="layout" svg:width="3.236cm" svg:height="0.023cm" svg:x="9.906cm" svg:y="9.6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65" draw:text-style-name="P36" draw:layer="layout" svg:width="6.201cm" svg:height="0.041cm" svg:x="14.986cm" svg:y="9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66" draw:text-style-name="P12" draw:layer="layout" svg:width="1.655cm" svg:height="0.883cm" svg:x="5.205cm" svg:y="9.57cm">
          <text:p text:style-name="P11"><text:span text:style-name="T24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66" draw:text-style-name="P37" draw:layer="layout" svg:width="1.655cm" svg:height="0.883cm" svg:x="10.381cm" svg:y="9.625cm">
          <text:p text:style-name="P11"><text:span text:style-name="T24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6" draw:text-style-name="P37" draw:layer="layout" svg:width="1.388cm" svg:height="0.883cm" svg:x="17.147cm" svg:y="9.624cm">
          <text:p text:style-name="P11"><text:span text:style-name="T24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sque magnétique 23" draw:style-name="gr67" draw:text-style-name="P38" draw:layer="layout" svg:width="3.894cm" svg:height="3.199cm" svg:x="1.141cm" svg:y="3.39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que magnétique 24" draw:style-name="gr67" draw:text-style-name="P38" draw:layer="layout" svg:width="3.894cm" svg:height="3.199cm" svg:x="20.425cm" svg:y="3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style-name="gr34" draw:text-style-name="P39" draw:layer="layout" svg:width="2.794cm" svg:height="1.673cm" svg:x="1.676cm" svg:y="4.677cm">
          <draw:text-box>
            <text:p><text:span text:style-name="T25">S</text:span><text:span text:style-name="T25">e</text:span><text:span text:style-name="T25">c</text:span><text:span text:style-name="T25">u</text:span><text:span text:style-name="T25">ri</text:span><text:span text:style-name="T25">t</text:span><text:span text:style-name="T25">y </text:span><text:span text:style-name="T25">C</text:span><text:span text:style-name="T25">o</text:span><text:span text:style-name="T25">n</text:span><text:span text:style-name="T25">t</text:span><text:span text:style-name="T25">e</text:span><text:span text:style-name="T25">x</text:span><text:span text:style-name="T25">t</text:span></text:p>
          </draw:text-box>
        </draw:frame>
        <draw:frame draw:style-name="gr34" draw:text-style-name="P39" draw:layer="layout" svg:width="2.794cm" svg:height="1.673cm" svg:x="21.082cm" svg:y="4.677cm">
          <draw:text-box>
            <text:p><text:span text:style-name="T25">S</text:span><text:span text:style-name="T25">e</text:span><text:span text:style-name="T25">c</text:span><text:span text:style-name="T25">u</text:span><text:span text:style-name="T25">ri</text:span><text:span text:style-name="T25">t</text:span><text:span text:style-name="T25">y </text:span><text:span text:style-name="T25">C</text:span><text:span text:style-name="T25">o</text:span><text:span text:style-name="T25">n</text:span><text:span text:style-name="T25">t</text:span><text:span text:style-name="T25">e</text:span><text:span text:style-name="T25">x</text:span><text:span text:style-name="T25">t</text:span></text:p>
          </draw:text-box>
        </draw:frame>
        <draw:custom-shape draw:style-name="gr68" draw:text-style-name="P26" draw:layer="layout" svg:width="1.532cm" svg:height="0.762cm" draw:transform="skewX (0.015707963267949) rotate (-1.5707963267949) translate (3.402cm 6.91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8" draw:text-style-name="P26" draw:layer="layout" svg:width="1.532cm" svg:height="0.762cm" draw:transform="skewX (0.015707963267949) rotate (-1.5707963267949) translate (22.702cm 6.9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seul" presentation:presentation-page-layout-name="AL2T19">
        <office:forms form:automatic-focus="false" form:apply-design-mode="false"/>
        <draw:custom-shape draw:name="Shape 860" draw:style-name="gr69" draw:text-style-name="P12" draw:layer="layout" svg:width="1.057cm" svg:height="0.472cm" svg:x="0.212cm" svg:y="13.446cm">
          <text:p text:style-name="P11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9" draw:text-style-name="P12" draw:layer="layout" svg:width="0.896cm" svg:height="0.614cm" svg:x="4.184cm" svg:y="2.583cm">
          <text:p text:style-name="P11"><text:span text:style-name="T8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9" draw:text-style-name="P12" draw:layer="layout" svg:width="1.667cm" svg:height="0.614cm" svg:x="5.842cm" svg:y="2.676cm">
          <text:p text:style-name="P11"><text:span text:style-name="T8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9" draw:text-style-name="P12" draw:layer="layout" svg:width="0.947cm" svg:height="0.614cm" svg:x="8.575cm" svg:y="2.628cm">
          <text:p text:style-name="P11"><text:span text:style-name="T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0" draw:text-style-name="P13" draw:layer="layout" svg:width="20.988cm" svg:height="1.011cm" svg:x="2.634cm" svg:y="3.95cm">
          <text:p text:style-name="P11"><text:span text:style-name="T9">Token: </text:span><text:span text:style-name="T10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1" draw:text-style-name="P15" draw:layer="layout" svg:width="1.307cm" svg:height="0.75cm" svg:x="2.643cm" svg:y="3.197cm">
              <text:p text:style-name="P14"><text:span text:style-name="T1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2" draw:text-style-name="P16" draw:layer="layout" svg:width="0.001cm" svg:height="0.293cm" svg:x="3.297cm" svg:y="3.65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3" draw:text-style-name="P12" draw:layer="layout" svg:width="1.294cm" svg:height="0.678cm" svg:x="2.661cm" svg:y="2.628cm">
            <text:p text:style-name="P11"><text:span text:style-name="T8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4" draw:text-style-name="P17" draw:layer="layout" svg:width="1.307cm" svg:height="0.75cm" svg:x="3.96cm" svg:y="3.197cm">
          <text:p text:style-name="P14"><text:span text:style-name="T12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2" draw:text-style-name="P16" draw:layer="layout" svg:width="0.001cm" svg:height="0.293cm" svg:x="4.614cm" svg:y="3.65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5" draw:text-style-name="P18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2" draw:text-style-name="P16" draw:layer="layout" svg:width="0.001cm" svg:height="0.293cm" svg:x="6.595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2" draw:text-style-name="P16" draw:layer="layout" svg:width="0.001cm" svg:height="0.293cm" svg:x="7.266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2" draw:text-style-name="P16" draw:layer="layout" svg:width="0.001cm" svg:height="0.293cm" svg:x="5.954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6" draw:text-style-name="P16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7" draw:text-style-name="P19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2" draw:text-style-name="P16" draw:layer="layout" svg:width="0.001cm" svg:height="0.293cm" svg:x="9.18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8" draw:text-style-name="P16" draw:layer="layout" svg:width="0.001cm" svg:height="0.533cm" svg:x="9.853cm" svg:y="3.37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2" draw:text-style-name="P16" draw:layer="layout" svg:width="0.001cm" svg:height="0.293cm" svg:x="8.54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2" draw:text-style-name="P16" draw:layer="layout" svg:width="0.001cm" svg:height="0.293cm" svg:x="11.181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2" draw:text-style-name="P16" draw:layer="layout" svg:width="0.001cm" svg:height="0.293cm" svg:x="11.85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2" draw:text-style-name="P16" draw:layer="layout" svg:width="0.001cm" svg:height="0.293cm" svg:x="10.54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2" draw:text-style-name="P16" draw:layer="layout" svg:width="0.001cm" svg:height="0.293cm" svg:x="12.509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3" draw:text-style-name="P12" draw:layer="layout" svg:width="0.926cm" svg:height="0.678cm" svg:x="8.472cm" svg:y="3.056cm">
          <text:p text:style-name="P11"><text:span text:style-name="T8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3" draw:text-style-name="P12" draw:layer="layout" svg:width="1.061cm" svg:height="0.678cm" svg:x="10.741cm" svg:y="3.079cm">
          <text:p text:style-name="P11"><text:span text:style-name="T8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1" draw:text-style-name="P20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0" draw:text-style-name="P13" draw:layer="layout" svg:width="20.988cm" svg:height="1.011cm" svg:x="2.634cm" svg:y="4.99cm">
          <text:p text:style-name="P11"><text:span text:style-name="T9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0" draw:text-style-name="P13" draw:layer="layout" svg:width="2.488cm" svg:height="1.011cm" svg:x="2.634cm" svg:y="8.142cm">
          <text:p text:style-name="P11"><text:span text:style-name="T11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1" draw:text-style-name="P21" draw:layer="layout" svg:width="18.626cm" svg:height="1.011cm" svg:x="2.658cm" svg:y="9.217cm">
          <text:p text:style-name="P11"><text:span text:style-name="T9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2" draw:text-style-name="P23" draw:layer="layout" svg:width="2.823cm" svg:height="0.614cm" svg:x="17.183cm" svg:y="3.297cm">
          <text:p text:style-name="P22"><text:span text:style-name="T8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2" draw:text-style-name="P13" draw:layer="layout" svg:width="20.969cm" svg:height="1.011cm" svg:x="2.653cm" svg:y="6.032cm">
          <text:p text:style-name="P11"><text:span text:style-name="T9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2" draw:text-style-name="P13" draw:layer="layout" svg:width="20.969cm" svg:height="1.011cm" svg:x="2.653cm" svg:y="7.048cm">
          <text:p text:style-name="P11"><text:span text:style-name="T9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8" draw:text-style-name="P33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2"><text:span text:style-name="T20">CoAP field classification</text:span></text:p>
              </text:list-item>
            </text:list>
          </draw:text-box>
        </draw:frame>
        <presentation:notes draw:style-name="dp4">
          <draw:page-thumbnail draw:name="Espace réservé de l'image des diapositives 1" draw:style-name="gr2" draw:layer="layout" svg:width="19.797cm" svg:height="11.136cm" svg:x="0.601cm" svg:y="2.257cm" draw:page-number="10" presentation:class="page"/>
          <draw:frame draw:name="Espace réservé des notes 2" presentation:style-name="pr9" draw:text-style-name="P41" draw:layer="layout" svg:width="15.239cm" svg:height="11.429cm" svg:x="1.905cm" svg:y="12.065cm" presentation:class="notes" presentation:user-transformed="true">
            <draw:text-box>
              <text:p text:style-name="P40"><text:span text:style-name="T26">H</text:span><text:span text:style-name="T26">e</text:span><text:span text:style-name="T26">a</text:span><text:span text:style-name="T26">d</text:span><text:span text:style-name="T26">e</text:span><text:span text:style-name="T26">r</text:span><text:span text:style-name="T26"> </text:span><text:span text:style-name="T26">C</text:span><text:span text:style-name="T26">o</text:span><text:span text:style-name="T26">A</text:span><text:span text:style-name="T26">p</text:span><text:span text:style-name="T26"> </text:span><text:span text:style-name="T26">r</text:span><text:span text:style-name="T26">e</text:span><text:span text:style-name="T26">l</text:span><text:span text:style-name="T26">a</text:span><text:span text:style-name="T26">t</text:span><text:span text:style-name="T26">i</text:span><text:span text:style-name="T26">v</text:span><text:span text:style-name="T26">e</text:span><text:span text:style-name="T26">m</text:span><text:span text:style-name="T26">e</text:span><text:span text:style-name="T26">n</text:span><text:span text:style-name="T26">t</text:span><text:span text:style-name="T26"> </text:span><text:span text:style-name="T26">C</text:span><text:span text:style-name="T26">o</text:span><text:span text:style-name="T26">A</text:span><text:span text:style-name="T26">P</text:span><text:span text:style-name="T26">,</text:span><text:span text:style-name="T26"> </text:span><text:span text:style-name="T26">d</text:span><text:span text:style-name="T26">a</text:span><text:span text:style-name="T26">n</text:span><text:span text:style-name="T26">s</text:span><text:span text:style-name="T26"> </text:span><text:span text:style-name="T26">l</text:span><text:span text:style-name="T26">e</text:span><text:span text:style-name="T26">q</text:span><text:span text:style-name="T26">u</text:span><text:span text:style-name="T26">e</text:span><text:span text:style-name="T26">l</text:span><text:span text:style-name="T26"> </text:span><text:span text:style-name="T26">v</text:span><text:span text:style-name="T26">o</text:span><text:span text:style-name="T26">u</text:span><text:span text:style-name="T26">s</text:span><text:span text:style-name="T26"> </text:span><text:span text:style-name="T26">a</text:span><text:span text:style-name="T26">l</text:span><text:span text:style-name="T26">l</text:span><text:span text:style-name="T26">e</text:span><text:span text:style-name="T26">z</text:span><text:span text:style-name="T26"> </text:span><text:span text:style-name="T26">a</text:span><text:span text:style-name="T26">v</text:span><text:span text:style-name="T26">o</text:span><text:span text:style-name="T26">i</text:span><text:span text:style-name="T26">r</text:span><text:span text:style-name="T26"> </text:span><text:span text:style-name="T26">l</text:span><text:span text:style-name="T26">e</text:span><text:span text:style-name="T26">s</text:span><text:span text:style-name="T26"> </text:span><text:span text:style-name="T26">v</text:span><text:span text:style-name="T26">e</text:span><text:span text:style-name="T26">r</text:span><text:span text:style-name="T26">s</text:span><text:span text:style-name="T26">i</text:span><text:span text:style-name="T26">o</text:span><text:span text:style-name="T26">n</text:span><text:span text:style-name="T26">s</text:span><text:span text:style-name="T26"> </text:span><text:span text:style-name="T26">o</text:span><text:span text:style-name="T26">u</text:span><text:span text:style-name="T26"> </text:span><text:span text:style-name="T26">a</text:span><text:span text:style-name="T26">u</text:span><text:span text:style-name="T26">t</text:span><text:span text:style-name="T26">r</text:span><text:span text:style-name="T26">e</text:span><text:span text:style-name="T26">.</text:span><text:span text:style-name="T26"> </text:span><text:span text:style-name="T26">O</text:span><text:span text:style-name="T26">n</text:span><text:span text:style-name="T26"> </text:span><text:span text:style-name="T26">n</text:span><text:span text:style-name="T26">e</text:span><text:span text:style-name="T26"> </text:span><text:span text:style-name="T26">v</text:span><text:span text:style-name="T26">a</text:span><text:span text:style-name="T26"> </text:span><text:span text:style-name="T26">p</text:span><text:span text:style-name="T26">a</text:span><text:span text:style-name="T26">s</text:span><text:span text:style-name="T26"> </text:span><text:span text:style-name="T26">r</text:span><text:span text:style-name="T26">e</text:span><text:span text:style-name="T26">n</text:span><text:span text:style-name="T26">t</text:span><text:span text:style-name="T26">r</text:span><text:span text:style-name="T26">e</text:span><text:span text:style-name="T26">r</text:span><text:span text:style-name="T26"> </text:span><text:span text:style-name="T26">d</text:span><text:span text:style-name="T26">a</text:span><text:span text:style-name="T26">n</text:span><text:span text:style-name="T26">s</text:span><text:span text:style-name="T26"> </text:span><text:span text:style-name="T26">l</text:span><text:span text:style-name="T26">e</text:span><text:span text:style-name="T26">s</text:span><text:span text:style-name="T26"> </text:span><text:span text:style-name="T26">d</text:span><text:span text:style-name="T26">é</text:span><text:span text:style-name="T26">t</text:span><text:span text:style-name="T26">a</text:span><text:span text:style-name="T26">i</text:span><text:span text:style-name="T26">l</text:span><text:span text:style-name="T26">s</text:span><text:span text:style-name="T26">.</text:span><text:span text:style-name="T26"> </text:span></text:p>
              <text:p text:style-name="P40"><text:span text:style-name="T26">O</text:span><text:span text:style-name="T26">b</text:span><text:span text:style-name="T26">s</text:span><text:span text:style-name="T26">e</text:span><text:span text:style-name="T26">r</text:span><text:span text:style-name="T26">v</text:span><text:span text:style-name="T26">e</text:span><text:span text:style-name="T26">z</text:span><text:span text:style-name="T26"> </text:span><text:span text:style-name="T26">q</text:span><text:span text:style-name="T26">u</text:span><text:span text:style-name="T26">’</text:span><text:span text:style-name="T26">i</text:span><text:span text:style-name="T26">c</text:span><text:span text:style-name="T26">i</text:span><text:span text:style-name="T26"> </text:span><text:span text:style-name="T26">c</text:span><text:span text:style-name="T26">e</text:span><text:span text:style-name="T26">p</text:span><text:span text:style-name="T26">e</text:span><text:span text:style-name="T26">n</text:span><text:span text:style-name="T26">d</text:span><text:span text:style-name="T26">a</text:span><text:span text:style-name="T26">n</text:span><text:span text:style-name="T26">t</text:span><text:span text:style-name="T26"> </text:span><text:span text:style-name="T26">v</text:span><text:span text:style-name="T26">o</text:span><text:span text:style-name="T26">u</text:span><text:span text:style-name="T26">s</text:span><text:span text:style-name="T26"> </text:span><text:span text:style-name="T26">a</text:span><text:span text:style-name="T26">v</text:span><text:span text:style-name="T26">e</text:span><text:span text:style-name="T26">z</text:span><text:span text:style-name="T26"> </text:span><text:span text:style-name="T26">u</text:span><text:span text:style-name="T26">n</text:span><text:span text:style-name="T26"> </text:span><text:span text:style-name="T26">c</text:span><text:span text:style-name="T26">o</text:span><text:span text:style-name="T26">d</text:span><text:span text:style-name="T26">e</text:span><text:span text:style-name="T26">,</text:span><text:span text:style-name="T26"> </text:span><text:span text:style-name="T26">q</text:span><text:span text:style-name="T26">u</text:span><text:span text:style-name="T26">i</text:span><text:span text:style-name="T26"> </text:span><text:span text:style-name="T26">t</text:span><text:span text:style-name="T26">i</text:span><text:span text:style-name="T26">e</text:span><text:span text:style-name="T26">n</text:span><text:span text:style-name="T26">t</text:span><text:span text:style-name="T26"> </text:span><text:span text:style-name="T26">s</text:span><text:span text:style-name="T26">u</text:span><text:span text:style-name="T26">r</text:span><text:span text:style-name="T26"> </text:span><text:span text:style-name="T26">1</text:span><text:span text:style-name="T26"> </text:span><text:span text:style-name="T26">o</text:span><text:span text:style-name="T26">c</text:span><text:span text:style-name="T26">t</text:span><text:span text:style-name="T26">e</text:span><text:span text:style-name="T26">t</text:span><text:span text:style-name="T26">,</text:span><text:span text:style-name="T26"> </text:span><text:span text:style-name="T26">r</text:span><text:span text:style-name="T26">e</text:span><text:span text:style-name="T26">p</text:span><text:span text:style-name="T26">r</text:span><text:span text:style-name="T26">é</text:span><text:span text:style-name="T26">s</text:span><text:span text:style-name="T26">e</text:span><text:span text:style-name="T26">n</text:span><text:span text:style-name="T26">t</text:span><text:span text:style-name="T26">e</text:span><text:span text:style-name="T26"> </text:span><text:span text:style-name="T26">d</text:span><text:span text:style-name="T26">i</text:span><text:span text:style-name="T26">f</text:span><text:span text:style-name="T26">f</text:span><text:span text:style-name="T26">é</text:span><text:span text:style-name="T26">r</text:span><text:span text:style-name="T26">e</text:span><text:span text:style-name="T26">n</text:span><text:span text:style-name="T26">t</text:span><text:span text:style-name="T26">e</text:span><text:span text:style-name="T26"> </text:span><text:span text:style-name="T26">v</text:span><text:span text:style-name="T26">a</text:span><text:span text:style-name="T26">l</text:span><text:span text:style-name="T26">e</text:span><text:span text:style-name="T26">u</text:span><text:span text:style-name="T26">r</text:span><text:span text:style-name="T26">.</text:span><text:span text:style-name="T26"> </text:span></text:p>
              <text:p text:style-name="P40"><text:span text:style-name="T26">V</text:span><text:span text:style-name="T26">o</text:span><text:span text:style-name="T26">u</text:span><text:span text:style-name="T26">s</text:span><text:span text:style-name="T26"> </text:span><text:span text:style-name="T26">c</text:span><text:span text:style-name="T26">o</text:span><text:span text:style-name="T26">n</text:span><text:span text:style-name="T26">n</text:span><text:span text:style-name="T26">a</text:span><text:span text:style-name="T26">i</text:span><text:span text:style-name="T26">s</text:span><text:span text:style-name="T26">s</text:span><text:span text:style-name="T26">e</text:span><text:span text:style-name="T26">z</text:span><text:span text:style-name="T26"> </text:span><text:span text:style-name="T26">t</text:span><text:span text:style-name="T26">o</text:span><text:span text:style-name="T26">u</text:span><text:span text:style-name="T26">s</text:span><text:span text:style-name="T26"> </text:span><text:span text:style-name="T26">l</text:span><text:span text:style-name="T26">’</text:span><text:span text:style-name="T26">e</text:span><text:span text:style-name="T26">r</text:span><text:span text:style-name="T26">r</text:span><text:span text:style-name="T26">e</text:span><text:span text:style-name="T26">u</text:span><text:span text:style-name="T26">r</text:span><text:span text:style-name="T26"> </text:span><text:span text:style-name="T26">4</text:span><text:span text:style-name="T26">0</text:span><text:span text:style-name="T26">4</text:span><text:span text:style-name="T26"> </text:span><text:span text:style-name="T26">e</text:span><text:span text:style-name="T26">n</text:span><text:span text:style-name="T26"> </text:span><text:span text:style-name="T26">H</text:span><text:span text:style-name="T26">T</text:span><text:span text:style-name="T26">T</text:span><text:span text:style-name="T26">P</text:span><text:span text:style-name="T26"> </text:span><text:span text:style-name="T26">=</text:span><text:span text:style-name="T26"> </text:span><text:span text:style-name="T26">3</text:span><text:span text:style-name="T26"> </text:span><text:span text:style-name="T26">c</text:span><text:span text:style-name="T26">a</text:span><text:span text:style-name="T26">r</text:span><text:span text:style-name="T26">a</text:span><text:span text:style-name="T26">c</text:span><text:span text:style-name="T26">t</text:span><text:span text:style-name="T26">è</text:span><text:span text:style-name="T26">r</text:span><text:span text:style-name="T26">e</text:span><text:span text:style-name="T26"> </text:span><text:span text:style-name="T26">/</text:span><text:span text:style-name="T26"> </text:span><text:span text:style-name="T26">i</text:span><text:span text:style-name="T26">c</text:span><text:span text:style-name="T26">i</text:span><text:span text:style-name="T26"> </text:span><text:span text:style-name="T26">e</text:span><text:span text:style-name="T26">n</text:span><text:span text:style-name="T26"> </text:span><text:span text:style-name="T26">C</text:span><text:span text:style-name="T26">o</text:span><text:span text:style-name="T26">A</text:span><text:span text:style-name="T26">P</text:span><text:span text:style-name="T26"> </text:span><text:span text:style-name="T26">i</text:span><text:span text:style-name="T26">l</text:span><text:span text:style-name="T26"> </text:span><text:span text:style-name="T26">t</text:span><text:span text:style-name="T26">i</text:span><text:span text:style-name="T26">e</text:span><text:span text:style-name="T26">n</text:span><text:span text:style-name="T26">t</text:span><text:span text:style-name="T26"> </text:span><text:span text:style-name="T26">s</text:span><text:span text:style-name="T26">u</text:span><text:span text:style-name="T26">r</text:span><text:span text:style-name="T26"> </text:span><text:span text:style-name="T26">u</text:span><text:span text:style-name="T26">n</text:span><text:span text:style-name="T26"> </text:span><text:span text:style-name="T26">s</text:span><text:span text:style-name="T26">e</text:span><text:span text:style-name="T26">u</text:span><text:span text:style-name="T26">l</text:span><text:span text:style-name="T26">.</text:span><text:span text:style-name="T26"> </text:span><text:span text:style-name="T26">I</text:span><text:span text:style-name="T26">l</text:span><text:span text:style-name="T26"> </text:span><text:span text:style-name="T26">y</text:span><text:span text:style-name="T26"> </text:span><text:span text:style-name="T26">a</text:span><text:span text:style-name="T26"> </text:span><text:span text:style-name="T26">d</text:span><text:span text:style-name="T26">o</text:span><text:span text:style-name="T26">n</text:span><text:span text:style-name="T26">c</text:span><text:span text:style-name="T26"> </text:span><text:span text:style-name="T26">p</text:span><text:span text:style-name="T26">l</text:span><text:span text:style-name="T26">e</text:span><text:span text:style-name="T26">i</text:span><text:span text:style-name="T26">n</text:span><text:span text:style-name="T26"> </text:span><text:span text:style-name="T26">d</text:span><text:span text:style-name="T26">’</text:span><text:span text:style-name="T26">a</text:span><text:span text:style-name="T26">s</text:span><text:span text:style-name="T26">t</text:span><text:span text:style-name="T26">u</text:span><text:span text:style-name="T26">c</text:span><text:span text:style-name="T26">e</text:span><text:span text:style-name="T26">s</text:span><text:span text:style-name="T26"> </text:span><text:span text:style-name="T26">q</text:span><text:span text:style-name="T26">u</text:span><text:span text:style-name="T26">i</text:span><text:span text:style-name="T26"> </text:span><text:span text:style-name="T26">f</text:span><text:span text:style-name="T26">o</text:span><text:span text:style-name="T26">n</text:span><text:span text:style-name="T26">t</text:span><text:span text:style-name="T26"> </text:span><text:span text:style-name="T26">q</text:span><text:span text:style-name="T26">u</text:span><text:span text:style-name="T26">e</text:span><text:span text:style-name="T26"> </text:span><text:span text:style-name="T26">l</text:span><text:span text:style-name="T26">a</text:span><text:span text:style-name="T26"> </text:span><text:span text:style-name="T26">r</text:span><text:span text:style-name="T26">e</text:span><text:span text:style-name="T26">p</text:span><text:span text:style-name="T26">r</text:span><text:span text:style-name="T26">é</text:span><text:span text:style-name="T26">s</text:span><text:span text:style-name="T26">e</text:span><text:span text:style-name="T26">n</text:span><text:span text:style-name="T26">t</text:span><text:span text:style-name="T26">a</text:span><text:span text:style-name="T26">t</text:span><text:span text:style-name="T26">i</text:span><text:span text:style-name="T26">o</text:span><text:span text:style-name="T26">n</text:span><text:span text:style-name="T26"> </text:span><text:span text:style-name="T26">e</text:span><text:span text:style-name="T26">s</text:span><text:span text:style-name="T26">t</text:span><text:span text:style-name="T26"> </text:span><text:span text:style-name="T26">c</text:span><text:span text:style-name="T26">o</text:span><text:span text:style-name="T26">m</text:span><text:span text:style-name="T26">p</text:span><text:span text:style-name="T26">a</text:span><text:span text:style-name="T26">t</text:span><text:span text:style-name="T26">i</text:span><text:span text:style-name="T26">b</text:span><text:span text:style-name="T26">l</text:span><text:span text:style-name="T26">e</text:span><text:span text:style-name="T26"> </text:span><text:span text:style-name="T26">a</text:span><text:span text:style-name="T26">v</text:span><text:span text:style-name="T26">e</text:span><text:span text:style-name="T26">c</text:span><text:span text:style-name="T26"> </text:span><text:span text:style-name="T26">H</text:span><text:span text:style-name="T26">T</text:span><text:span text:style-name="T26">T</text:span><text:span text:style-name="T26">P</text:span><text:span text:style-name="T26"> </text:span><text:span text:style-name="T26">m</text:span><text:span text:style-name="T26">a</text:span><text:span text:style-name="T26">i</text:span><text:span text:style-name="T26">s</text:span><text:span text:style-name="T26"> </text:span><text:span text:style-name="T26">p</text:span><text:span text:style-name="T26">l</text:span><text:span text:style-name="T26">u</text:span><text:span text:style-name="T26">s</text:span><text:span text:style-name="T26"> </text:span><text:span text:style-name="T26">c</text:span><text:span text:style-name="T26">o</text:span><text:span text:style-name="T26">m</text:span><text:span text:style-name="T26">p</text:span><text:span text:style-name="T26">a</text:span><text:span text:style-name="T26">c</text:span><text:span text:style-name="T26">t</text:span><text:span text:style-name="T26">e</text:span><text:span text:style-name="T26">.</text:span><text:span text:style-name="T26"> </text:span></text:p>
              <text:p text:style-name="P40"><text:span text:style-name="T26"/></text:p>
            </draw:text-box>
          </draw:frame>
          <draw:custom-shape draw:name="Espace réservé du numéro de diapositive 3" draw:style-name="gr73" draw:text-style-name="P16" draw:layer="layout" svg:width="8.254cm" svg:height="1.273cm" svg:x="10.791cm" svg:y="24.126cm">
            <text:p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Titre_20_seul" presentation:presentation-page-layout-name="AL2T19">
        <office:forms form:automatic-focus="false" form:apply-design-mode="false"/>
        <draw:custom-shape draw:name="Shape 860" draw:style-name="gr69" draw:text-style-name="P12" draw:layer="layout" svg:width="1.057cm" svg:height="0.472cm" svg:x="0.212cm" svg:y="13.446cm">
          <text:p text:style-name="P11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9" draw:text-style-name="P12" draw:layer="layout" svg:width="0.896cm" svg:height="0.614cm" svg:x="4.184cm" svg:y="2.583cm">
          <text:p text:style-name="P11"><text:span text:style-name="T8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9" draw:text-style-name="P12" draw:layer="layout" svg:width="1.667cm" svg:height="0.614cm" svg:x="5.842cm" svg:y="2.676cm">
          <text:p text:style-name="P11"><text:span text:style-name="T8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9" draw:text-style-name="P12" draw:layer="layout" svg:width="0.947cm" svg:height="0.614cm" svg:x="8.575cm" svg:y="2.628cm">
          <text:p text:style-name="P11"><text:span text:style-name="T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0" draw:text-style-name="P13" draw:layer="layout" svg:width="20.988cm" svg:height="1.011cm" svg:x="2.634cm" svg:y="3.95cm">
          <text:p text:style-name="P11"><text:span text:style-name="T9">Token: </text:span><text:span text:style-name="T10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1" draw:text-style-name="P15" draw:layer="layout" svg:width="1.307cm" svg:height="0.75cm" svg:x="2.643cm" svg:y="3.197cm">
              <text:p text:style-name="P14"><text:span text:style-name="T1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2" draw:text-style-name="P16" draw:layer="layout" svg:width="0.001cm" svg:height="0.293cm" svg:x="3.297cm" svg:y="3.65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3" draw:text-style-name="P12" draw:layer="layout" svg:width="1.294cm" svg:height="0.678cm" svg:x="2.661cm" svg:y="2.628cm">
            <text:p text:style-name="P11"><text:span text:style-name="T8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4" draw:text-style-name="P17" draw:layer="layout" svg:width="1.307cm" svg:height="0.75cm" svg:x="3.96cm" svg:y="3.197cm">
          <text:p text:style-name="P14"><text:span text:style-name="T12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2" draw:text-style-name="P16" draw:layer="layout" svg:width="0.001cm" svg:height="0.293cm" svg:x="4.614cm" svg:y="3.65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5" draw:text-style-name="P18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2" draw:text-style-name="P16" draw:layer="layout" svg:width="0.001cm" svg:height="0.293cm" svg:x="6.595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2" draw:text-style-name="P16" draw:layer="layout" svg:width="0.001cm" svg:height="0.293cm" svg:x="7.266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2" draw:text-style-name="P16" draw:layer="layout" svg:width="0.001cm" svg:height="0.293cm" svg:x="5.954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6" draw:text-style-name="P16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7" draw:text-style-name="P19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2" draw:text-style-name="P16" draw:layer="layout" svg:width="0.001cm" svg:height="0.293cm" svg:x="9.18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8" draw:text-style-name="P16" draw:layer="layout" svg:width="0.001cm" svg:height="0.533cm" svg:x="9.853cm" svg:y="3.37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2" draw:text-style-name="P16" draw:layer="layout" svg:width="0.001cm" svg:height="0.293cm" svg:x="8.54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2" draw:text-style-name="P16" draw:layer="layout" svg:width="0.001cm" svg:height="0.293cm" svg:x="11.181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2" draw:text-style-name="P16" draw:layer="layout" svg:width="0.001cm" svg:height="0.293cm" svg:x="11.85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2" draw:text-style-name="P16" draw:layer="layout" svg:width="0.001cm" svg:height="0.293cm" svg:x="10.54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2" draw:text-style-name="P16" draw:layer="layout" svg:width="0.001cm" svg:height="0.293cm" svg:x="12.509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3" draw:text-style-name="P12" draw:layer="layout" svg:width="0.926cm" svg:height="0.678cm" svg:x="8.472cm" svg:y="3.056cm">
          <text:p text:style-name="P11"><text:span text:style-name="T8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3" draw:text-style-name="P12" draw:layer="layout" svg:width="1.061cm" svg:height="0.678cm" svg:x="10.741cm" svg:y="3.079cm">
          <text:p text:style-name="P11"><text:span text:style-name="T8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1" draw:text-style-name="P20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4" draw:text-style-name="P42" draw:layer="layout" svg:width="20.988cm" svg:height="1.011cm" svg:x="2.634cm" svg:y="4.99cm">
          <text:p text:style-name="P11"><text:span text:style-name="T9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0" draw:text-style-name="P13" draw:layer="layout" svg:width="2.488cm" svg:height="1.011cm" svg:x="2.634cm" svg:y="8.142cm">
          <text:p text:style-name="P11"><text:span text:style-name="T11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1" draw:text-style-name="P21" draw:layer="layout" svg:width="18.626cm" svg:height="1.011cm" svg:x="2.658cm" svg:y="9.217cm">
          <text:p text:style-name="P11"><text:span text:style-name="T9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2" draw:text-style-name="P23" draw:layer="layout" svg:width="2.823cm" svg:height="0.614cm" svg:x="17.183cm" svg:y="3.297cm">
          <text:p text:style-name="P22"><text:span text:style-name="T8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5" draw:text-style-name="P43" draw:layer="layout" svg:width="20.969cm" svg:height="1.011cm" svg:x="2.653cm" svg:y="6.032cm">
          <text:p text:style-name="P11"><text:span text:style-name="T9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4" draw:layer="layout" svg:width="20.969cm" svg:height="1.011cm" svg:x="2.653cm" svg:y="7.048cm">
          <text:p text:style-name="P11"><text:span text:style-name="T9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10" draw:text-style-name="P33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2"><text:span text:style-name="T20">CoAP field classification</text:span></text:p>
              </text:list-item>
            </text:list>
          </draw:text-box>
        </draw:frame>
        <draw:custom-shape draw:style-name="gr77" draw:text-style-name="P8" draw:layer="layout" svg:width="0.254cm" svg:height="1.93cm" svg:x="2.232cm" svg:y="6.1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8" draw:text-style-name="P46" draw:layer="layout" svg:width="2.366cm" svg:height="1.39cm" svg:x="-0.08cm" svg:y="6.369cm">
          <draw:text-box>
            <text:p text:style-name="P45"><text:span text:style-name="T17">O</text:span><text:span text:style-name="T17">u</text:span><text:span text:style-name="T17">t</text:span><text:span text:style-name="T17">e</text:span><text:span text:style-name="T17">r </text:span><text:span text:style-name="T17">o</text:span><text:span text:style-name="T17">p</text:span><text:span text:style-name="T17">ti</text:span><text:span text:style-name="T17">o</text:span><text:span text:style-name="T17">n</text:span><text:span text:style-name="T17">s</text:span></text:p>
          </draw:text-box>
        </draw:frame>
        <draw:frame draw:style-name="gr79" draw:text-style-name="P46" draw:layer="layout" svg:width="2.366cm" svg:height="1.427cm" svg:x="0.287cm" svg:y="4.826cm">
          <draw:text-box>
            <text:p text:style-name="P45"><text:span text:style-name="T17">I</text:span><text:span text:style-name="T17">n</text:span><text:span text:style-name="T17">n</text:span><text:span text:style-name="T17">e</text:span><text:span text:style-name="T17">r </text:span><text:span text:style-name="T17">o</text:span><text:span text:style-name="T17">p</text:span><text:span text:style-name="T17">ti</text:span><text:span text:style-name="T17">o</text:span><text:span text:style-name="T17">n</text:span><text:span text:style-name="T17">s</text:span></text:p>
          </draw:text-box>
        </draw:frame>
        <presentation:notes draw:style-name="dp4">
          <draw:page-thumbnail draw:name="Espace réservé de l'image des diapositives 1" draw:style-name="gr2" draw:layer="layout" svg:width="19.797cm" svg:height="11.136cm" svg:x="0.601cm" svg:y="2.257cm" draw:page-number="11" presentation:class="page"/>
          <draw:frame draw:name="Espace réservé des notes 2" presentation:style-name="pr9" draw:text-style-name="P41" draw:layer="layout" svg:width="15.239cm" svg:height="11.429cm" svg:x="1.905cm" svg:y="12.065cm" presentation:class="notes" presentation:user-transformed="true">
            <draw:text-box>
              <text:p text:style-name="P40"><text:span text:style-name="T26">H</text:span><text:span text:style-name="T26">e</text:span><text:span text:style-name="T26">a</text:span><text:span text:style-name="T26">d</text:span><text:span text:style-name="T26">e</text:span><text:span text:style-name="T26">r</text:span><text:span text:style-name="T26"> </text:span><text:span text:style-name="T26">C</text:span><text:span text:style-name="T26">o</text:span><text:span text:style-name="T26">A</text:span><text:span text:style-name="T26">p</text:span><text:span text:style-name="T26"> </text:span><text:span text:style-name="T26">r</text:span><text:span text:style-name="T26">e</text:span><text:span text:style-name="T26">l</text:span><text:span text:style-name="T26">a</text:span><text:span text:style-name="T26">t</text:span><text:span text:style-name="T26">i</text:span><text:span text:style-name="T26">v</text:span><text:span text:style-name="T26">e</text:span><text:span text:style-name="T26">m</text:span><text:span text:style-name="T26">e</text:span><text:span text:style-name="T26">n</text:span><text:span text:style-name="T26">t</text:span><text:span text:style-name="T26"> </text:span><text:span text:style-name="T26">C</text:span><text:span text:style-name="T26">o</text:span><text:span text:style-name="T26">A</text:span><text:span text:style-name="T26">P</text:span><text:span text:style-name="T26">,</text:span><text:span text:style-name="T26"> </text:span><text:span text:style-name="T26">d</text:span><text:span text:style-name="T26">a</text:span><text:span text:style-name="T26">n</text:span><text:span text:style-name="T26">s</text:span><text:span text:style-name="T26"> </text:span><text:span text:style-name="T26">l</text:span><text:span text:style-name="T26">e</text:span><text:span text:style-name="T26">q</text:span><text:span text:style-name="T26">u</text:span><text:span text:style-name="T26">e</text:span><text:span text:style-name="T26">l</text:span><text:span text:style-name="T26"> </text:span><text:span text:style-name="T26">v</text:span><text:span text:style-name="T26">o</text:span><text:span text:style-name="T26">u</text:span><text:span text:style-name="T26">s</text:span><text:span text:style-name="T26"> </text:span><text:span text:style-name="T26">a</text:span><text:span text:style-name="T26">l</text:span><text:span text:style-name="T26">l</text:span><text:span text:style-name="T26">e</text:span><text:span text:style-name="T26">z</text:span><text:span text:style-name="T26"> </text:span><text:span text:style-name="T26">a</text:span><text:span text:style-name="T26">v</text:span><text:span text:style-name="T26">o</text:span><text:span text:style-name="T26">i</text:span><text:span text:style-name="T26">r</text:span><text:span text:style-name="T26"> </text:span><text:span text:style-name="T26">l</text:span><text:span text:style-name="T26">e</text:span><text:span text:style-name="T26">s</text:span><text:span text:style-name="T26"> </text:span><text:span text:style-name="T26">v</text:span><text:span text:style-name="T26">e</text:span><text:span text:style-name="T26">r</text:span><text:span text:style-name="T26">s</text:span><text:span text:style-name="T26">i</text:span><text:span text:style-name="T26">o</text:span><text:span text:style-name="T26">n</text:span><text:span text:style-name="T26">s</text:span><text:span text:style-name="T26"> </text:span><text:span text:style-name="T26">o</text:span><text:span text:style-name="T26">u</text:span><text:span text:style-name="T26"> </text:span><text:span text:style-name="T26">a</text:span><text:span text:style-name="T26">u</text:span><text:span text:style-name="T26">t</text:span><text:span text:style-name="T26">r</text:span><text:span text:style-name="T26">e</text:span><text:span text:style-name="T26">.</text:span><text:span text:style-name="T26"> </text:span><text:span text:style-name="T26">O</text:span><text:span text:style-name="T26">n</text:span><text:span text:style-name="T26"> </text:span><text:span text:style-name="T26">n</text:span><text:span text:style-name="T26">e</text:span><text:span text:style-name="T26"> </text:span><text:span text:style-name="T26">v</text:span><text:span text:style-name="T26">a</text:span><text:span text:style-name="T26"> </text:span><text:span text:style-name="T26">p</text:span><text:span text:style-name="T26">a</text:span><text:span text:style-name="T26">s</text:span><text:span text:style-name="T26"> </text:span><text:span text:style-name="T26">r</text:span><text:span text:style-name="T26">e</text:span><text:span text:style-name="T26">n</text:span><text:span text:style-name="T26">t</text:span><text:span text:style-name="T26">r</text:span><text:span text:style-name="T26">e</text:span><text:span text:style-name="T26">r</text:span><text:span text:style-name="T26"> </text:span><text:span text:style-name="T26">d</text:span><text:span text:style-name="T26">a</text:span><text:span text:style-name="T26">n</text:span><text:span text:style-name="T26">s</text:span><text:span text:style-name="T26"> </text:span><text:span text:style-name="T26">l</text:span><text:span text:style-name="T26">e</text:span><text:span text:style-name="T26">s</text:span><text:span text:style-name="T26"> </text:span><text:span text:style-name="T26">d</text:span><text:span text:style-name="T26">é</text:span><text:span text:style-name="T26">t</text:span><text:span text:style-name="T26">a</text:span><text:span text:style-name="T26">i</text:span><text:span text:style-name="T26">l</text:span><text:span text:style-name="T26">s</text:span><text:span text:style-name="T26">.</text:span><text:span text:style-name="T26"> </text:span></text:p>
              <text:p text:style-name="P40"><text:span text:style-name="T26">O</text:span><text:span text:style-name="T26">b</text:span><text:span text:style-name="T26">s</text:span><text:span text:style-name="T26">e</text:span><text:span text:style-name="T26">r</text:span><text:span text:style-name="T26">v</text:span><text:span text:style-name="T26">e</text:span><text:span text:style-name="T26">z</text:span><text:span text:style-name="T26"> </text:span><text:span text:style-name="T26">q</text:span><text:span text:style-name="T26">u</text:span><text:span text:style-name="T26">’</text:span><text:span text:style-name="T26">i</text:span><text:span text:style-name="T26">c</text:span><text:span text:style-name="T26">i</text:span><text:span text:style-name="T26"> </text:span><text:span text:style-name="T26">c</text:span><text:span text:style-name="T26">e</text:span><text:span text:style-name="T26">p</text:span><text:span text:style-name="T26">e</text:span><text:span text:style-name="T26">n</text:span><text:span text:style-name="T26">d</text:span><text:span text:style-name="T26">a</text:span><text:span text:style-name="T26">n</text:span><text:span text:style-name="T26">t</text:span><text:span text:style-name="T26"> </text:span><text:span text:style-name="T26">v</text:span><text:span text:style-name="T26">o</text:span><text:span text:style-name="T26">u</text:span><text:span text:style-name="T26">s</text:span><text:span text:style-name="T26"> </text:span><text:span text:style-name="T26">a</text:span><text:span text:style-name="T26">v</text:span><text:span text:style-name="T26">e</text:span><text:span text:style-name="T26">z</text:span><text:span text:style-name="T26"> </text:span><text:span text:style-name="T26">u</text:span><text:span text:style-name="T26">n</text:span><text:span text:style-name="T26"> </text:span><text:span text:style-name="T26">c</text:span><text:span text:style-name="T26">o</text:span><text:span text:style-name="T26">d</text:span><text:span text:style-name="T26">e</text:span><text:span text:style-name="T26">,</text:span><text:span text:style-name="T26"> </text:span><text:span text:style-name="T26">q</text:span><text:span text:style-name="T26">u</text:span><text:span text:style-name="T26">i</text:span><text:span text:style-name="T26"> </text:span><text:span text:style-name="T26">t</text:span><text:span text:style-name="T26">i</text:span><text:span text:style-name="T26">e</text:span><text:span text:style-name="T26">n</text:span><text:span text:style-name="T26">t</text:span><text:span text:style-name="T26"> </text:span><text:span text:style-name="T26">s</text:span><text:span text:style-name="T26">u</text:span><text:span text:style-name="T26">r</text:span><text:span text:style-name="T26"> </text:span><text:span text:style-name="T26">1</text:span><text:span text:style-name="T26"> </text:span><text:span text:style-name="T26">o</text:span><text:span text:style-name="T26">c</text:span><text:span text:style-name="T26">t</text:span><text:span text:style-name="T26">e</text:span><text:span text:style-name="T26">t</text:span><text:span text:style-name="T26">,</text:span><text:span text:style-name="T26"> </text:span><text:span text:style-name="T26">r</text:span><text:span text:style-name="T26">e</text:span><text:span text:style-name="T26">p</text:span><text:span text:style-name="T26">r</text:span><text:span text:style-name="T26">é</text:span><text:span text:style-name="T26">s</text:span><text:span text:style-name="T26">e</text:span><text:span text:style-name="T26">n</text:span><text:span text:style-name="T26">t</text:span><text:span text:style-name="T26">e</text:span><text:span text:style-name="T26"> </text:span><text:span text:style-name="T26">d</text:span><text:span text:style-name="T26">i</text:span><text:span text:style-name="T26">f</text:span><text:span text:style-name="T26">f</text:span><text:span text:style-name="T26">é</text:span><text:span text:style-name="T26">r</text:span><text:span text:style-name="T26">e</text:span><text:span text:style-name="T26">n</text:span><text:span text:style-name="T26">t</text:span><text:span text:style-name="T26">e</text:span><text:span text:style-name="T26"> </text:span><text:span text:style-name="T26">v</text:span><text:span text:style-name="T26">a</text:span><text:span text:style-name="T26">l</text:span><text:span text:style-name="T26">e</text:span><text:span text:style-name="T26">u</text:span><text:span text:style-name="T26">r</text:span><text:span text:style-name="T26">.</text:span><text:span text:style-name="T26"> </text:span></text:p>
              <text:p text:style-name="P40"><text:span text:style-name="T26">V</text:span><text:span text:style-name="T26">o</text:span><text:span text:style-name="T26">u</text:span><text:span text:style-name="T26">s</text:span><text:span text:style-name="T26"> </text:span><text:span text:style-name="T26">c</text:span><text:span text:style-name="T26">o</text:span><text:span text:style-name="T26">n</text:span><text:span text:style-name="T26">n</text:span><text:span text:style-name="T26">a</text:span><text:span text:style-name="T26">i</text:span><text:span text:style-name="T26">s</text:span><text:span text:style-name="T26">s</text:span><text:span text:style-name="T26">e</text:span><text:span text:style-name="T26">z</text:span><text:span text:style-name="T26"> </text:span><text:span text:style-name="T26">t</text:span><text:span text:style-name="T26">o</text:span><text:span text:style-name="T26">u</text:span><text:span text:style-name="T26">s</text:span><text:span text:style-name="T26"> </text:span><text:span text:style-name="T26">l</text:span><text:span text:style-name="T26">’</text:span><text:span text:style-name="T26">e</text:span><text:span text:style-name="T26">r</text:span><text:span text:style-name="T26">r</text:span><text:span text:style-name="T26">e</text:span><text:span text:style-name="T26">u</text:span><text:span text:style-name="T26">r</text:span><text:span text:style-name="T26"> </text:span><text:span text:style-name="T26">4</text:span><text:span text:style-name="T26">0</text:span><text:span text:style-name="T26">4</text:span><text:span text:style-name="T26"> </text:span><text:span text:style-name="T26">e</text:span><text:span text:style-name="T26">n</text:span><text:span text:style-name="T26"> </text:span><text:span text:style-name="T26">H</text:span><text:span text:style-name="T26">T</text:span><text:span text:style-name="T26">T</text:span><text:span text:style-name="T26">P</text:span><text:span text:style-name="T26"> </text:span><text:span text:style-name="T26">=</text:span><text:span text:style-name="T26"> </text:span><text:span text:style-name="T26">3</text:span><text:span text:style-name="T26"> </text:span><text:span text:style-name="T26">c</text:span><text:span text:style-name="T26">a</text:span><text:span text:style-name="T26">r</text:span><text:span text:style-name="T26">a</text:span><text:span text:style-name="T26">c</text:span><text:span text:style-name="T26">t</text:span><text:span text:style-name="T26">è</text:span><text:span text:style-name="T26">r</text:span><text:span text:style-name="T26">e</text:span><text:span text:style-name="T26"> </text:span><text:span text:style-name="T26">/</text:span><text:span text:style-name="T26"> </text:span><text:span text:style-name="T26">i</text:span><text:span text:style-name="T26">c</text:span><text:span text:style-name="T26">i</text:span><text:span text:style-name="T26"> </text:span><text:span text:style-name="T26">e</text:span><text:span text:style-name="T26">n</text:span><text:span text:style-name="T26"> </text:span><text:span text:style-name="T26">C</text:span><text:span text:style-name="T26">o</text:span><text:span text:style-name="T26">A</text:span><text:span text:style-name="T26">P</text:span><text:span text:style-name="T26"> </text:span><text:span text:style-name="T26">i</text:span><text:span text:style-name="T26">l</text:span><text:span text:style-name="T26"> </text:span><text:span text:style-name="T26">t</text:span><text:span text:style-name="T26">i</text:span><text:span text:style-name="T26">e</text:span><text:span text:style-name="T26">n</text:span><text:span text:style-name="T26">t</text:span><text:span text:style-name="T26"> </text:span><text:span text:style-name="T26">s</text:span><text:span text:style-name="T26">u</text:span><text:span text:style-name="T26">r</text:span><text:span text:style-name="T26"> </text:span><text:span text:style-name="T26">u</text:span><text:span text:style-name="T26">n</text:span><text:span text:style-name="T26"> </text:span><text:span text:style-name="T26">s</text:span><text:span text:style-name="T26">e</text:span><text:span text:style-name="T26">u</text:span><text:span text:style-name="T26">l</text:span><text:span text:style-name="T26">.</text:span><text:span text:style-name="T26"> </text:span><text:span text:style-name="T26">I</text:span><text:span text:style-name="T26">l</text:span><text:span text:style-name="T26"> </text:span><text:span text:style-name="T26">y</text:span><text:span text:style-name="T26"> </text:span><text:span text:style-name="T26">a</text:span><text:span text:style-name="T26"> </text:span><text:span text:style-name="T26">d</text:span><text:span text:style-name="T26">o</text:span><text:span text:style-name="T26">n</text:span><text:span text:style-name="T26">c</text:span><text:span text:style-name="T26"> </text:span><text:span text:style-name="T26">p</text:span><text:span text:style-name="T26">l</text:span><text:span text:style-name="T26">e</text:span><text:span text:style-name="T26">i</text:span><text:span text:style-name="T26">n</text:span><text:span text:style-name="T26"> </text:span><text:span text:style-name="T26">d</text:span><text:span text:style-name="T26">’</text:span><text:span text:style-name="T26">a</text:span><text:span text:style-name="T26">s</text:span><text:span text:style-name="T26">t</text:span><text:span text:style-name="T26">u</text:span><text:span text:style-name="T26">c</text:span><text:span text:style-name="T26">e</text:span><text:span text:style-name="T26">s</text:span><text:span text:style-name="T26"> </text:span><text:span text:style-name="T26">q</text:span><text:span text:style-name="T26">u</text:span><text:span text:style-name="T26">i</text:span><text:span text:style-name="T26"> </text:span><text:span text:style-name="T26">f</text:span><text:span text:style-name="T26">o</text:span><text:span text:style-name="T26">n</text:span><text:span text:style-name="T26">t</text:span><text:span text:style-name="T26"> </text:span><text:span text:style-name="T26">q</text:span><text:span text:style-name="T26">u</text:span><text:span text:style-name="T26">e</text:span><text:span text:style-name="T26"> </text:span><text:span text:style-name="T26">l</text:span><text:span text:style-name="T26">a</text:span><text:span text:style-name="T26"> </text:span><text:span text:style-name="T26">r</text:span><text:span text:style-name="T26">e</text:span><text:span text:style-name="T26">p</text:span><text:span text:style-name="T26">r</text:span><text:span text:style-name="T26">é</text:span><text:span text:style-name="T26">s</text:span><text:span text:style-name="T26">e</text:span><text:span text:style-name="T26">n</text:span><text:span text:style-name="T26">t</text:span><text:span text:style-name="T26">a</text:span><text:span text:style-name="T26">t</text:span><text:span text:style-name="T26">i</text:span><text:span text:style-name="T26">o</text:span><text:span text:style-name="T26">n</text:span><text:span text:style-name="T26"> </text:span><text:span text:style-name="T26">e</text:span><text:span text:style-name="T26">s</text:span><text:span text:style-name="T26">t</text:span><text:span text:style-name="T26"> </text:span><text:span text:style-name="T26">c</text:span><text:span text:style-name="T26">o</text:span><text:span text:style-name="T26">m</text:span><text:span text:style-name="T26">p</text:span><text:span text:style-name="T26">a</text:span><text:span text:style-name="T26">t</text:span><text:span text:style-name="T26">i</text:span><text:span text:style-name="T26">b</text:span><text:span text:style-name="T26">l</text:span><text:span text:style-name="T26">e</text:span><text:span text:style-name="T26"> </text:span><text:span text:style-name="T26">a</text:span><text:span text:style-name="T26">v</text:span><text:span text:style-name="T26">e</text:span><text:span text:style-name="T26">c</text:span><text:span text:style-name="T26"> </text:span><text:span text:style-name="T26">H</text:span><text:span text:style-name="T26">T</text:span><text:span text:style-name="T26">T</text:span><text:span text:style-name="T26">P</text:span><text:span text:style-name="T26"> </text:span><text:span text:style-name="T26">m</text:span><text:span text:style-name="T26">a</text:span><text:span text:style-name="T26">i</text:span><text:span text:style-name="T26">s</text:span><text:span text:style-name="T26"> </text:span><text:span text:style-name="T26">p</text:span><text:span text:style-name="T26">l</text:span><text:span text:style-name="T26">u</text:span><text:span text:style-name="T26">s</text:span><text:span text:style-name="T26"> </text:span><text:span text:style-name="T26">c</text:span><text:span text:style-name="T26">o</text:span><text:span text:style-name="T26">m</text:span><text:span text:style-name="T26">p</text:span><text:span text:style-name="T26">a</text:span><text:span text:style-name="T26">c</text:span><text:span text:style-name="T26">t</text:span><text:span text:style-name="T26">e</text:span><text:span text:style-name="T26">.</text:span><text:span text:style-name="T26"> </text:span></text:p>
              <text:p text:style-name="P40"><text:span text:style-name="T26"/></text:p>
            </draw:text-box>
          </draw:frame>
          <draw:custom-shape draw:name="Espace réservé du numéro de diapositive 3" draw:style-name="gr73" draw:text-style-name="P16" draw:layer="layout" svg:width="8.254cm" svg:height="1.273cm" svg:x="10.791cm" svg:y="24.126cm">
            <text:p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Titre_20_seul" presentation:presentation-page-layout-name="AL2T19">
        <office:forms form:automatic-focus="false" form:apply-design-mode="false"/>
        <draw:custom-shape draw:name="Shape 860" draw:style-name="gr69" draw:text-style-name="P12" draw:layer="layout" svg:width="1.057cm" svg:height="0.472cm" svg:x="0.212cm" svg:y="13.446cm">
          <text:p text:style-name="P11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9" draw:text-style-name="P12" draw:layer="layout" svg:width="0.896cm" svg:height="0.614cm" svg:x="4.184cm" svg:y="2.583cm">
          <text:p text:style-name="P11"><text:span text:style-name="T8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9" draw:text-style-name="P12" draw:layer="layout" svg:width="1.667cm" svg:height="0.614cm" svg:x="5.842cm" svg:y="2.676cm">
          <text:p text:style-name="P11"><text:span text:style-name="T8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9" draw:text-style-name="P12" draw:layer="layout" svg:width="0.947cm" svg:height="0.614cm" svg:x="8.575cm" svg:y="2.628cm">
          <text:p text:style-name="P11"><text:span text:style-name="T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0" draw:text-style-name="P13" draw:layer="layout" svg:width="20.988cm" svg:height="1.011cm" svg:x="2.634cm" svg:y="3.95cm">
          <text:p text:style-name="P11"><text:span text:style-name="T9">Token: </text:span><text:span text:style-name="T10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1" draw:text-style-name="P15" draw:layer="layout" svg:width="1.307cm" svg:height="0.75cm" svg:x="2.643cm" svg:y="3.197cm">
              <text:p text:style-name="P14"><text:span text:style-name="T1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2" draw:text-style-name="P16" draw:layer="layout" svg:width="0.001cm" svg:height="0.293cm" svg:x="3.297cm" svg:y="3.65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3" draw:text-style-name="P12" draw:layer="layout" svg:width="1.294cm" svg:height="0.678cm" svg:x="2.661cm" svg:y="2.628cm">
            <text:p text:style-name="P11"><text:span text:style-name="T8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4" draw:text-style-name="P17" draw:layer="layout" svg:width="1.307cm" svg:height="0.75cm" svg:x="3.96cm" svg:y="3.197cm">
          <text:p text:style-name="P14"><text:span text:style-name="T12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2" draw:text-style-name="P16" draw:layer="layout" svg:width="0.001cm" svg:height="0.293cm" svg:x="4.614cm" svg:y="3.65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5" draw:text-style-name="P18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2" draw:text-style-name="P16" draw:layer="layout" svg:width="0.001cm" svg:height="0.293cm" svg:x="6.595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2" draw:text-style-name="P16" draw:layer="layout" svg:width="0.001cm" svg:height="0.293cm" svg:x="7.266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2" draw:text-style-name="P16" draw:layer="layout" svg:width="0.001cm" svg:height="0.293cm" svg:x="5.954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6" draw:text-style-name="P16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7" draw:text-style-name="P19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2" draw:text-style-name="P16" draw:layer="layout" svg:width="0.001cm" svg:height="0.293cm" svg:x="9.18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8" draw:text-style-name="P16" draw:layer="layout" svg:width="0.001cm" svg:height="0.533cm" svg:x="9.853cm" svg:y="3.37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2" draw:text-style-name="P16" draw:layer="layout" svg:width="0.001cm" svg:height="0.293cm" svg:x="8.54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2" draw:text-style-name="P16" draw:layer="layout" svg:width="0.001cm" svg:height="0.293cm" svg:x="11.181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2" draw:text-style-name="P16" draw:layer="layout" svg:width="0.001cm" svg:height="0.293cm" svg:x="11.85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2" draw:text-style-name="P16" draw:layer="layout" svg:width="0.001cm" svg:height="0.293cm" svg:x="10.54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2" draw:text-style-name="P16" draw:layer="layout" svg:width="0.001cm" svg:height="0.293cm" svg:x="12.509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3" draw:text-style-name="P12" draw:layer="layout" svg:width="0.926cm" svg:height="0.678cm" svg:x="8.472cm" svg:y="3.056cm">
          <text:p text:style-name="P11"><text:span text:style-name="T8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3" draw:text-style-name="P12" draw:layer="layout" svg:width="1.061cm" svg:height="0.678cm" svg:x="10.741cm" svg:y="3.079cm">
          <text:p text:style-name="P11"><text:span text:style-name="T8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1" draw:text-style-name="P20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4" draw:text-style-name="P42" draw:layer="layout" svg:width="20.988cm" svg:height="1.011cm" svg:x="2.634cm" svg:y="4.99cm">
          <text:p text:style-name="P11"><text:span text:style-name="T9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0" draw:text-style-name="P13" draw:layer="layout" svg:width="2.488cm" svg:height="1.011cm" svg:x="2.634cm" svg:y="8.142cm">
          <text:p text:style-name="P11"><text:span text:style-name="T11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1" draw:text-style-name="P21" draw:layer="layout" svg:width="18.626cm" svg:height="1.011cm" svg:x="2.658cm" svg:y="9.217cm">
          <text:p text:style-name="P11"><text:span text:style-name="T9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2" draw:text-style-name="P23" draw:layer="layout" svg:width="2.823cm" svg:height="0.614cm" svg:x="17.183cm" svg:y="3.297cm">
          <text:p text:style-name="P22"><text:span text:style-name="T8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5" draw:text-style-name="P43" draw:layer="layout" svg:width="20.969cm" svg:height="1.011cm" svg:x="2.653cm" svg:y="6.032cm">
          <text:p text:style-name="P11"><text:span text:style-name="T9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4" draw:layer="layout" svg:width="20.969cm" svg:height="1.011cm" svg:x="2.653cm" svg:y="7.048cm">
          <text:p text:style-name="P11"><text:span text:style-name="T9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0" draw:text-style-name="P47" draw:layer="layout" svg:width="20.988cm" svg:height="1.04cm" svg:x="2.634cm" svg:y="4.96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7" draw:layer="layout" svg:width="5.168cm" svg:height="0.75cm" svg:x="7.968cm" svg:y="3.20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7" draw:layer="layout" svg:width="18.626cm" svg:height="1.011cm" svg:x="2.658cm" svg:y="9.217cm">
          <text:p/>
          <draw:enhanced-geometry svg:viewBox="0 0 21600 21600" draw:type="rectangle" draw:enhanced-path="M 0 0 L 21600 0 21600 21600 0 21600 0 0 Z N"/>
        </draw:custom-shape>
        <draw:frame draw:name="Espace réservé du texte 9" presentation:style-name="pr11" draw:text-style-name="P33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2"><text:span text:style-name="T20">CoAP field classification</text:span></text:p>
              </text:list-item>
            </text:list>
          </draw:text-box>
        </draw:frame>
        <draw:custom-shape draw:style-name="gr77" draw:text-style-name="P8" draw:layer="layout" svg:width="0.254cm" svg:height="1.93cm" svg:x="2.233cm" svg:y="6.12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8" draw:text-style-name="P48" draw:layer="layout" svg:width="2.366cm" svg:height="1.39cm" svg:x="-0.079cm" svg:y="6.37cm">
          <draw:text-box>
            <text:p text:style-name="P45"><text:span text:style-name="T17">O</text:span><text:span text:style-name="T17">u</text:span><text:span text:style-name="T17">t</text:span><text:span text:style-name="T17">e</text:span><text:span text:style-name="T17">r </text:span><text:span text:style-name="T17">o</text:span><text:span text:style-name="T17">p</text:span><text:span text:style-name="T17">ti</text:span><text:span text:style-name="T17">o</text:span><text:span text:style-name="T17">n</text:span><text:span text:style-name="T17">s</text:span></text:p>
          </draw:text-box>
        </draw:frame>
        <draw:frame draw:style-name="gr79" draw:text-style-name="P49" draw:layer="layout" svg:width="2.366cm" svg:height="1.427cm" svg:x="0.288cm" svg:y="4.827cm">
          <draw:text-box>
            <text:p text:style-name="P45"><text:span text:style-name="T17">I</text:span><text:span text:style-name="T17">n</text:span><text:span text:style-name="T17">n</text:span><text:span text:style-name="T17">e</text:span><text:span text:style-name="T17">r </text:span><text:span text:style-name="T17">o</text:span><text:span text:style-name="T17">p</text:span><text:span text:style-name="T17">ti</text:span><text:span text:style-name="T17">o</text:span><text:span text:style-name="T17">n</text:span><text:span text:style-name="T17">s</text:span></text:p>
          </draw:text-box>
        </draw:frame>
        <presentation:notes draw:style-name="dp4">
          <draw:page-thumbnail draw:name="Espace réservé de l'image des diapositives 1" draw:style-name="gr2" draw:layer="layout" svg:width="19.797cm" svg:height="11.136cm" svg:x="0.601cm" svg:y="2.257cm" draw:page-number="12" presentation:class="page"/>
          <draw:frame draw:name="Espace réservé des notes 2" presentation:style-name="pr9" draw:text-style-name="P41" draw:layer="layout" svg:width="15.239cm" svg:height="11.429cm" svg:x="1.905cm" svg:y="12.065cm" presentation:class="notes" presentation:user-transformed="true">
            <draw:text-box>
              <text:p text:style-name="P40"><text:span text:style-name="T26">H</text:span><text:span text:style-name="T26">e</text:span><text:span text:style-name="T26">a</text:span><text:span text:style-name="T26">d</text:span><text:span text:style-name="T26">e</text:span><text:span text:style-name="T26">r</text:span><text:span text:style-name="T26"> </text:span><text:span text:style-name="T26">C</text:span><text:span text:style-name="T26">o</text:span><text:span text:style-name="T26">A</text:span><text:span text:style-name="T26">p</text:span><text:span text:style-name="T26"> </text:span><text:span text:style-name="T26">r</text:span><text:span text:style-name="T26">e</text:span><text:span text:style-name="T26">l</text:span><text:span text:style-name="T26">a</text:span><text:span text:style-name="T26">t</text:span><text:span text:style-name="T26">i</text:span><text:span text:style-name="T26">v</text:span><text:span text:style-name="T26">e</text:span><text:span text:style-name="T26">m</text:span><text:span text:style-name="T26">e</text:span><text:span text:style-name="T26">n</text:span><text:span text:style-name="T26">t</text:span><text:span text:style-name="T26"> </text:span><text:span text:style-name="T26">C</text:span><text:span text:style-name="T26">o</text:span><text:span text:style-name="T26">A</text:span><text:span text:style-name="T26">P</text:span><text:span text:style-name="T26">,</text:span><text:span text:style-name="T26"> </text:span><text:span text:style-name="T26">d</text:span><text:span text:style-name="T26">a</text:span><text:span text:style-name="T26">n</text:span><text:span text:style-name="T26">s</text:span><text:span text:style-name="T26"> </text:span><text:span text:style-name="T26">l</text:span><text:span text:style-name="T26">e</text:span><text:span text:style-name="T26">q</text:span><text:span text:style-name="T26">u</text:span><text:span text:style-name="T26">e</text:span><text:span text:style-name="T26">l</text:span><text:span text:style-name="T26"> </text:span><text:span text:style-name="T26">v</text:span><text:span text:style-name="T26">o</text:span><text:span text:style-name="T26">u</text:span><text:span text:style-name="T26">s</text:span><text:span text:style-name="T26"> </text:span><text:span text:style-name="T26">a</text:span><text:span text:style-name="T26">l</text:span><text:span text:style-name="T26">l</text:span><text:span text:style-name="T26">e</text:span><text:span text:style-name="T26">z</text:span><text:span text:style-name="T26"> </text:span><text:span text:style-name="T26">a</text:span><text:span text:style-name="T26">v</text:span><text:span text:style-name="T26">o</text:span><text:span text:style-name="T26">i</text:span><text:span text:style-name="T26">r</text:span><text:span text:style-name="T26"> </text:span><text:span text:style-name="T26">l</text:span><text:span text:style-name="T26">e</text:span><text:span text:style-name="T26">s</text:span><text:span text:style-name="T26"> </text:span><text:span text:style-name="T26">v</text:span><text:span text:style-name="T26">e</text:span><text:span text:style-name="T26">r</text:span><text:span text:style-name="T26">s</text:span><text:span text:style-name="T26">i</text:span><text:span text:style-name="T26">o</text:span><text:span text:style-name="T26">n</text:span><text:span text:style-name="T26">s</text:span><text:span text:style-name="T26"> </text:span><text:span text:style-name="T26">o</text:span><text:span text:style-name="T26">u</text:span><text:span text:style-name="T26"> </text:span><text:span text:style-name="T26">a</text:span><text:span text:style-name="T26">u</text:span><text:span text:style-name="T26">t</text:span><text:span text:style-name="T26">r</text:span><text:span text:style-name="T26">e</text:span><text:span text:style-name="T26">.</text:span><text:span text:style-name="T26"> </text:span><text:span text:style-name="T26">O</text:span><text:span text:style-name="T26">n</text:span><text:span text:style-name="T26"> </text:span><text:span text:style-name="T26">n</text:span><text:span text:style-name="T26">e</text:span><text:span text:style-name="T26"> </text:span><text:span text:style-name="T26">v</text:span><text:span text:style-name="T26">a</text:span><text:span text:style-name="T26"> </text:span><text:span text:style-name="T26">p</text:span><text:span text:style-name="T26">a</text:span><text:span text:style-name="T26">s</text:span><text:span text:style-name="T26"> </text:span><text:span text:style-name="T26">r</text:span><text:span text:style-name="T26">e</text:span><text:span text:style-name="T26">n</text:span><text:span text:style-name="T26">t</text:span><text:span text:style-name="T26">r</text:span><text:span text:style-name="T26">e</text:span><text:span text:style-name="T26">r</text:span><text:span text:style-name="T26"> </text:span><text:span text:style-name="T26">d</text:span><text:span text:style-name="T26">a</text:span><text:span text:style-name="T26">n</text:span><text:span text:style-name="T26">s</text:span><text:span text:style-name="T26"> </text:span><text:span text:style-name="T26">l</text:span><text:span text:style-name="T26">e</text:span><text:span text:style-name="T26">s</text:span><text:span text:style-name="T26"> </text:span><text:span text:style-name="T26">d</text:span><text:span text:style-name="T26">é</text:span><text:span text:style-name="T26">t</text:span><text:span text:style-name="T26">a</text:span><text:span text:style-name="T26">i</text:span><text:span text:style-name="T26">l</text:span><text:span text:style-name="T26">s</text:span><text:span text:style-name="T26">.</text:span><text:span text:style-name="T26"> </text:span></text:p>
              <text:p text:style-name="P40"><text:span text:style-name="T26">O</text:span><text:span text:style-name="T26">b</text:span><text:span text:style-name="T26">s</text:span><text:span text:style-name="T26">e</text:span><text:span text:style-name="T26">r</text:span><text:span text:style-name="T26">v</text:span><text:span text:style-name="T26">e</text:span><text:span text:style-name="T26">z</text:span><text:span text:style-name="T26"> </text:span><text:span text:style-name="T26">q</text:span><text:span text:style-name="T26">u</text:span><text:span text:style-name="T26">’</text:span><text:span text:style-name="T26">i</text:span><text:span text:style-name="T26">c</text:span><text:span text:style-name="T26">i</text:span><text:span text:style-name="T26"> </text:span><text:span text:style-name="T26">c</text:span><text:span text:style-name="T26">e</text:span><text:span text:style-name="T26">p</text:span><text:span text:style-name="T26">e</text:span><text:span text:style-name="T26">n</text:span><text:span text:style-name="T26">d</text:span><text:span text:style-name="T26">a</text:span><text:span text:style-name="T26">n</text:span><text:span text:style-name="T26">t</text:span><text:span text:style-name="T26"> </text:span><text:span text:style-name="T26">v</text:span><text:span text:style-name="T26">o</text:span><text:span text:style-name="T26">u</text:span><text:span text:style-name="T26">s</text:span><text:span text:style-name="T26"> </text:span><text:span text:style-name="T26">a</text:span><text:span text:style-name="T26">v</text:span><text:span text:style-name="T26">e</text:span><text:span text:style-name="T26">z</text:span><text:span text:style-name="T26"> </text:span><text:span text:style-name="T26">u</text:span><text:span text:style-name="T26">n</text:span><text:span text:style-name="T26"> </text:span><text:span text:style-name="T26">c</text:span><text:span text:style-name="T26">o</text:span><text:span text:style-name="T26">d</text:span><text:span text:style-name="T26">e</text:span><text:span text:style-name="T26">,</text:span><text:span text:style-name="T26"> </text:span><text:span text:style-name="T26">q</text:span><text:span text:style-name="T26">u</text:span><text:span text:style-name="T26">i</text:span><text:span text:style-name="T26"> </text:span><text:span text:style-name="T26">t</text:span><text:span text:style-name="T26">i</text:span><text:span text:style-name="T26">e</text:span><text:span text:style-name="T26">n</text:span><text:span text:style-name="T26">t</text:span><text:span text:style-name="T26"> </text:span><text:span text:style-name="T26">s</text:span><text:span text:style-name="T26">u</text:span><text:span text:style-name="T26">r</text:span><text:span text:style-name="T26"> </text:span><text:span text:style-name="T26">1</text:span><text:span text:style-name="T26"> </text:span><text:span text:style-name="T26">o</text:span><text:span text:style-name="T26">c</text:span><text:span text:style-name="T26">t</text:span><text:span text:style-name="T26">e</text:span><text:span text:style-name="T26">t</text:span><text:span text:style-name="T26">,</text:span><text:span text:style-name="T26"> </text:span><text:span text:style-name="T26">r</text:span><text:span text:style-name="T26">e</text:span><text:span text:style-name="T26">p</text:span><text:span text:style-name="T26">r</text:span><text:span text:style-name="T26">é</text:span><text:span text:style-name="T26">s</text:span><text:span text:style-name="T26">e</text:span><text:span text:style-name="T26">n</text:span><text:span text:style-name="T26">t</text:span><text:span text:style-name="T26">e</text:span><text:span text:style-name="T26"> </text:span><text:span text:style-name="T26">d</text:span><text:span text:style-name="T26">i</text:span><text:span text:style-name="T26">f</text:span><text:span text:style-name="T26">f</text:span><text:span text:style-name="T26">é</text:span><text:span text:style-name="T26">r</text:span><text:span text:style-name="T26">e</text:span><text:span text:style-name="T26">n</text:span><text:span text:style-name="T26">t</text:span><text:span text:style-name="T26">e</text:span><text:span text:style-name="T26"> </text:span><text:span text:style-name="T26">v</text:span><text:span text:style-name="T26">a</text:span><text:span text:style-name="T26">l</text:span><text:span text:style-name="T26">e</text:span><text:span text:style-name="T26">u</text:span><text:span text:style-name="T26">r</text:span><text:span text:style-name="T26">.</text:span><text:span text:style-name="T26"> </text:span></text:p>
              <text:p text:style-name="P40"><text:span text:style-name="T26">V</text:span><text:span text:style-name="T26">o</text:span><text:span text:style-name="T26">u</text:span><text:span text:style-name="T26">s</text:span><text:span text:style-name="T26"> </text:span><text:span text:style-name="T26">c</text:span><text:span text:style-name="T26">o</text:span><text:span text:style-name="T26">n</text:span><text:span text:style-name="T26">n</text:span><text:span text:style-name="T26">a</text:span><text:span text:style-name="T26">i</text:span><text:span text:style-name="T26">s</text:span><text:span text:style-name="T26">s</text:span><text:span text:style-name="T26">e</text:span><text:span text:style-name="T26">z</text:span><text:span text:style-name="T26"> </text:span><text:span text:style-name="T26">t</text:span><text:span text:style-name="T26">o</text:span><text:span text:style-name="T26">u</text:span><text:span text:style-name="T26">s</text:span><text:span text:style-name="T26"> </text:span><text:span text:style-name="T26">l</text:span><text:span text:style-name="T26">’</text:span><text:span text:style-name="T26">e</text:span><text:span text:style-name="T26">r</text:span><text:span text:style-name="T26">r</text:span><text:span text:style-name="T26">e</text:span><text:span text:style-name="T26">u</text:span><text:span text:style-name="T26">r</text:span><text:span text:style-name="T26"> </text:span><text:span text:style-name="T26">4</text:span><text:span text:style-name="T26">0</text:span><text:span text:style-name="T26">4</text:span><text:span text:style-name="T26"> </text:span><text:span text:style-name="T26">e</text:span><text:span text:style-name="T26">n</text:span><text:span text:style-name="T26"> </text:span><text:span text:style-name="T26">H</text:span><text:span text:style-name="T26">T</text:span><text:span text:style-name="T26">T</text:span><text:span text:style-name="T26">P</text:span><text:span text:style-name="T26"> </text:span><text:span text:style-name="T26">=</text:span><text:span text:style-name="T26"> </text:span><text:span text:style-name="T26">3</text:span><text:span text:style-name="T26"> </text:span><text:span text:style-name="T26">c</text:span><text:span text:style-name="T26">a</text:span><text:span text:style-name="T26">r</text:span><text:span text:style-name="T26">a</text:span><text:span text:style-name="T26">c</text:span><text:span text:style-name="T26">t</text:span><text:span text:style-name="T26">è</text:span><text:span text:style-name="T26">r</text:span><text:span text:style-name="T26">e</text:span><text:span text:style-name="T26"> </text:span><text:span text:style-name="T26">/</text:span><text:span text:style-name="T26"> </text:span><text:span text:style-name="T26">i</text:span><text:span text:style-name="T26">c</text:span><text:span text:style-name="T26">i</text:span><text:span text:style-name="T26"> </text:span><text:span text:style-name="T26">e</text:span><text:span text:style-name="T26">n</text:span><text:span text:style-name="T26"> </text:span><text:span text:style-name="T26">C</text:span><text:span text:style-name="T26">o</text:span><text:span text:style-name="T26">A</text:span><text:span text:style-name="T26">P</text:span><text:span text:style-name="T26"> </text:span><text:span text:style-name="T26">i</text:span><text:span text:style-name="T26">l</text:span><text:span text:style-name="T26"> </text:span><text:span text:style-name="T26">t</text:span><text:span text:style-name="T26">i</text:span><text:span text:style-name="T26">e</text:span><text:span text:style-name="T26">n</text:span><text:span text:style-name="T26">t</text:span><text:span text:style-name="T26"> </text:span><text:span text:style-name="T26">s</text:span><text:span text:style-name="T26">u</text:span><text:span text:style-name="T26">r</text:span><text:span text:style-name="T26"> </text:span><text:span text:style-name="T26">u</text:span><text:span text:style-name="T26">n</text:span><text:span text:style-name="T26"> </text:span><text:span text:style-name="T26">s</text:span><text:span text:style-name="T26">e</text:span><text:span text:style-name="T26">u</text:span><text:span text:style-name="T26">l</text:span><text:span text:style-name="T26">.</text:span><text:span text:style-name="T26"> </text:span><text:span text:style-name="T26">I</text:span><text:span text:style-name="T26">l</text:span><text:span text:style-name="T26"> </text:span><text:span text:style-name="T26">y</text:span><text:span text:style-name="T26"> </text:span><text:span text:style-name="T26">a</text:span><text:span text:style-name="T26"> </text:span><text:span text:style-name="T26">d</text:span><text:span text:style-name="T26">o</text:span><text:span text:style-name="T26">n</text:span><text:span text:style-name="T26">c</text:span><text:span text:style-name="T26"> </text:span><text:span text:style-name="T26">p</text:span><text:span text:style-name="T26">l</text:span><text:span text:style-name="T26">e</text:span><text:span text:style-name="T26">i</text:span><text:span text:style-name="T26">n</text:span><text:span text:style-name="T26"> </text:span><text:span text:style-name="T26">d</text:span><text:span text:style-name="T26">’</text:span><text:span text:style-name="T26">a</text:span><text:span text:style-name="T26">s</text:span><text:span text:style-name="T26">t</text:span><text:span text:style-name="T26">u</text:span><text:span text:style-name="T26">c</text:span><text:span text:style-name="T26">e</text:span><text:span text:style-name="T26">s</text:span><text:span text:style-name="T26"> </text:span><text:span text:style-name="T26">q</text:span><text:span text:style-name="T26">u</text:span><text:span text:style-name="T26">i</text:span><text:span text:style-name="T26"> </text:span><text:span text:style-name="T26">f</text:span><text:span text:style-name="T26">o</text:span><text:span text:style-name="T26">n</text:span><text:span text:style-name="T26">t</text:span><text:span text:style-name="T26"> </text:span><text:span text:style-name="T26">q</text:span><text:span text:style-name="T26">u</text:span><text:span text:style-name="T26">e</text:span><text:span text:style-name="T26"> </text:span><text:span text:style-name="T26">l</text:span><text:span text:style-name="T26">a</text:span><text:span text:style-name="T26"> </text:span><text:span text:style-name="T26">r</text:span><text:span text:style-name="T26">e</text:span><text:span text:style-name="T26">p</text:span><text:span text:style-name="T26">r</text:span><text:span text:style-name="T26">é</text:span><text:span text:style-name="T26">s</text:span><text:span text:style-name="T26">e</text:span><text:span text:style-name="T26">n</text:span><text:span text:style-name="T26">t</text:span><text:span text:style-name="T26">a</text:span><text:span text:style-name="T26">t</text:span><text:span text:style-name="T26">i</text:span><text:span text:style-name="T26">o</text:span><text:span text:style-name="T26">n</text:span><text:span text:style-name="T26"> </text:span><text:span text:style-name="T26">e</text:span><text:span text:style-name="T26">s</text:span><text:span text:style-name="T26">t</text:span><text:span text:style-name="T26"> </text:span><text:span text:style-name="T26">c</text:span><text:span text:style-name="T26">o</text:span><text:span text:style-name="T26">m</text:span><text:span text:style-name="T26">p</text:span><text:span text:style-name="T26">a</text:span><text:span text:style-name="T26">t</text:span><text:span text:style-name="T26">i</text:span><text:span text:style-name="T26">b</text:span><text:span text:style-name="T26">l</text:span><text:span text:style-name="T26">e</text:span><text:span text:style-name="T26"> </text:span><text:span text:style-name="T26">a</text:span><text:span text:style-name="T26">v</text:span><text:span text:style-name="T26">e</text:span><text:span text:style-name="T26">c</text:span><text:span text:style-name="T26"> </text:span><text:span text:style-name="T26">H</text:span><text:span text:style-name="T26">T</text:span><text:span text:style-name="T26">T</text:span><text:span text:style-name="T26">P</text:span><text:span text:style-name="T26"> </text:span><text:span text:style-name="T26">m</text:span><text:span text:style-name="T26">a</text:span><text:span text:style-name="T26">i</text:span><text:span text:style-name="T26">s</text:span><text:span text:style-name="T26"> </text:span><text:span text:style-name="T26">p</text:span><text:span text:style-name="T26">l</text:span><text:span text:style-name="T26">u</text:span><text:span text:style-name="T26">s</text:span><text:span text:style-name="T26"> </text:span><text:span text:style-name="T26">c</text:span><text:span text:style-name="T26">o</text:span><text:span text:style-name="T26">m</text:span><text:span text:style-name="T26">p</text:span><text:span text:style-name="T26">a</text:span><text:span text:style-name="T26">c</text:span><text:span text:style-name="T26">t</text:span><text:span text:style-name="T26">e</text:span><text:span text:style-name="T26">.</text:span><text:span text:style-name="T26"> </text:span></text:p>
              <text:p text:style-name="P40"><text:span text:style-name="T26"/></text:p>
            </draw:text-box>
          </draw:frame>
          <draw:custom-shape draw:name="Espace réservé du numéro de diapositive 3" draw:style-name="gr73" draw:text-style-name="P16" draw:layer="layout" svg:width="8.254cm" svg:height="1.273cm" svg:x="10.791cm" svg:y="24.126cm">
            <text:p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Titre_20_seul" presentation:presentation-page-layout-name="AL2T19">
        <office:forms form:automatic-focus="false" form:apply-design-mode="false"/>
        <draw:custom-shape draw:name="Shape 860" draw:style-name="gr69" draw:text-style-name="P12" draw:layer="layout" svg:width="1.057cm" svg:height="0.472cm" svg:x="0.212cm" svg:y="13.446cm">
          <text:p text:style-name="P11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9" draw:text-style-name="P12" draw:layer="layout" svg:width="0.896cm" svg:height="0.614cm" svg:x="4.184cm" svg:y="2.583cm">
          <text:p text:style-name="P11"><text:span text:style-name="T8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9" draw:text-style-name="P12" draw:layer="layout" svg:width="1.667cm" svg:height="0.614cm" svg:x="5.842cm" svg:y="2.676cm">
          <text:p text:style-name="P11"><text:span text:style-name="T8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9" draw:text-style-name="P12" draw:layer="layout" svg:width="0.947cm" svg:height="0.614cm" svg:x="8.575cm" svg:y="2.628cm">
          <text:p text:style-name="P11"><text:span text:style-name="T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0" draw:text-style-name="P13" draw:layer="layout" svg:width="20.988cm" svg:height="1.011cm" svg:x="2.634cm" svg:y="3.95cm">
          <text:p text:style-name="P11"><text:span text:style-name="T9">Token: </text:span><text:span text:style-name="T10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1" draw:text-style-name="P15" draw:layer="layout" svg:width="1.307cm" svg:height="0.75cm" svg:x="2.643cm" svg:y="3.197cm">
              <text:p text:style-name="P14"><text:span text:style-name="T1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2" draw:text-style-name="P16" draw:layer="layout" svg:width="0.001cm" svg:height="0.293cm" svg:x="3.297cm" svg:y="3.65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3" draw:text-style-name="P12" draw:layer="layout" svg:width="1.294cm" svg:height="0.678cm" svg:x="2.661cm" svg:y="2.628cm">
            <text:p text:style-name="P11"><text:span text:style-name="T8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4" draw:text-style-name="P17" draw:layer="layout" svg:width="1.307cm" svg:height="0.75cm" svg:x="3.96cm" svg:y="3.197cm">
          <text:p text:style-name="P14"><text:span text:style-name="T12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2" draw:text-style-name="P16" draw:layer="layout" svg:width="0.001cm" svg:height="0.293cm" svg:x="4.614cm" svg:y="3.65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5" draw:text-style-name="P18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2" draw:text-style-name="P16" draw:layer="layout" svg:width="0.001cm" svg:height="0.293cm" svg:x="6.595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2" draw:text-style-name="P16" draw:layer="layout" svg:width="0.001cm" svg:height="0.293cm" svg:x="7.266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2" draw:text-style-name="P16" draw:layer="layout" svg:width="0.001cm" svg:height="0.293cm" svg:x="5.954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6" draw:text-style-name="P16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83" draw:text-style-name="P50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2" draw:text-style-name="P16" draw:layer="layout" svg:width="0.001cm" svg:height="0.293cm" svg:x="9.18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8" draw:text-style-name="P16" draw:layer="layout" svg:width="0.001cm" svg:height="0.533cm" svg:x="9.853cm" svg:y="3.37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2" draw:text-style-name="P16" draw:layer="layout" svg:width="0.001cm" svg:height="0.293cm" svg:x="8.54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2" draw:text-style-name="P16" draw:layer="layout" svg:width="0.001cm" svg:height="0.293cm" svg:x="11.181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2" draw:text-style-name="P16" draw:layer="layout" svg:width="0.001cm" svg:height="0.293cm" svg:x="11.85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2" draw:text-style-name="P16" draw:layer="layout" svg:width="0.001cm" svg:height="0.293cm" svg:x="10.54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2" draw:text-style-name="P16" draw:layer="layout" svg:width="0.001cm" svg:height="0.293cm" svg:x="12.509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4" draw:style-name="gr71" draw:text-style-name="P20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0" draw:text-style-name="P13" draw:layer="layout" svg:width="2.488cm" svg:height="1.011cm" svg:x="2.653cm" svg:y="8.147cm">
          <text:p text:style-name="P11"><text:span text:style-name="T11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84" draw:text-style-name="P13" draw:layer="layout" svg:width="18.626cm" svg:height="3.224cm" svg:x="2.653cm" svg:y="9.222cm">
          <text:p text:style-name="P11"><text:span text:style-name="T9">(to be filled with encrypted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2" draw:text-style-name="P23" draw:layer="layout" svg:width="2.823cm" svg:height="0.614cm" svg:x="17.183cm" svg:y="3.297cm">
          <text:p text:style-name="P22"><text:span text:style-name="T8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5" draw:text-style-name="P43" draw:layer="layout" svg:width="20.969cm" svg:height="1.011cm" svg:x="2.634cm" svg:y="5.021cm">
          <text:p text:style-name="P11"><text:span text:style-name="T9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4" draw:layer="layout" svg:width="20.969cm" svg:height="1.011cm" svg:x="2.653cm" svg:y="6.101cm">
          <text:p text:style-name="P11"><text:span text:style-name="T9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25" draw:layer="layout" svg:width="3.048cm" svg:height="0.762cm" svg:x="9.144cm" svg:y="3.17cm">
          <draw:text-box>
            <text:p><text:span text:style-name="T14">P</text:span><text:span text:style-name="T14">O</text:span><text:span text:style-name="T14">S</text:span><text:span text:style-name="T14">T/</text:span><text:span text:style-name="T14">F</text:span><text:span text:style-name="T14">E</text:span><text:span text:style-name="T14">T</text:span><text:span text:style-name="T14">C</text:span><text:span text:style-name="T14">H</text:span></text:p>
          </draw:text-box>
        </draw:frame>
        <draw:frame draw:name="Espace réservé du texte 9" presentation:style-name="pr12" draw:text-style-name="P33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2"><text:span text:style-name="T20">Prepare target OSCORE message</text:span></text:p>
              </text:list-item>
            </text:list>
          </draw:text-box>
        </draw:frame>
        <draw:custom-shape draw:style-name="gr33" draw:text-style-name="P8" draw:layer="layout" svg:width="0.254cm" svg:height="2.286cm" svg:x="2.032cm" svg:y="4.8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6" draw:text-style-name="P48" draw:layer="layout" svg:width="2.816cm" svg:height="2.056cm" draw:transform="rotate (1.5707963267949) translate (0.3cm 7.366cm)">
          <draw:text-box>
            <text:p text:style-name="P26">Outer options</text:p>
          </draw:text-box>
        </draw:frame>
        <draw:custom-shape draw:style-name="gr87" draw:text-style-name="P8" draw:layer="layout" svg:width="0.254cm" svg:height="3.103cm" svg:x="2.033cm" svg:y="9.3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6" draw:text-style-name="P48" draw:layer="layout" svg:width="2.816cm" svg:height="2.056cm" draw:transform="rotate (1.5707963267949) translate (0.3cm 12.282cm)">
          <draw:text-box>
            <text:p text:style-name="P26">Inner options</text:p>
          </draw:text-box>
        </draw:frame>
        <draw:custom-shape draw:name="Shape 895" draw:style-name="gr88" draw:text-style-name="P51" draw:layer="layout" svg:width="10.555cm" svg:height="1.011cm" svg:x="2.653cm" svg:y="7.112cm">
          <text:p text:style-name="P11"><text:span text:style-name="T9">Object Security Option (OS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Espace réservé de l'image des diapositives 1" draw:style-name="gr2" draw:layer="layout" svg:width="19.797cm" svg:height="11.136cm" svg:x="0.601cm" svg:y="2.257cm" draw:page-number="13" presentation:class="page"/>
          <draw:frame draw:name="Espace réservé des notes 2" presentation:style-name="pr9" draw:text-style-name="P52" draw:layer="layout" svg:width="15.239cm" svg:height="11.429cm" svg:x="1.905cm" svg:y="12.065cm" presentation:class="notes" presentation:user-transformed="true">
            <draw:text-box>
              <text:p text:style-name="P40"><text:span text:style-name="T26">H</text:span><text:span text:style-name="T26">e</text:span><text:span text:style-name="T26">a</text:span><text:span text:style-name="T26">d</text:span><text:span text:style-name="T26">e</text:span><text:span text:style-name="T26">r</text:span><text:span text:style-name="T26"> </text:span><text:span text:style-name="T26">C</text:span><text:span text:style-name="T26">o</text:span><text:span text:style-name="T26">A</text:span><text:span text:style-name="T26">p</text:span><text:span text:style-name="T26"> </text:span><text:span text:style-name="T26">r</text:span><text:span text:style-name="T26">e</text:span><text:span text:style-name="T26">l</text:span><text:span text:style-name="T26">a</text:span><text:span text:style-name="T26">t</text:span><text:span text:style-name="T26">i</text:span><text:span text:style-name="T26">v</text:span><text:span text:style-name="T26">e</text:span><text:span text:style-name="T26">m</text:span><text:span text:style-name="T26">e</text:span><text:span text:style-name="T26">n</text:span><text:span text:style-name="T26">t</text:span><text:span text:style-name="T26"> </text:span><text:span text:style-name="T26">C</text:span><text:span text:style-name="T26">o</text:span><text:span text:style-name="T26">A</text:span><text:span text:style-name="T26">P</text:span><text:span text:style-name="T26">,</text:span><text:span text:style-name="T26"> </text:span><text:span text:style-name="T26">d</text:span><text:span text:style-name="T26">a</text:span><text:span text:style-name="T26">n</text:span><text:span text:style-name="T26">s</text:span><text:span text:style-name="T26"> </text:span><text:span text:style-name="T26">l</text:span><text:span text:style-name="T26">e</text:span><text:span text:style-name="T26">q</text:span><text:span text:style-name="T26">u</text:span><text:span text:style-name="T26">e</text:span><text:span text:style-name="T26">l</text:span><text:span text:style-name="T26"> </text:span><text:span text:style-name="T26">v</text:span><text:span text:style-name="T26">o</text:span><text:span text:style-name="T26">u</text:span><text:span text:style-name="T26">s</text:span><text:span text:style-name="T26"> </text:span><text:span text:style-name="T26">a</text:span><text:span text:style-name="T26">l</text:span><text:span text:style-name="T26">l</text:span><text:span text:style-name="T26">e</text:span><text:span text:style-name="T26">z</text:span><text:span text:style-name="T26"> </text:span><text:span text:style-name="T26">a</text:span><text:span text:style-name="T26">v</text:span><text:span text:style-name="T26">o</text:span><text:span text:style-name="T26">i</text:span><text:span text:style-name="T26">r</text:span><text:span text:style-name="T26"> </text:span><text:span text:style-name="T26">l</text:span><text:span text:style-name="T26">e</text:span><text:span text:style-name="T26">s</text:span><text:span text:style-name="T26"> </text:span><text:span text:style-name="T26">v</text:span><text:span text:style-name="T26">e</text:span><text:span text:style-name="T26">r</text:span><text:span text:style-name="T26">s</text:span><text:span text:style-name="T26">i</text:span><text:span text:style-name="T26">o</text:span><text:span text:style-name="T26">n</text:span><text:span text:style-name="T26">s</text:span><text:span text:style-name="T26"> </text:span><text:span text:style-name="T26">o</text:span><text:span text:style-name="T26">u</text:span><text:span text:style-name="T26"> </text:span><text:span text:style-name="T26">a</text:span><text:span text:style-name="T26">u</text:span><text:span text:style-name="T26">t</text:span><text:span text:style-name="T26">r</text:span><text:span text:style-name="T26">e</text:span><text:span text:style-name="T26">.</text:span><text:span text:style-name="T26"> </text:span><text:span text:style-name="T26">O</text:span><text:span text:style-name="T26">n</text:span><text:span text:style-name="T26"> </text:span><text:span text:style-name="T26">n</text:span><text:span text:style-name="T26">e</text:span><text:span text:style-name="T26"> </text:span><text:span text:style-name="T26">v</text:span><text:span text:style-name="T26">a</text:span><text:span text:style-name="T26"> </text:span><text:span text:style-name="T26">p</text:span><text:span text:style-name="T26">a</text:span><text:span text:style-name="T26">s</text:span><text:span text:style-name="T26"> </text:span><text:span text:style-name="T26">r</text:span><text:span text:style-name="T26">e</text:span><text:span text:style-name="T26">n</text:span><text:span text:style-name="T26">t</text:span><text:span text:style-name="T26">r</text:span><text:span text:style-name="T26">e</text:span><text:span text:style-name="T26">r</text:span><text:span text:style-name="T26"> </text:span><text:span text:style-name="T26">d</text:span><text:span text:style-name="T26">a</text:span><text:span text:style-name="T26">n</text:span><text:span text:style-name="T26">s</text:span><text:span text:style-name="T26"> </text:span><text:span text:style-name="T26">l</text:span><text:span text:style-name="T26">e</text:span><text:span text:style-name="T26">s</text:span><text:span text:style-name="T26"> </text:span><text:span text:style-name="T26">d</text:span><text:span text:style-name="T26">é</text:span><text:span text:style-name="T26">t</text:span><text:span text:style-name="T26">a</text:span><text:span text:style-name="T26">i</text:span><text:span text:style-name="T26">l</text:span><text:span text:style-name="T26">s</text:span><text:span text:style-name="T26">.</text:span><text:span text:style-name="T26"> </text:span></text:p>
              <text:p text:style-name="P40"><text:span text:style-name="T26">O</text:span><text:span text:style-name="T26">b</text:span><text:span text:style-name="T26">s</text:span><text:span text:style-name="T26">e</text:span><text:span text:style-name="T26">r</text:span><text:span text:style-name="T26">v</text:span><text:span text:style-name="T26">e</text:span><text:span text:style-name="T26">z</text:span><text:span text:style-name="T26"> </text:span><text:span text:style-name="T26">q</text:span><text:span text:style-name="T26">u</text:span><text:span text:style-name="T26">’</text:span><text:span text:style-name="T26">i</text:span><text:span text:style-name="T26">c</text:span><text:span text:style-name="T26">i</text:span><text:span text:style-name="T26"> </text:span><text:span text:style-name="T26">c</text:span><text:span text:style-name="T26">e</text:span><text:span text:style-name="T26">p</text:span><text:span text:style-name="T26">e</text:span><text:span text:style-name="T26">n</text:span><text:span text:style-name="T26">d</text:span><text:span text:style-name="T26">a</text:span><text:span text:style-name="T26">n</text:span><text:span text:style-name="T26">t</text:span><text:span text:style-name="T26"> </text:span><text:span text:style-name="T26">v</text:span><text:span text:style-name="T26">o</text:span><text:span text:style-name="T26">u</text:span><text:span text:style-name="T26">s</text:span><text:span text:style-name="T26"> </text:span><text:span text:style-name="T26">a</text:span><text:span text:style-name="T26">v</text:span><text:span text:style-name="T26">e</text:span><text:span text:style-name="T26">z</text:span><text:span text:style-name="T26"> </text:span><text:span text:style-name="T26">u</text:span><text:span text:style-name="T26">n</text:span><text:span text:style-name="T26"> </text:span><text:span text:style-name="T26">c</text:span><text:span text:style-name="T26">o</text:span><text:span text:style-name="T26">d</text:span><text:span text:style-name="T26">e</text:span><text:span text:style-name="T26">,</text:span><text:span text:style-name="T26"> </text:span><text:span text:style-name="T26">q</text:span><text:span text:style-name="T26">u</text:span><text:span text:style-name="T26">i</text:span><text:span text:style-name="T26"> </text:span><text:span text:style-name="T26">t</text:span><text:span text:style-name="T26">i</text:span><text:span text:style-name="T26">e</text:span><text:span text:style-name="T26">n</text:span><text:span text:style-name="T26">t</text:span><text:span text:style-name="T26"> </text:span><text:span text:style-name="T26">s</text:span><text:span text:style-name="T26">u</text:span><text:span text:style-name="T26">r</text:span><text:span text:style-name="T26"> </text:span><text:span text:style-name="T26">1</text:span><text:span text:style-name="T26"> </text:span><text:span text:style-name="T26">o</text:span><text:span text:style-name="T26">c</text:span><text:span text:style-name="T26">t</text:span><text:span text:style-name="T26">e</text:span><text:span text:style-name="T26">t</text:span><text:span text:style-name="T26">,</text:span><text:span text:style-name="T26"> </text:span><text:span text:style-name="T26">r</text:span><text:span text:style-name="T26">e</text:span><text:span text:style-name="T26">p</text:span><text:span text:style-name="T26">r</text:span><text:span text:style-name="T26">é</text:span><text:span text:style-name="T26">s</text:span><text:span text:style-name="T26">e</text:span><text:span text:style-name="T26">n</text:span><text:span text:style-name="T26">t</text:span><text:span text:style-name="T26">e</text:span><text:span text:style-name="T26"> </text:span><text:span text:style-name="T26">d</text:span><text:span text:style-name="T26">i</text:span><text:span text:style-name="T26">f</text:span><text:span text:style-name="T26">f</text:span><text:span text:style-name="T26">é</text:span><text:span text:style-name="T26">r</text:span><text:span text:style-name="T26">e</text:span><text:span text:style-name="T26">n</text:span><text:span text:style-name="T26">t</text:span><text:span text:style-name="T26">e</text:span><text:span text:style-name="T26"> </text:span><text:span text:style-name="T26">v</text:span><text:span text:style-name="T26">a</text:span><text:span text:style-name="T26">l</text:span><text:span text:style-name="T26">e</text:span><text:span text:style-name="T26">u</text:span><text:span text:style-name="T26">r</text:span><text:span text:style-name="T26">.</text:span><text:span text:style-name="T26"> </text:span></text:p>
              <text:p text:style-name="P40"><text:span text:style-name="T26">V</text:span><text:span text:style-name="T26">o</text:span><text:span text:style-name="T26">u</text:span><text:span text:style-name="T26">s</text:span><text:span text:style-name="T26"> </text:span><text:span text:style-name="T26">c</text:span><text:span text:style-name="T26">o</text:span><text:span text:style-name="T26">n</text:span><text:span text:style-name="T26">n</text:span><text:span text:style-name="T26">a</text:span><text:span text:style-name="T26">i</text:span><text:span text:style-name="T26">s</text:span><text:span text:style-name="T26">s</text:span><text:span text:style-name="T26">e</text:span><text:span text:style-name="T26">z</text:span><text:span text:style-name="T26"> </text:span><text:span text:style-name="T26">t</text:span><text:span text:style-name="T26">o</text:span><text:span text:style-name="T26">u</text:span><text:span text:style-name="T26">s</text:span><text:span text:style-name="T26"> </text:span><text:span text:style-name="T26">l</text:span><text:span text:style-name="T26">’</text:span><text:span text:style-name="T26">e</text:span><text:span text:style-name="T26">r</text:span><text:span text:style-name="T26">r</text:span><text:span text:style-name="T26">e</text:span><text:span text:style-name="T26">u</text:span><text:span text:style-name="T26">r</text:span><text:span text:style-name="T26"> </text:span><text:span text:style-name="T26">4</text:span><text:span text:style-name="T26">0</text:span><text:span text:style-name="T26">4</text:span><text:span text:style-name="T26"> </text:span><text:span text:style-name="T26">e</text:span><text:span text:style-name="T26">n</text:span><text:span text:style-name="T26"> </text:span><text:span text:style-name="T26">H</text:span><text:span text:style-name="T26">T</text:span><text:span text:style-name="T26">T</text:span><text:span text:style-name="T26">P</text:span><text:span text:style-name="T26"> </text:span><text:span text:style-name="T26">=</text:span><text:span text:style-name="T26"> </text:span><text:span text:style-name="T26">3</text:span><text:span text:style-name="T26"> </text:span><text:span text:style-name="T26">c</text:span><text:span text:style-name="T26">a</text:span><text:span text:style-name="T26">r</text:span><text:span text:style-name="T26">a</text:span><text:span text:style-name="T26">c</text:span><text:span text:style-name="T26">t</text:span><text:span text:style-name="T26">è</text:span><text:span text:style-name="T26">r</text:span><text:span text:style-name="T26">e</text:span><text:span text:style-name="T26"> </text:span><text:span text:style-name="T26">/</text:span><text:span text:style-name="T26"> </text:span><text:span text:style-name="T26">i</text:span><text:span text:style-name="T26">c</text:span><text:span text:style-name="T26">i</text:span><text:span text:style-name="T26"> </text:span><text:span text:style-name="T26">e</text:span><text:span text:style-name="T26">n</text:span><text:span text:style-name="T26"> </text:span><text:span text:style-name="T26">C</text:span><text:span text:style-name="T26">o</text:span><text:span text:style-name="T26">A</text:span><text:span text:style-name="T26">P</text:span><text:span text:style-name="T26"> </text:span><text:span text:style-name="T26">i</text:span><text:span text:style-name="T26">l</text:span><text:span text:style-name="T26"> </text:span><text:span text:style-name="T26">t</text:span><text:span text:style-name="T26">i</text:span><text:span text:style-name="T26">e</text:span><text:span text:style-name="T26">n</text:span><text:span text:style-name="T26">t</text:span><text:span text:style-name="T26"> </text:span><text:span text:style-name="T26">s</text:span><text:span text:style-name="T26">u</text:span><text:span text:style-name="T26">r</text:span><text:span text:style-name="T26"> </text:span><text:span text:style-name="T26">u</text:span><text:span text:style-name="T26">n</text:span><text:span text:style-name="T26"> </text:span><text:span text:style-name="T26">s</text:span><text:span text:style-name="T26">e</text:span><text:span text:style-name="T26">u</text:span><text:span text:style-name="T26">l</text:span><text:span text:style-name="T26">.</text:span><text:span text:style-name="T26"> </text:span><text:span text:style-name="T26">I</text:span><text:span text:style-name="T26">l</text:span><text:span text:style-name="T26"> </text:span><text:span text:style-name="T26">y</text:span><text:span text:style-name="T26"> </text:span><text:span text:style-name="T26">a</text:span><text:span text:style-name="T26"> </text:span><text:span text:style-name="T26">d</text:span><text:span text:style-name="T26">o</text:span><text:span text:style-name="T26">n</text:span><text:span text:style-name="T26">c</text:span><text:span text:style-name="T26"> </text:span><text:span text:style-name="T26">p</text:span><text:span text:style-name="T26">l</text:span><text:span text:style-name="T26">e</text:span><text:span text:style-name="T26">i</text:span><text:span text:style-name="T26">n</text:span><text:span text:style-name="T26"> </text:span><text:span text:style-name="T26">d</text:span><text:span text:style-name="T26">’</text:span><text:span text:style-name="T26">a</text:span><text:span text:style-name="T26">s</text:span><text:span text:style-name="T26">t</text:span><text:span text:style-name="T26">u</text:span><text:span text:style-name="T26">c</text:span><text:span text:style-name="T26">e</text:span><text:span text:style-name="T26">s</text:span><text:span text:style-name="T26"> </text:span><text:span text:style-name="T26">q</text:span><text:span text:style-name="T26">u</text:span><text:span text:style-name="T26">i</text:span><text:span text:style-name="T26"> </text:span><text:span text:style-name="T26">f</text:span><text:span text:style-name="T26">o</text:span><text:span text:style-name="T26">n</text:span><text:span text:style-name="T26">t</text:span><text:span text:style-name="T26"> </text:span><text:span text:style-name="T26">q</text:span><text:span text:style-name="T26">u</text:span><text:span text:style-name="T26">e</text:span><text:span text:style-name="T26"> </text:span><text:span text:style-name="T26">l</text:span><text:span text:style-name="T26">a</text:span><text:span text:style-name="T26"> </text:span><text:span text:style-name="T26">r</text:span><text:span text:style-name="T26">e</text:span><text:span text:style-name="T26">p</text:span><text:span text:style-name="T26">r</text:span><text:span text:style-name="T26">é</text:span><text:span text:style-name="T26">s</text:span><text:span text:style-name="T26">e</text:span><text:span text:style-name="T26">n</text:span><text:span text:style-name="T26">t</text:span><text:span text:style-name="T26">a</text:span><text:span text:style-name="T26">t</text:span><text:span text:style-name="T26">i</text:span><text:span text:style-name="T26">o</text:span><text:span text:style-name="T26">n</text:span><text:span text:style-name="T26"> </text:span><text:span text:style-name="T26">e</text:span><text:span text:style-name="T26">s</text:span><text:span text:style-name="T26">t</text:span><text:span text:style-name="T26"> </text:span><text:span text:style-name="T26">c</text:span><text:span text:style-name="T26">o</text:span><text:span text:style-name="T26">m</text:span><text:span text:style-name="T26">p</text:span><text:span text:style-name="T26">a</text:span><text:span text:style-name="T26">t</text:span><text:span text:style-name="T26">i</text:span><text:span text:style-name="T26">b</text:span><text:span text:style-name="T26">l</text:span><text:span text:style-name="T26">e</text:span><text:span text:style-name="T26"> </text:span><text:span text:style-name="T26">a</text:span><text:span text:style-name="T26">v</text:span><text:span text:style-name="T26">e</text:span><text:span text:style-name="T26">c</text:span><text:span text:style-name="T26"> </text:span><text:span text:style-name="T26">H</text:span><text:span text:style-name="T26">T</text:span><text:span text:style-name="T26">T</text:span><text:span text:style-name="T26">P</text:span><text:span text:style-name="T26"> </text:span><text:span text:style-name="T26">m</text:span><text:span text:style-name="T26">a</text:span><text:span text:style-name="T26">i</text:span><text:span text:style-name="T26">s</text:span><text:span text:style-name="T26"> </text:span><text:span text:style-name="T26">p</text:span><text:span text:style-name="T26">l</text:span><text:span text:style-name="T26">u</text:span><text:span text:style-name="T26">s</text:span><text:span text:style-name="T26"> </text:span><text:span text:style-name="T26">c</text:span><text:span text:style-name="T26">o</text:span><text:span text:style-name="T26">m</text:span><text:span text:style-name="T26">p</text:span><text:span text:style-name="T26">a</text:span><text:span text:style-name="T26">c</text:span><text:span text:style-name="T26">t</text:span><text:span text:style-name="T26">e</text:span><text:span text:style-name="T26">.</text:span><text:span text:style-name="T26"> </text:span></text:p>
              <text:p text:style-name="P40"><text:span text:style-name="T26"/></text:p>
            </draw:text-box>
          </draw:frame>
          <draw:custom-shape draw:name="Espace réservé du numéro de diapositive 3" draw:style-name="gr73" draw:text-style-name="P16" draw:layer="layout" svg:width="8.254cm" svg:height="1.273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Titre_20_seul" presentation:presentation-page-layout-name="AL2T19">
        <office:forms form:automatic-focus="false" form:apply-design-mode="false"/>
        <draw:frame presentation:style-name="pr13" draw:layer="layout" svg:width="20.088cm" svg:height="1.249cm" svg:x="1.1cm" svg:y="0cm" presentation:class="title">
          <draw:text-box>
            <text:p>OSCORE Plaintext</text:p>
          </draw:text-box>
        </draw:frame>
        <draw:custom-shape draw:name="Shape 895" draw:style-name="gr89" draw:text-style-name="P42" draw:layer="layout" svg:width="17.178cm" svg:height="1.011cm" svg:x="1.464cm" svg:y="4.514cm">
          <text:p text:style-name="P11"><text:span text:style-name="T9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90" draw:text-style-name="P19" draw:layer="layout" svg:width="5.225cm" svg:height="0.903cm" svg:x="1.464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1" draw:text-style-name="P16" draw:layer="layout" svg:width="0.001cm" svg:height="0.114cm" svg:x="2.73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91" draw:text-style-name="P16" draw:layer="layout" svg:width="0.005cm" svg:height="0.113cm" svg:x="3.402cm" svg:y="4.29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2" draw:text-style-name="P16" draw:layer="layout" svg:width="0.001cm" svg:height="0.293cm" svg:x="2.095cm" svg:y="4.1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91" draw:text-style-name="P16" draw:layer="layout" svg:width="0.001cm" svg:height="0.114cm" svg:x="4.734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91" draw:text-style-name="P16" draw:layer="layout" svg:width="0.001cm" svg:height="0.114cm" svg:x="5.40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91" draw:text-style-name="P16" draw:layer="layout" svg:width="0.001cm" svg:height="0.114cm" svg:x="4.093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2" draw:text-style-name="P16" draw:layer="layout" svg:width="0.001cm" svg:height="0.293cm" svg:x="6.062cm" svg:y="4.1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frame draw:style-name="gr3" draw:text-style-name="P53" draw:layer="layout" svg:width="4.318cm" svg:height="0.962cm" svg:x="2.371cm" svg:y="3.456cm">
          <draw:text-box>
            <text:p><text:span text:style-name="T27">C</text:span><text:span text:style-name="T27">o</text:span><text:span text:style-name="T27">A</text:span><text:span text:style-name="T27">P</text:span><text:span text:style-name="T27"> </text:span><text:span text:style-name="T27">C</text:span><text:span text:style-name="T27">o</text:span><text:span text:style-name="T27">d</text:span><text:span text:style-name="T27">e</text:span></text:p>
          </draw:text-box>
        </draw:frame>
        <draw:custom-shape draw:style-name="gr92" draw:text-style-name="P54" draw:layer="layout" svg:width="5.24cm" svg:height="1.079cm" svg:x="1.464cm" svg:y="5.525cm">
          <text:p text:style-name="P26"><text:span text:style-name="T3">FF</text:span></text:p>
          <draw:enhanced-geometry svg:viewBox="0 0 21600 21600" draw:type="rectangle" draw:enhanced-path="M 0 0 L 21600 0 21600 21600 0 21600 0 0 Z N"/>
        </draw:custom-shape>
        <draw:custom-shape draw:style-name="gr93" draw:text-style-name="P56" draw:layer="layout" svg:width="13.368cm" svg:height="1.27cm" svg:x="1.464cm" svg:y="6.604cm">
          <text:p text:style-name="P55"><text:span text:style-name="T28">Data (original CoAP message payload)</text:span></text:p>
          <draw:enhanced-geometry svg:viewBox="0 0 21600 21600" draw:type="rectangle" draw:enhanced-path="M 0 0 L 21600 0 21600 21600 0 21600 0 0 Z N"/>
        </draw:custom-shape>
        <draw:custom-shape draw:style-name="gr94" draw:text-style-name="P8" draw:layer="layout" svg:width="0.254cm" svg:height="5.588cm" draw:transform="rotate (-1.5707963267949) translate (6.858cm 3.302cm)">
          <text:p/>
          <draw:enhanced-geometry svg:viewBox="0 0 21600 21600" draw:glue-points="21600 0 0 10800 21600 21600" draw:text-areas="6350 ?f3 21600 ?f4" draw:type="left-bracket" draw:modifiers="1159.42028985507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5" draw:layer="layout" svg:width="4.064cm" svg:height="0.962cm" svg:x="2.386cm" svg:y="2.34cm">
          <draw:text-box>
            <text:p><text:span text:style-name="T3">F</text:span><text:span text:style-name="T3">ir</text:span><text:span text:style-name="T3">s</text:span><text:span text:style-name="T3">t </text:span><text:span text:style-name="T3">b</text:span><text:span text:style-name="T3">y</text:span><text:span text:style-name="T3">t</text:span><text:span text:style-name="T3">e</text:span></text:p>
          </draw:text-box>
        </draw:frame>
        <draw:custom-shape draw:style-name="gr95" draw:text-style-name="P27" draw:layer="layout" svg:width="4.37cm" svg:height="2.938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8" draw:layer="layout" svg:width="2.265cm" svg:height="0.638cm" svg:x="7.604cm" svg:y="10.14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8" draw:layer="layout" svg:width="2.59cm" svg:height="0.64cm" svg:x="9.384cm" svg:y="10.78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7" draw:layer="layout" svg:width="4.37cm" svg:height="1.021cm" svg:x="7.604cm" svg:y="11.42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8" draw:layer="layout" svg:width="2.427cm" svg:height="0.639cm" svg:x="9.547cm" svg:y="9.506cm">
          <text:p text:style-name="P26"><text:span text:style-name="T17">opt2</text:span></text:p>
          <draw:enhanced-geometry svg:viewBox="0 0 21600 21600" draw:type="rectangle" draw:enhanced-path="M 0 0 L 21600 0 21600 21600 0 21600 0 0 Z N"/>
        </draw:custom-shape>
        <draw:custom-shape draw:style-name="gr100" draw:text-style-name="P28" draw:layer="layout" svg:width="1.943cm" svg:height="0.639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8" draw:layer="layout" svg:width="2.105cm" svg:height="0.638cm" svg:x="9.869cm" svg:y="10.14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8" draw:layer="layout" svg:width="1.78cm" svg:height="0.64cm" svg:x="7.604cm" svg:y="10.783cm">
          <text:p text:style-name="P26"><text:span text:style-name="T17">opt5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2.684cm" svg:y1="11.03cm" svg:x2="13.7cm" svg:y2="11.03cm">
          <text:p/>
        </draw:line>
        <draw:custom-shape draw:style-name="gr95" draw:text-style-name="P27" draw:layer="layout" svg:width="4.37cm" svg:height="2.938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8" draw:layer="layout" svg:width="2.59cm" svg:height="0.64cm" svg:x="15.734cm" svg:y="10.78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7" draw:layer="layout" svg:width="4.37cm" svg:height="1.021cm" svg:x="13.192cm" svg:y="12.04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8" draw:layer="layout" svg:width="1.943cm" svg:height="0.639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8" draw:layer="layout" svg:width="2.105cm" svg:height="0.638cm" svg:x="16.219cm" svg:y="10.14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8" draw:layer="layout" svg:width="2.265cm" svg:height="0.638cm" svg:x="13.954cm" svg:y="10.145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9.034cm" svg:y1="11.03cm" svg:x2="20.05cm" svg:y2="11.03cm">
          <text:p/>
        </draw:line>
        <draw:custom-shape draw:style-name="gr99" draw:text-style-name="P58" draw:layer="layout" svg:width="2.427cm" svg:height="0.639cm" svg:x="20.304cm" svg:y="9.883cm">
          <text:p text:style-name="P26"><text:span text:style-name="T17">opt2</text:span></text:p>
          <draw:enhanced-geometry svg:viewBox="0 0 21600 21600" draw:type="rectangle" draw:enhanced-path="M 0 0 L 21600 0 21600 21600 0 21600 0 0 Z N"/>
        </draw:custom-shape>
        <draw:custom-shape draw:style-name="gr103" draw:text-style-name="P54" draw:layer="layout" svg:width="1.778cm" svg:height="0.762cm" svg:x="20.304cm" svg:y="10.522cm">
          <text:p text:style-name="P26"><text:span text:style-name="T17">FF</text:span></text:p>
          <draw:enhanced-geometry svg:viewBox="0 0 21600 21600" draw:type="rectangle" draw:enhanced-path="M 0 0 L 21600 0 21600 21600 0 21600 0 0 Z N"/>
        </draw:custom-shape>
        <draw:custom-shape draw:style-name="gr98" draw:text-style-name="P57" draw:layer="layout" svg:width="4.37cm" svg:height="1.021cm" svg:x="20.304cm" svg:y="11.27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9" draw:layer="layout" svg:width="1.27cm" svg:height="0.639cm" svg:x="8.62cm" svg:y="8.86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8" draw:layer="layout" svg:width="2.083cm" svg:height="0.639cm" svg:x="9.89cm" svg:y="8.86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8" draw:layer="layout" svg:width="1.016cm" svg:height="0.639cm" svg:x="7.604cm" svg:y="8.86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8" draw:layer="layout" svg:width="2.083cm" svg:height="0.639cm" svg:x="16.241cm" svg:y="8.86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8" draw:layer="layout" svg:width="1.016cm" svg:height="0.639cm" svg:x="13.955cm" svg:y="8.86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8" draw:layer="layout" svg:width="2.427cm" svg:height="0.639cm" svg:x="16.861cm" svg:y="9.121cm">
          <text:p text:style-name="P26"><text:span text:style-name="T17">opt2</text:span></text:p>
          <draw:enhanced-geometry svg:viewBox="0 0 21600 21600" draw:type="rectangle" draw:enhanced-path="M 0 0 L 21600 0 21600 21600 0 21600 0 0 Z N"/>
        </draw:custom-shape>
        <draw:custom-shape draw:style-name="gr107" draw:text-style-name="P27" draw:layer="layout" svg:width="1.27cm" svg:height="0.639cm" svg:x="14.971cm" svg:y="8.867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9" draw:layer="layout" svg:width="1.27cm" svg:height="0.639cm" svg:x="14.716cm" svg:y="8.4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9" draw:layer="layout" svg:width="1.27cm" svg:height="0.639cm" svg:x="20.304cm" svg:y="9.244cm">
          <text:p/>
          <draw:enhanced-geometry svg:viewBox="0 0 21600 21600" draw:type="rectangle" draw:enhanced-path="M 0 0 L 21600 0 21600 21600 0 21600 0 0 Z N"/>
        </draw:custom-shape>
        <draw:frame draw:style-name="gr108" draw:text-style-name="P6" draw:layer="layout" svg:width="6.858cm" svg:height="2.759cm" svg:x="0.554cm" svg:y="9.144cm">
          <draw:text-box>
            <text:p><text:span text:style-name="T29">O</text:span><text:span text:style-name="T29">p</text:span><text:span text:style-name="T29">ti</text:span><text:span text:style-name="T29">o</text:span><text:span text:style-name="T29">n</text:span><text:span text:style-name="T29">s </text:span><text:span text:style-name="T29">a</text:span><text:span text:style-name="T29">r</text:span><text:span text:style-name="T29">e </text:span><text:span text:style-name="T29">r</text:span><text:span text:style-name="T29">e</text:span><text:span text:style-name="T29">o</text:span><text:span text:style-name="T29">r</text:span><text:span text:style-name="T29">d</text:span><text:span text:style-name="T29">e</text:span><text:span text:style-name="T29">r</text:span><text:span text:style-name="T29">e</text:span><text:span text:style-name="T29">d </text:span><text:span text:style-name="T29">a</text:span><text:span text:style-name="T29">n</text:span><text:span text:style-name="T29">d </text:span><text:span text:style-name="T29">r</text:span><text:span text:style-name="T29">e</text:span><text:span text:style-name="T29">-</text:span><text:span text:style-name="T29">c</text:span><text:span text:style-name="T29">o</text:span><text:span text:style-name="T29">m</text:span><text:span text:style-name="T29">p</text:span><text:span text:style-name="T29">r</text:span><text:span text:style-name="T29">e</text:span><text:span text:style-name="T29">s</text:span><text:span text:style-name="T29">s</text:span><text:span text:style-name="T29">e</text:span><text:span text:style-name="T29">d </text:span><text:span text:style-name="T29">w</text:span><text:span text:style-name="T29">it</text:span><text:span text:style-name="T29">h </text:span><text:span text:style-name="T29">d</text:span><text:span text:style-name="T29">e</text:span><text:span text:style-name="T29">lt</text:span><text:span text:style-name="T29">a </text:span><text:span text:style-name="T29">e</text:span><text:span text:style-name="T29">n</text:span><text:span text:style-name="T29">c</text:span><text:span text:style-name="T29">o</text:span><text:span text:style-name="T29">d</text:span><text:span text:style-name="T29">i</text:span><text:span text:style-name="T29">n</text:span><text:span text:style-name="T29">g </text:span><text:span text:style-name="T29">a</text:span><text:span text:style-name="T29">s </text:span><text:span text:style-name="T29">p</text:span><text:span text:style-name="T29">e</text:span><text:span text:style-name="T29">r </text:span><text:span text:style-name="T29">C</text:span><text:span text:style-name="T29">o</text:span><text:span text:style-name="T29">A</text:span><text:span text:style-name="T29">P</text:span></text:p>
          </draw:text-box>
        </draw:frame>
        <draw:custom-shape draw:style-name="gr102" draw:text-style-name="P58" draw:layer="layout" svg:width="1.78cm" svg:height="0.64cm" svg:x="22.731cm" svg:y="9.882cm">
          <text:p text:style-name="P26"><text:span text:style-name="T17">opt5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1.78cm" svg:height="0.647cm" svg:x="13.954cm" svg:y="10.78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8" draw:layer="layout" svg:width="1.78cm" svg:height="0.64cm" svg:x="13.716cm" svg:y="10.414cm">
          <text:p text:style-name="P26"><text:span text:style-name="T17">opt5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9.797cm" svg:height="11.136cm" svg:x="0.601cm" svg:y="2.257cm" draw:page-number="14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et_20_contenu">
        <office:forms form:automatic-focus="false" form:apply-design-mode="false"/>
        <draw:custom-shape draw:name="Disque magnétique 23" draw:style-name="gr67" draw:text-style-name="P38" draw:layer="layout" svg:width="3.894cm" svg:height="3.199cm" svg:x="1.141cm" svg:y="3.39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que magnétique 24" draw:style-name="gr67" draw:text-style-name="P38" draw:layer="layout" svg:width="3.894cm" svg:height="3.199cm" svg:x="20.425cm" svg:y="3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presentation:style-name="pr3" draw:layer="layout" svg:width="20.088cm" svg:height="1.249cm" svg:x="1.1cm" svg:y="0.001cm" presentation:class="title" presentation:user-transformed="true">
          <draw:text-box>
            <text:p>Security Context</text:p>
          </draw:text-box>
        </draw:frame>
        <draw:custom-shape draw:name="Rectangle 10" draw:style-name="gr60" draw:text-style-name="P34" draw:layer="layout" svg:width="2.199cm" svg:height="1.999cm" svg:x="1.987cm" svg:y="8.765cm">
          <text:p text:style-name="P14"><text:span text:style-name="T21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0" draw:text-style-name="P34" draw:layer="layout" svg:width="2.199cm" svg:height="1.999cm" svg:x="21.188cm" svg:y="8.765cm">
          <text:p text:style-name="P14"><text:span text:style-name="T22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1" draw:text-style-name="P35" draw:layer="layout" svg:width="1.95cm" svg:height="1.251cm" svg:x="7.955cm" svg:y="9.139cm">
          <text:p text:style-name="P14"><text:span text:style-name="T23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2" draw:text-style-name="P35" draw:layer="layout" svg:width="1.886cm" svg:height="1.251cm" svg:x="13.099cm" svg:y="9.139cm">
          <text:p text:style-name="P14"><text:span text:style-name="T23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63" draw:text-style-name="P36" draw:layer="layout" svg:width="3.767cm" svg:height="0.001cm" svg:x="4.187cm" svg:y="9.7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64" draw:text-style-name="P36" draw:layer="layout" svg:width="3.236cm" svg:height="0.023cm" svg:x="9.905cm" svg:y="9.6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65" draw:text-style-name="P36" draw:layer="layout" svg:width="6.201cm" svg:height="0.041cm" svg:x="14.985cm" svg:y="9.6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66" draw:text-style-name="P12" draw:layer="layout" svg:width="1.655cm" svg:height="0.883cm" svg:x="5.204cm" svg:y="9.591cm">
          <text:p text:style-name="P11"><text:span text:style-name="T24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66" draw:text-style-name="P37" draw:layer="layout" svg:width="1.655cm" svg:height="0.883cm" svg:x="10.38cm" svg:y="9.646cm">
          <text:p text:style-name="P11"><text:span text:style-name="T24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6" draw:text-style-name="P37" draw:layer="layout" svg:width="1.388cm" svg:height="0.883cm" svg:x="17.146cm" svg:y="9.645cm">
          <text:p text:style-name="P11"><text:span text:style-name="T24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26" draw:layer="layout" svg:width="1.532cm" svg:height="0.762cm" draw:transform="skewX (0.015707963267949) rotate (-1.5707963267949) translate (3.401cm 6.93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8" draw:text-style-name="P26" draw:layer="layout" svg:width="1.532cm" svg:height="0.762cm" draw:transform="skewX (0.015707963267949) rotate (-1.5707963267949) translate (22.701cm 6.9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0" draw:text-style-name="P6" draw:layer="layout" svg:width="5.334cm" svg:height="1.016cm" svg:x="0.708cm" svg:y="2.278cm">
          <draw:text-box>
            <text:p>Sender-side ctx</text:p>
          </draw:text-box>
        </draw:frame>
        <draw:frame draw:style-name="gr34" draw:text-style-name="P6" draw:layer="layout" svg:width="5.784cm" svg:height="1.673cm" svg:x="19.558cm" svg:y="2.278cm">
          <draw:text-box>
            <text:p>Recipient-side ctx</text:p>
          </draw:text-box>
        </draw:frame>
        <draw:path draw:style-name="gr111" draw:text-style-name="P8" draw:layer="layout" svg:width="5.043cm" svg:height="2.647cm" draw:transform="skewX (0.257785130519562) rotate (1.00199352356994) translate (5.334cm 5.334cm)" svg:viewBox="0 0 5044 2648" svg:d="M0 0c2652 0 5044 2648 5044 2648">
          <text:p/>
        </draw:path>
        <draw:path draw:style-name="gr111" draw:text-style-name="P8" draw:layer="layout" svg:width="5.126cm" svg:height="2.749cm" draw:transform="skewX (-0.205948851735331) rotate (-0.977035315266427) translate (17.1976988794787cm 1.03344757026569cm)" svg:viewBox="0 0 5127 2750" svg:d="M5127 0c-2696 0-5127 2750-5127 2750">
          <text:p/>
        </draw:path>
        <draw:frame draw:style-name="gr112" draw:text-style-name="P48" draw:layer="layout" svg:width="6.096cm" svg:height="2.384cm" svg:x="9.652cm" svg:y="2.286cm">
          <draw:text-box>
            <text:p text:style-name="P26">Master Secret </text:p>
            <text:p text:style-name="P26">+</text:p>
            <text:p text:style-name="P26">Master Salt</text:p>
          </draw:text-box>
        </draw:frame>
        <draw:frame draw:style-name="gr3" draw:text-style-name="P39" draw:layer="layout" svg:width="2.904cm" svg:height="0.962cm" draw:transform="rotate (0.203854456632938) translate (1.141cm 4.014cm)">
          <draw:text-box>
            <text:p><text:span text:style-name="T30">S</text:span><text:span text:style-name="T30">e</text:span><text:span text:style-name="T30">n</text:span><text:span text:style-name="T30">d</text:span><text:span text:style-name="T30">e</text:span><text:span text:style-name="T30">r </text:span><text:span text:style-name="T30">I</text:span><text:span text:style-name="T30">D</text:span></text:p>
          </draw:text-box>
        </draw:frame>
        <draw:frame draw:style-name="gr113" draw:text-style-name="P39" draw:layer="layout" svg:width="3.336cm" svg:height="0.839cm" draw:transform="rotate (-0.0949459113084912) translate (2.104cm 4.284cm)">
          <draw:text-box>
            <text:p><text:span text:style-name="T30">S</text:span><text:span text:style-name="T30">e</text:span><text:span text:style-name="T30">n</text:span><text:span text:style-name="T30">d</text:span><text:span text:style-name="T30">e</text:span><text:span text:style-name="T30">r </text:span><text:span text:style-name="T30">k</text:span><text:span text:style-name="T30">e</text:span><text:span text:style-name="T30">y</text:span></text:p>
          </draw:text-box>
        </draw:frame>
        <draw:frame draw:style-name="gr114" draw:text-style-name="P39" draw:layer="layout" svg:width="4.183cm" svg:height="0.961cm" draw:transform="rotate (0.0891863247769102) translate (1.19cm 5.453cm)">
          <draw:text-box>
            <text:p><text:span text:style-name="T30">S</text:span><text:span text:style-name="T30">e</text:span><text:span text:style-name="T30">n</text:span><text:span text:style-name="T30">d</text:span><text:span text:style-name="T30">e</text:span><text:span text:style-name="T30">r </text:span><text:span text:style-name="T30">s</text:span><text:span text:style-name="T30">e</text:span><text:span text:style-name="T30">q</text:span><text:span text:style-name="T30">n</text:span><text:span text:style-name="T30">o</text:span></text:p>
          </draw:text-box>
        </draw:frame>
        <draw:frame draw:style-name="gr3" draw:text-style-name="P39" draw:layer="layout" svg:width="2.904cm" svg:height="0.962cm" draw:transform="rotate (0.203854456632938) translate (20.583cm 3.982cm)">
          <draw:text-box>
            <text:p><text:span text:style-name="T30">R</text:span><text:span text:style-name="T30">e</text:span><text:span text:style-name="T30">ci</text:span><text:span text:style-name="T30">p </text:span><text:span text:style-name="T30">I</text:span><text:span text:style-name="T30">D</text:span></text:p>
          </draw:text-box>
        </draw:frame>
        <draw:frame draw:style-name="gr113" draw:text-style-name="P39" draw:layer="layout" svg:width="3.336cm" svg:height="0.839cm" draw:transform="rotate (-0.0949459113084912) translate (21.162cm 4.437cm)">
          <draw:text-box>
            <text:p><text:span text:style-name="T30">R</text:span><text:span text:style-name="T30">e</text:span><text:span text:style-name="T30">ci</text:span><text:span text:style-name="T30">p </text:span><text:span text:style-name="T30">k</text:span><text:span text:style-name="T30">e</text:span><text:span text:style-name="T30">y</text:span></text:p>
          </draw:text-box>
        </draw:frame>
        <draw:frame draw:style-name="gr114" draw:text-style-name="P39" draw:layer="layout" svg:width="4.183cm" svg:height="0.961cm" draw:transform="rotate (0.0891863247769102) translate (20.32cm 5.636cm)">
          <draw:text-box>
            <text:p><text:span text:style-name="T30">R</text:span><text:span text:style-name="T30">e</text:span><text:span text:style-name="T30">p</text:span><text:span text:style-name="T30">l</text:span><text:span text:style-name="T30">a</text:span><text:span text:style-name="T30">y </text:span><text:span text:style-name="T30">w</text:span><text:span text:style-name="T30">i</text:span><text:span text:style-name="T30">n</text:span><text:span text:style-name="T30">d</text:span><text:span text:style-name="T30">o</text:span><text:span text:style-name="T30">w</text:span></text:p>
          </draw:text-box>
        </draw:frame>
        <draw:custom-shape draw:style-name="gr115" draw:text-style-name="P27" draw:layer="layout" svg:width="3.556cm" svg:height="2.286cm" svg:x="6.758cm" svg:y="5.33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7" draw:layer="layout" svg:width="2.54cm" svg:height="0.762cm" svg:x="7.774cm" svg:y="6.858cm">
          <text:p text:style-name="P26"><text:span text:style-name="T17">piv</text:span></text:p>
          <draw:enhanced-geometry svg:viewBox="0 0 21600 21600" draw:type="rectangle" draw:enhanced-path="M 0 0 L 21600 0 21600 21600 0 21600 0 0 Z N"/>
        </draw:custom-shape>
        <draw:frame draw:style-name="gr113" draw:text-style-name="P6" draw:layer="layout" svg:width="3.402cm" svg:height="0.839cm" svg:x="6.858cm" svg:y="5.334cm">
          <draw:text-box>
            <text:p><text:span text:style-name="T31">O</text:span><text:span text:style-name="T31">S</text:span><text:span text:style-name="T31">C </text:span><text:span text:style-name="T31">R</text:span><text:span text:style-name="T31">e</text:span><text:span text:style-name="T31">q</text:span><text:span text:style-name="T31">.</text:span></text:p>
          </draw:text-box>
        </draw:frame>
        <draw:custom-shape draw:style-name="gr117" draw:text-style-name="P60" draw:layer="layout" svg:width="3.048cm" svg:height="0.508cm" svg:x="7.112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7" draw:layer="layout" svg:width="3.556cm" svg:height="1.778cm" svg:x="16.256cm" svg:y="11.33cm">
          <text:p/>
          <draw:enhanced-geometry svg:viewBox="0 0 21600 21600" draw:type="rectangle" draw:enhanced-path="M 0 0 L 21600 0 21600 21600 0 21600 0 0 Z N"/>
        </draw:custom-shape>
        <draw:frame draw:style-name="gr79" draw:text-style-name="P6" draw:layer="layout" svg:width="3.402cm" svg:height="1.427cm" svg:x="16.41cm" svg:y="11.484cm">
          <draw:text-box>
            <text:p><text:span text:style-name="T31">O</text:span><text:span text:style-name="T31">S</text:span><text:span text:style-name="T31">C </text:span><text:span text:style-name="T31">R</text:span><text:span text:style-name="T31">e</text:span><text:span text:style-name="T31">s</text:span><text:span text:style-name="T31">p</text:span><text:span text:style-name="T31">.</text:span></text:p>
          </draw:text-box>
        </draw:frame>
        <draw:custom-shape draw:style-name="gr119" draw:text-style-name="P58" draw:layer="layout" svg:width="3.048cm" svg:height="0.508cm" svg:x="16.51cm" svg:y="10.66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6" draw:text-style-name="P27" draw:layer="layout" svg:width="2.54cm" svg:height="0.762cm" svg:x="7.774cm" svg:y="6.096cm">
          <text:p text:style-name="P26"><text:span text:style-name="T17">Kid = SID</text:span></text:p>
          <draw:enhanced-geometry svg:viewBox="0 0 21600 21600" draw:type="rectangle" draw:enhanced-path="M 0 0 L 21600 0 21600 21600 0 21600 0 0 Z N"/>
        </draw:custom-shape>
        <draw:custom-shape draw:style-name="gr116" draw:text-style-name="P27" draw:layer="layout" svg:width="2.54cm" svg:height="0.762cm" svg:x="7.774cm" svg:y="6.858cm">
          <text:p text:style-name="P26"><text:span text:style-name="T17">piv</text:span></text:p>
          <draw:enhanced-geometry svg:viewBox="0 0 21600 21600" draw:type="rectangle" draw:enhanced-path="M 0 0 L 21600 0 21600 21600 0 21600 0 0 Z N"/>
        </draw:custom-shape>
        <draw:custom-shape draw:style-name="gr116" draw:text-style-name="P27" draw:layer="layout" svg:width="2.54cm" svg:height="0.762cm" svg:x="17.272cm" svg:y="12.346cm">
          <text:p text:style-name="P26"><text:span text:style-name="T17">piv</text:span></text:p>
          <draw:enhanced-geometry svg:viewBox="0 0 21600 21600" draw:type="rectangle" draw:enhanced-path="M 0 0 L 21600 0 21600 21600 0 21600 0 0 Z N"/>
        </draw:custom-shape>
        <draw:frame draw:style-name="gr120" draw:text-style-name="P6" draw:layer="layout" svg:width="2.131cm" svg:height="0.878cm" svg:x="0.508cm" svg:y="7.112cm">
          <draw:text-box>
            <text:p><text:span text:style-name="T29">T</text:span><text:span text:style-name="T29">o</text:span><text:span text:style-name="T29">k</text:span><text:span text:style-name="T29">e</text:span><text:span text:style-name="T29">n</text:span></text:p>
          </draw:text-box>
        </draw:frame>
        <draw:frame draw:style-name="gr120" draw:text-style-name="P6" draw:layer="layout" svg:width="2.131cm" svg:height="0.878cm" svg:x="22.701cm" svg:y="7.25cm">
          <draw:text-box>
            <text:p><text:span text:style-name="T29">S</text:span><text:span text:style-name="T29">I</text:span><text:span text:style-name="T29">D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>
        <office:forms form:automatic-focus="false" form:apply-design-mode="false"/>
        <draw:frame presentation:style-name="pr3" draw:layer="layout" svg:width="20.088cm" svg:height="1.249cm" svg:x="1.1cm" svg:y="0.002cm" presentation:class="title" presentation:user-transformed="true">
          <draw:text-box>
            <text:p>Security Parameters</text:p>
          </draw:text-box>
        </draw:frame>
        <draw:frame draw:style-name="gr3" draw:text-style-name="P61" draw:layer="layout" svg:width="12.192cm" svg:height="0.962cm" svg:x="0.508cm" svg:y="2.286cm">
          <draw:text-box>
            <text:p><text:span text:style-name="T32">P</text:span><text:span text:style-name="T32">r</text:span><text:span text:style-name="T32">e</text:span><text:span text:style-name="T32">-</text:span><text:span text:style-name="T32">e</text:span><text:span text:style-name="T32">s</text:span><text:span text:style-name="T32">t</text:span><text:span text:style-name="T32">a</text:span><text:span text:style-name="T32">b</text:span><text:span text:style-name="T32">li</text:span><text:span text:style-name="T32">s</text:span><text:span text:style-name="T32">h</text:span><text:span text:style-name="T32">e</text:span><text:span text:style-name="T32">d </text:span><text:span text:style-name="T32">p</text:span><text:span text:style-name="T32">a</text:span><text:span text:style-name="T32">r</text:span><text:span text:style-name="T32">a</text:span><text:span text:style-name="T32">m</text:span><text:span text:style-name="T32">e</text:span><text:span text:style-name="T32">t</text:span><text:span text:style-name="T32">e</text:span><text:span text:style-name="T32">r</text:span><text:span text:style-name="T32">s</text:span><text:span text:style-name="T32">:</text:span></text:p>
          </draw:text-box>
        </draw:frame>
        <draw:frame draw:style-name="gr121" draw:text-style-name="P6" draw:layer="layout" svg:width="6.858cm" svg:height="2.079cm" svg:x="18.034cm" svg:y="2.493cm">
          <draw:text-box>
            <text:p><text:span text:style-name="T31">* </text:span><text:span text:style-name="T31">t</text:span><text:span text:style-name="T31">h</text:span><text:span text:style-name="T31">e </text:span><text:span text:style-name="T31">‘</text:span><text:span text:style-name="T31">?</text:span><text:span text:style-name="T31">’ </text:span><text:span text:style-name="T31">i</text:span><text:span text:style-name="T31">n</text:span><text:span text:style-name="T31">d</text:span><text:span text:style-name="T31">ic</text:span><text:span text:style-name="T31">a</text:span><text:span text:style-name="T31">t</text:span><text:span text:style-name="T31">e</text:span><text:span text:style-name="T31">s </text:span><text:span text:style-name="T31">o</text:span><text:span text:style-name="T31">p</text:span><text:span text:style-name="T31">ti</text:span><text:span text:style-name="T31">o</text:span><text:span text:style-name="T31">n</text:span><text:span text:style-name="T31">a</text:span><text:span text:style-name="T31">l </text:span><text:span text:style-name="T31">p</text:span><text:span text:style-name="T31">a</text:span><text:span text:style-name="T31">r</text:span><text:span text:style-name="T31">a</text:span><text:span text:style-name="T31">m</text:span><text:span text:style-name="T31">. </text:span><text:span text:style-name="T31">D</text:span><text:span text:style-name="T31">e</text:span><text:span text:style-name="T31">f</text:span><text:span text:style-name="T31">a</text:span><text:span text:style-name="T31">u</text:span><text:span text:style-name="T31">lt </text:span><text:span text:style-name="T31">v</text:span><text:span text:style-name="T31">a</text:span><text:span text:style-name="T31">l</text:span><text:span text:style-name="T31">u</text:span><text:span text:style-name="T31">e </text:span><text:span text:style-name="T31">is </text:span><text:span text:style-name="T31">a</text:span><text:span text:style-name="T31">s</text:span><text:span text:style-name="T31">s</text:span><text:span text:style-name="T31">u</text:span><text:span text:style-name="T31">m</text:span><text:span text:style-name="T31">e</text:span><text:span text:style-name="T31">d </text:span><text:span text:style-name="T31">if </text:span><text:span text:style-name="T31">a</text:span><text:span text:style-name="T31">b</text:span><text:span text:style-name="T31">s</text:span><text:span text:style-name="T31">e</text:span><text:span text:style-name="T31">n</text:span><text:span text:style-name="T31">t</text:span></text:p>
          </draw:text-box>
        </draw:frame>
        <draw:frame draw:style-name="gr122" draw:text-style-name="P6" draw:layer="layout" svg:width="5.588cm" svg:height="3.695cm" svg:x="1.524cm" svg:y="3.671cm">
          <draw:text-box>
            <text:list text:style-name="L2">
              <text:list-item>
                <text:p text:style-name="P7"><text:span text:style-name="T4">M</text:span><text:span text:style-name="T4">a</text:span><text:span text:style-name="T4">s</text:span><text:span text:style-name="T4">t</text:span><text:span text:style-name="T4">e</text:span><text:span text:style-name="T4">r</text:span><text:span text:style-name="T4"> </text:span><text:span text:style-name="T4">S</text:span><text:span text:style-name="T4">e</text:span><text:span text:style-name="T4">c</text:span><text:span text:style-name="T4">r</text:span><text:span text:style-name="T4">e</text:span><text:span text:style-name="T4">t</text:span></text:p>
              </text:list-item>
              <text:list-item>
                <text:p text:style-name="P7"><text:span text:style-name="T4">?</text:span><text:span text:style-name="T4"> </text:span><text:span text:style-name="T4">M</text:span><text:span text:style-name="T4">a</text:span><text:span text:style-name="T4">s</text:span><text:span text:style-name="T4">t</text:span><text:span text:style-name="T4">e</text:span><text:span text:style-name="T4">r</text:span><text:span text:style-name="T4"> </text:span><text:span text:style-name="T4">S</text:span><text:span text:style-name="T4">a</text:span><text:span text:style-name="T4">l</text:span><text:span text:style-name="T4">t</text:span></text:p>
              </text:list-item>
              <text:list-item>
                <text:p text:style-name="P7"><text:span text:style-name="T4">S</text:span><text:span text:style-name="T4">e</text:span><text:span text:style-name="T4">n</text:span><text:span text:style-name="T4">d</text:span><text:span text:style-name="T4">e</text:span><text:span text:style-name="T4">r</text:span><text:span text:style-name="T4"> </text:span><text:span text:style-name="T4">I</text:span><text:span text:style-name="T4">D</text:span></text:p>
              </text:list-item>
              <text:list-item>
                <text:p text:style-name="P7"><text:span text:style-name="T4">R</text:span><text:span text:style-name="T4">e</text:span><text:span text:style-name="T4">c</text:span><text:span text:style-name="T4">i</text:span><text:span text:style-name="T4">p</text:span><text:span text:style-name="T4">i</text:span><text:span text:style-name="T4">e</text:span><text:span text:style-name="T4">n</text:span><text:span text:style-name="T4">t</text:span><text:span text:style-name="T4"> </text:span><text:span text:style-name="T4">I</text:span><text:span text:style-name="T4">D</text:span></text:p>
              </text:list-item>
            </text:list>
          </draw:text-box>
        </draw:frame>
        <draw:frame draw:style-name="gr123" draw:text-style-name="P6" draw:layer="layout" svg:width="8.128cm" svg:height="3.495cm" svg:x="7.62cm" svg:y="3.671cm">
          <draw:text-box>
            <text:list text:style-name="L2">
              <text:list-item>
                <text:p text:style-name="P7"><text:span text:style-name="T4">?</text:span><text:span text:style-name="T4"> </text:span><text:span text:style-name="T4">A</text:span><text:span text:style-name="T4">E</text:span><text:span text:style-name="T4">A</text:span><text:span text:style-name="T4">D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/text:p>
              </text:list-item>
              <text:list-item>
                <text:p text:style-name="P7"><text:span text:style-name="T4">?</text:span><text:span text:style-name="T4"> </text:span><text:span text:style-name="T4">k</text:span><text:span text:style-name="T4">d</text:span><text:span text:style-name="T4">f</text:span></text:p>
              </text:list-item>
              <text:list-item>
                <text:p text:style-name="P7"><text:span text:style-name="T4">?</text:span><text:span text:style-name="T4"> </text:span><text:span text:style-name="T4">R</text:span><text:span text:style-name="T4">e</text:span><text:span text:style-name="T4">p</text:span><text:span text:style-name="T4">l</text:span><text:span text:style-name="T4">a</text:span><text:span text:style-name="T4">y</text:span><text:span text:style-name="T4"> </text:span><text:span text:style-name="T4">W</text:span><text:span text:style-name="T4">i</text:span><text:span text:style-name="T4">n</text:span><text:span text:style-name="T4">d</text:span><text:span text:style-name="T4">o</text:span><text:span text:style-name="T4">w</text:span><text:span text:style-name="T4"> </text:span><text:span text:style-name="T4">t</text:span><text:span text:style-name="T4">y</text:span><text:span text:style-name="T4">p</text:span><text:span text:style-name="T4">e</text:span><text:span text:style-name="T4"> </text:span><text:span text:style-name="T4">&amp;</text:span><text:span text:style-name="T4"> </text:span><text:span text:style-name="T4">s</text:span><text:span text:style-name="T4">i</text:span><text:span text:style-name="T4">z</text:span><text:span text:style-name="T4">e</text:span></text:p>
              </text:list-item>
            </text:list>
          </draw:text-box>
        </draw:frame>
        <draw:frame draw:style-name="gr3" draw:text-style-name="P61" draw:layer="layout" svg:width="12.192cm" svg:height="0.962cm" svg:x="0.508cm" svg:y="7.986cm">
          <draw:text-box>
            <text:p><text:span text:style-name="T32">K</text:span><text:span text:style-name="T32">e</text:span><text:span text:style-name="T32">y </text:span><text:span text:style-name="T32">&amp;</text:span><text:span text:style-name="T32"> </text:span><text:span text:style-name="T32">C</text:span><text:span text:style-name="T32">o</text:span><text:span text:style-name="T32">m</text:span><text:span text:style-name="T32">m</text:span><text:span text:style-name="T32">o</text:span><text:span text:style-name="T32">n </text:span><text:span text:style-name="T32">I</text:span><text:span text:style-name="T32">V</text:span><text:span text:style-name="T32"> </text:span><text:span text:style-name="T32">d</text:span><text:span text:style-name="T32">e</text:span><text:span text:style-name="T32">ri</text:span><text:span text:style-name="T32">v</text:span><text:span text:style-name="T32">a</text:span><text:span text:style-name="T32">ti</text:span><text:span text:style-name="T32">o</text:span><text:span text:style-name="T32">n</text:span><text:span text:style-name="T32">:</text:span></text:p>
          </draw:text-box>
        </draw:frame>
        <draw:frame draw:style-name="gr3" draw:text-style-name="P6" draw:layer="layout" svg:width="13.462cm" svg:height="0.962cm" svg:x="5.272cm" svg:y="9.251cm">
          <draw:text-box>
            <text:p>key/IV = HKDF(salt, IKM, info, L)</text:p>
          </draw:text-box>
        </draw:frame>
        <draw:frame draw:style-name="gr3" draw:text-style-name="P6" draw:layer="layout" svg:width="3.81cm" svg:height="0.962cm" svg:x="6.288cm" svg:y="11.737cm">
          <draw:text-box>
            <text:p>Master Salt</text:p>
          </draw:text-box>
        </draw:frame>
        <draw:line draw:style-name="gr6" draw:text-style-name="P8" draw:layer="layout" svg:x1="9.336cm" svg:y1="11.737cm" svg:x2="10.352cm" svg:y2="10.213cm">
          <text:p/>
        </draw:line>
        <draw:frame draw:style-name="gr34" draw:text-style-name="P6" draw:layer="layout" svg:width="2.54cm" svg:height="1.673cm" svg:x="10.606cm" svg:y="11.842cm">
          <draw:text-box>
            <text:p>Master Secret</text:p>
          </draw:text-box>
        </draw:frame>
        <draw:line draw:style-name="gr6" draw:text-style-name="P8" draw:layer="layout" svg:x1="11.876cm" svg:y1="11.842cm" svg:x2="11.876cm" svg:y2="10.213cm">
          <text:p/>
        </draw:line>
        <draw:frame draw:style-name="gr124" draw:text-style-name="P6" draw:layer="layout" svg:width="6.35cm" svg:height="3.247cm" svg:x="13.97cm" svg:y="10.469cm">
          <draw:text-box>
            <text:p><text:span text:style-name="T31">[</text:span></text:p>
            <text:p><text:span text:style-name="T31">i</text:span><text:span text:style-name="T31">d </text:span><text:span text:style-name="T31">= </text:span><text:span text:style-name="T31">S</text:span><text:span text:style-name="T31">I</text:span><text:span text:style-name="T31">D </text:span><text:span text:style-name="T31">/ </text:span><text:span text:style-name="T31">R</text:span><text:span text:style-name="T31">I</text:span><text:span text:style-name="T31">D </text:span><text:span text:style-name="T31">/ </text:span><text:span text:style-name="T31">n</text:span><text:span text:style-name="T31">il,</text:span></text:p>
            <text:p><text:span text:style-name="T31">t</text:span><text:span text:style-name="T31">y</text:span><text:span text:style-name="T31">p</text:span><text:span text:style-name="T31">e </text:span><text:span text:style-name="T31">= </text:span><text:span text:style-name="T31">“</text:span><text:span text:style-name="T31">k</text:span><text:span text:style-name="T31">e</text:span><text:span text:style-name="T31">y</text:span><text:span text:style-name="T31">” </text:span><text:span text:style-name="T31">/ </text:span><text:span text:style-name="T31">“i</text:span><text:span text:style-name="T31">v</text:span><text:span text:style-name="T31">”,</text:span></text:p>
            <text:p><text:span text:style-name="T31">L </text:span><text:span text:style-name="T31">= </text:span><text:span text:style-name="T31">si</text:span><text:span text:style-name="T31">z</text:span><text:span text:style-name="T31">e </text:span><text:span text:style-name="T31">o</text:span><text:span text:style-name="T31">f </text:span><text:span text:style-name="T31">k</text:span><text:span text:style-name="T31">e</text:span><text:span text:style-name="T31">y </text:span><text:span text:style-name="T31">i</text:span><text:span text:style-name="T31">n </text:span><text:span text:style-name="T31">o</text:span><text:span text:style-name="T31">c</text:span><text:span text:style-name="T31">t</text:span><text:span text:style-name="T31">e</text:span><text:span text:style-name="T31">t</text:span><text:span text:style-name="T31">s</text:span></text:p>
            <text:p><text:span text:style-name="T31">]</text:span></text:p>
          </draw:text-box>
        </draw:frame>
        <draw:line draw:style-name="gr6" draw:text-style-name="P8" draw:layer="layout" svg:x1="13.97cm" svg:y1="11.176cm" svg:x2="13.462cm" svg:y2="10.16cm">
          <text:p/>
        </draw:lin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et_20_contenu">
        <office:forms form:automatic-focus="false" form:apply-design-mode="false"/>
        <draw:frame presentation:style-name="pr3" draw:layer="layout" svg:width="20.088cm" svg:height="1.249cm" svg:x="1.1cm" svg:y="0.002cm" presentation:class="title" presentation:user-transformed="true">
          <draw:text-box>
            <text:p>Security Parameters (cont.)</text:p>
          </draw:text-box>
        </draw:frame>
        <draw:frame draw:style-name="gr3" draw:text-style-name="P61" draw:layer="layout" svg:width="5.588cm" svg:height="0.962cm" svg:x="0.508cm" svg:y="2.54cm">
          <draw:text-box>
            <text:p><text:span text:style-name="T32">N</text:span><text:span text:style-name="T32">o</text:span><text:span text:style-name="T32">n</text:span><text:span text:style-name="T32">c</text:span><text:span text:style-name="T32">e</text:span><text:span text:style-name="T32">:</text:span></text:p>
          </draw:text-box>
        </draw:frame>
        <draw:custom-shape draw:style-name="gr125" draw:text-style-name="P27" draw:layer="layout" svg:width="9.144cm" svg:height="1.016cm" svg:x="3.81cm" svg:y="4.064cm">
          <text:p text:style-name="P26">ID of piv generator</text:p>
          <draw:enhanced-geometry svg:viewBox="0 0 21600 21600" draw:type="rectangle" draw:enhanced-path="M 0 0 L 21600 0 21600 21600 0 21600 0 0 Z N"/>
        </draw:custom-shape>
        <draw:custom-shape draw:style-name="gr126" draw:text-style-name="P27" draw:layer="layout" svg:width="2.032cm" svg:height="1.016cm" svg:x="12.954cm" svg:y="4.064cm">
          <text:p text:style-name="P26">piv</text:p>
          <draw:enhanced-geometry svg:viewBox="0 0 21600 21600" draw:type="rectangle" draw:enhanced-path="M 0 0 L 21600 0 21600 21600 0 21600 0 0 Z N"/>
        </draw:custom-shape>
        <draw:line draw:style-name="gr39" draw:text-style-name="P8" draw:layer="layout" svg:x1="2.54cm" svg:y1="5.461cm" svg:x2="2.54cm" svg:y2="6.223cm">
          <text:p/>
        </draw:line>
        <draw:line draw:style-name="gr39" draw:text-style-name="P8" draw:layer="layout" svg:x1="2.159cm" svg:y1="5.842cm" svg:x2="2.921cm" svg:y2="5.842cm">
          <text:p/>
        </draw:line>
        <draw:custom-shape draw:style-name="gr127" draw:text-style-name="P8" draw:layer="layout" svg:width="1.016cm" svg:height="1.016cm" svg:x="2.03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7" draw:layer="layout" svg:width="11.176cm" svg:height="1.016cm" svg:x="3.81cm" svg:y="6.35cm">
          <text:p text:style-name="P26">Common IV</text:p>
          <draw:enhanced-geometry svg:viewBox="0 0 21600 21600" draw:type="rectangle" draw:enhanced-path="M 0 0 L 21600 0 21600 21600 0 21600 0 0 Z N"/>
        </draw:custom-shape>
        <draw:line draw:style-name="gr129" draw:text-style-name="P8" draw:layer="layout" svg:x1="2.032cm" svg:y1="7.874cm" svg:x2="17.018cm" svg:y2="7.874cm">
          <text:p/>
        </draw:line>
        <draw:custom-shape draw:style-name="gr128" draw:text-style-name="P27" draw:layer="layout" svg:width="11.176cm" svg:height="1.016cm" svg:x="3.81cm" svg:y="8.382cm">
          <text:p text:style-name="P26">Nonc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2.352cm" svg:height="0.962cm" svg:x="1.27cm" svg:y="10.722cm">
          <draw:text-box>
            <text:p>piv = sender sequence number, incremented each time we send a message</text:p>
          </draw:text-box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et_20_contenu">
        <office:forms form:automatic-focus="false" form:apply-design-mode="false"/>
        <draw:frame draw:style-name="gr3" draw:text-style-name="P61" draw:layer="layout" svg:width="8.89cm" svg:height="0.962cm" svg:x="0.508cm" svg:y="2.794cm">
          <draw:text-box>
            <text:p><text:span text:style-name="T32">O</text:span><text:span text:style-name="T32">b</text:span><text:span text:style-name="T32">j</text:span><text:span text:style-name="T32">e</text:span><text:span text:style-name="T32">c</text:span><text:span text:style-name="T32">t </text:span><text:span text:style-name="T32">S</text:span><text:span text:style-name="T32">e</text:span><text:span text:style-name="T32">c</text:span><text:span text:style-name="T32">u</text:span><text:span text:style-name="T32">ri</text:span><text:span text:style-name="T32">t</text:span><text:span text:style-name="T32">y </text:span><text:span text:style-name="T32">O</text:span><text:span text:style-name="T32">p</text:span><text:span text:style-name="T32">ti</text:span><text:span text:style-name="T32">o</text:span><text:span text:style-name="T32">n</text:span><text:span text:style-name="T32">:</text:span></text:p>
          </draw:text-box>
        </draw:frame>
        <draw:custom-shape draw:style-name="gr130" draw:text-style-name="P27" draw:layer="layout" svg:width="1.016cm" svg:height="1.016cm" svg:x="1.27cm" svg:y="4.572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1.016cm" svg:height="1.016cm" svg:x="2.286cm" svg:y="4.572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1.016cm" svg:height="1.016cm" svg:x="3.302cm" svg:y="4.572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1.016cm" svg:height="1.016cm" svg:x="4.318cm" svg:y="4.572cm">
          <text:p text:style-name="P26">h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1.016cm" svg:height="1.016cm" svg:x="5.334cm" svg:y="4.572cm">
          <text:p text:style-name="P26">k</text:p>
          <draw:enhanced-geometry svg:viewBox="0 0 21600 21600" draw:type="rectangle" draw:enhanced-path="M 0 0 L 21600 0 21600 21600 0 21600 0 0 Z N"/>
        </draw:custom-shape>
        <draw:custom-shape draw:style-name="gr131" draw:text-style-name="P27" draw:layer="layout" svg:width="3.048cm" svg:height="1.016cm" svg:x="6.35cm" svg:y="4.572cm">
          <text:p text:style-name="P26">n</text:p>
          <draw:enhanced-geometry svg:viewBox="0 0 21600 21600" draw:type="rectangle" draw:enhanced-path="M 0 0 L 21600 0 21600 21600 0 21600 0 0 Z N"/>
        </draw:custom-shape>
        <draw:custom-shape draw:style-name="gr132" draw:text-style-name="P27" draw:layer="layout" svg:width="5.08cm" svg:height="1.016cm" svg:x="9.398cm" svg:y="4.572cm">
          <text:p text:style-name="P26">kid (when req)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21.082cm" svg:height="3.095cm" svg:x="1.778cm" svg:y="6.858cm">
          <draw:text-box>
            <text:list text:style-name="L2">
              <text:list-item>
                <text:p>h = 1 if there is a context hint in payload,</text:p>
              </text:list-item>
              <text:list-item>
                <text:p>k = 1 if option carries kid (e.g. on common request),</text:p>
              </text:list-item>
              <text:list-item>
                <text:p>n = length of kid in octets,</text:p>
              </text:list-item>
              <text:list-item>
                <text:p>kid = kid</text:p>
              </text:list-item>
            </text:list>
          </draw:text-box>
        </draw:frame>
        <draw:frame presentation:style-name="pr3" draw:layer="layout" svg:width="20.088cm" svg:height="1.249cm" svg:x="1.1cm" svg:y="0.003cm" presentation:class="title" presentation:user-transformed="true">
          <draw:text-box>
            <text:p>Security Parameters (cont.)</text:p>
          </draw:text-box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re_20_et_20_contenu">
        <office:forms form:automatic-focus="false" form:apply-design-mode="false"/>
        <draw:custom-shape draw:style-name="gr133" draw:text-style-name="P27" draw:layer="layout" svg:width="4.218cm" svg:height="2.794cm" svg:x="14.986cm" svg:y="1.77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27" draw:layer="layout" svg:width="4.064cm" svg:height="3.81cm" svg:x="20.574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088cm" svg:height="1.249cm" svg:x="1.1cm" svg:y="0.003cm" presentation:class="title" presentation:user-transformed="true">
          <draw:text-box>
            <text:p>Encryption Process</text:p>
          </draw:text-box>
        </draw:frame>
        <draw:custom-shape draw:style-name="gr135" draw:text-style-name="P27" draw:layer="layout" svg:width="3.302cm" svg:height="1.871cm" svg:x="1.524cm" svg:y="6.38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62" draw:layer="layout" svg:width="1.711cm" svg:height="0.406cm" svg:x="1.524cm" svg:y="6.795cm">
          <text:p text:style-name="P26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37" draw:text-style-name="P63" draw:layer="layout" svg:width="1.15cm" svg:height="0.408cm" svg:x="2.869cm" svg:y="7.201cm">
          <text:p text:style-name="P26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1.524cm" svg:y="7.609cm">
          <text:p text:style-name="P26"><text:span text:style-name="T34">Paylo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2.992cm" svg:y="6.388cm">
          <text:p text:style-name="P26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1.524cm" svg:y="6.388cm">
          <text:p text:style-name="P26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41" draw:text-style-name="P63" draw:layer="layout" svg:width="1.591cm" svg:height="0.406cm" svg:x="3.235cm" svg:y="6.795cm">
          <text:p text:style-name="P26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1.524cm" svg:y="7.201cm">
          <text:p text:style-name="P26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2.292cm" svg:y="5.588cm">
          <text:p text:style-name="P26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3.251cm" svg:y="5.588cm">
          <text:p text:style-name="P26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1.524cm" svg:y="5.588cm">
          <text:p text:style-name="P26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1.524cm" svg:y="5.995cm">
          <text:p text:style-name="P26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47" draw:text-style-name="P54" draw:layer="layout" svg:width="0.807cm" svg:height="0.408cm" svg:x="4.019cm" svg:y="7.201cm">
          <text:p text:style-name="P26"><text:span text:style-name="T37">FF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48" draw:text-style-name="P64" draw:layer="layout" svg:width="2.624cm" svg:height="1.778cm" svg:x="11.43cm" svg:y="1.778cm">
          <text:p text:style-name="P26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49" draw:text-style-name="P26" draw:layer="layout" svg:width="0.508cm" svg:height="0.324cm" draw:transform="rotate (-2.05809225395171) translate (12.462cm 3.9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48" draw:layer="layout" svg:width="2.032cm" svg:height="1.275cm" svg:x="10.668cm" svg:y="4.313cm">
          <draw:text-box>
            <text:p text:style-name="P26"><text:span text:style-name="T34">S</text:span><text:span text:style-name="T34">e</text:span><text:span text:style-name="T34">n</text:span><text:span text:style-name="T34">d</text:span><text:span text:style-name="T34">e</text:span><text:span text:style-name="T34">r </text:span><text:span text:style-name="T34">k</text:span><text:span text:style-name="T34">e</text:span><text:span text:style-name="T34">y</text:span></text:p>
          </draw:text-box>
        </draw:frame>
        <draw:line draw:style-name="gr6" draw:text-style-name="P8" draw:layer="layout" svg:x1="5.08cm" svg:y1="5.588cm" svg:x2="5.842cm" svg:y2="4.572cm">
          <text:p/>
        </draw:line>
        <draw:line draw:style-name="gr6" draw:text-style-name="P8" draw:layer="layout" svg:x1="5.08cm" svg:y1="7.366cm" svg:x2="5.588cm" svg:y2="8.382cm">
          <text:p/>
        </draw:line>
        <draw:custom-shape draw:style-name="gr150" draw:text-style-name="P27" xml:id="id1" draw:id="id1" draw:layer="layout" svg:width="3.302cm" svg:height="2.248cm" svg:x="4.826cm" svg:y="9.436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2" draw:layer="layout" svg:width="2.032cm" svg:height="0.406cm" svg:x="6.096cm" svg:y="9.436cm">
          <text:p text:style-name="P26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52" draw:text-style-name="P63" draw:layer="layout" svg:width="1.524cm" svg:height="0.408cm" svg:x="6.604cm" svg:y="9.842cm">
          <text:p text:style-name="P26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4.826cm" svg:y="9.436cm">
          <text:p text:style-name="P26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1.778cm" svg:height="0.406cm" svg:x="4.826cm" svg:y="9.842cm">
          <text:p text:style-name="P26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54" draw:text-style-name="P28" draw:layer="layout" svg:width="0.959cm" svg:height="0.407cm" svg:x="5.594cm" svg:y="8.636cm">
          <text:p text:style-name="P26"><text:span text:style-name="T39">POS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6.553cm" svg:y="8.636cm">
          <text:p text:style-name="P26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4.826cm" svg:y="8.636cm">
          <text:p text:style-name="P26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4.826cm" svg:y="9.043cm">
          <text:p text:style-name="P26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55" draw:text-style-name="P54" draw:layer="layout" svg:width="0.762cm" svg:height="0.408cm" svg:x="7.366cm" svg:y="10.26cm">
          <text:p text:style-name="P26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6.096cm" svg:y="3.799cm">
          <text:p text:style-name="P26"><text:span text:style-name="T34">Paylo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6.096cm" svg:y="2.984cm">
          <text:p text:style-name="P26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7.93cm" svg:y="2.984cm">
          <text:p text:style-name="P26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6.096cm" svg:y="2.577cm">
          <text:p text:style-name="P26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0.807cm" svg:height="0.408cm" svg:x="6.096cm" svg:y="3.391cm">
          <text:p text:style-name="P26"><text:span text:style-name="T37">FF</text:span></text:p>
          <draw:enhanced-geometry svg:viewBox="0 0 21600 21600" draw:type="rectangle" draw:enhanced-path="M 0 0 L 21600 0 21600 21600 0 21600 0 0 Z N"/>
        </draw:custom-shape>
        <draw:frame draw:style-name="gr157" draw:text-style-name="P6" draw:layer="layout" svg:width="4.064cm" svg:height="3.302cm" svg:x="20.828cm" svg:y="1.624cm">
          <draw:text-box>
            <text:p><text:span text:style-name="T14">e</text:span><text:span text:style-name="T14">xt</text:span><text:span text:style-name="T14">er</text:span><text:span text:style-name="T14">n</text:span><text:span text:style-name="T14">al</text:span><text:span text:style-name="T14">_</text:span><text:span text:style-name="T14">a</text:span><text:span text:style-name="T14">a</text:span><text:span text:style-name="T14">d </text:span><text:span text:style-name="T14">= </text:span><text:span text:style-name="T14">[</text:span></text:p>
            <text:p><text:span text:style-name="T14"><text:s text:c="3"/></text:span><text:span text:style-name="T14">v</text:span><text:span text:style-name="T14">er</text:span><text:span text:style-name="T14">si</text:span><text:span text:style-name="T14">o</text:span><text:span text:style-name="T14">n </text:span><text:span text:style-name="T14">= </text:span><text:span text:style-name="T14">1,</text:span></text:p>
            <text:p><text:span text:style-name="T14"><text:s text:c="3"/></text:span><text:span text:style-name="T14">al</text:span><text:span text:style-name="T14">g: </text:span><text:span text:style-name="T14">in</text:span><text:span text:style-name="T14">t,</text:span></text:p>
            <text:p><text:span text:style-name="T14"><text:s text:c="3"/></text:span><text:span text:style-name="T14">re</text:span><text:span text:style-name="T14">q</text:span><text:span text:style-name="T14">u</text:span><text:span text:style-name="T14">e</text:span><text:span text:style-name="T14">st</text:span><text:span text:style-name="T14">_</text:span><text:span text:style-name="T14">ki</text:span><text:span text:style-name="T14">d</text:span><text:span text:style-name="T14">=</text:span><text:span text:style-name="T14">SI</text:span><text:span text:style-name="T14">D</text:span><text:span text:style-name="T14">,</text:span></text:p>
            <text:p><text:span text:style-name="T14"><text:s text:c="3"/></text:span><text:span text:style-name="T14">re</text:span><text:span text:style-name="T14">q</text:span><text:span text:style-name="T14">u</text:span><text:span text:style-name="T14">e</text:span><text:span text:style-name="T14">st</text:span><text:span text:style-name="T14">_</text:span><text:span text:style-name="T14">pi</text:span><text:span text:style-name="T14">v,</text:span></text:p>
            <text:p><text:span text:style-name="T14"><text:s text:c="3"/></text:span><text:span text:style-name="T14">o</text:span><text:span text:style-name="T14">pt</text:span><text:span text:style-name="T14">io</text:span><text:span text:style-name="T14">n</text:span><text:span text:style-name="T14">s</text:span><text:span text:style-name="T14">=</text:span><text:span text:style-name="T14">cl</text:span><text:span text:style-name="T14">a</text:span><text:span text:style-name="T14">s</text:span><text:span text:style-name="T14">s </text:span><text:span text:style-name="T14">I</text:span></text:p>
            <text:p><text:span text:style-name="T14">]</text:span></text:p>
          </draw:text-box>
        </draw:frame>
        <draw:custom-shape draw:style-name="gr158" draw:text-style-name="P27" draw:layer="layout" svg:width="0.762cm" svg:height="0.454cm" svg:x="20.574cm" svg:y="1.27cm">
          <text:p text:style-name="P26"><text:span text:style-name="T14">bs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6" draw:layer="layout" svg:width="4.318cm" svg:height="2.498cm" svg:x="15.14cm" svg:y="2.074cm">
          <draw:text-box>
            <text:p><text:span text:style-name="T14">E</text:span><text:span text:style-name="T14">n</text:span><text:span text:style-name="T14">c</text:span><text:span text:style-name="T14">_</text:span><text:span text:style-name="T14">st</text:span><text:span text:style-name="T14">ru</text:span><text:span text:style-name="T14">ct</text:span><text:span text:style-name="T14">ur</text:span><text:span text:style-name="T14">e </text:span><text:span text:style-name="T14">= </text:span><text:span text:style-name="T14">[</text:span></text:p>
            <text:p><text:span text:style-name="T14"><text:s text:c="3"/></text:span><text:span text:style-name="T14">c</text:span><text:span text:style-name="T14">o</text:span><text:span text:style-name="T14">nt</text:span><text:span text:style-name="T14">e</text:span><text:span text:style-name="T14">xt</text:span><text:span text:style-name="T14">=”</text:span><text:span text:style-name="T14">E</text:span><text:span text:style-name="T14">n</text:span><text:span text:style-name="T14">cr</text:span><text:span text:style-name="T14">y</text:span><text:span text:style-name="T14">pt</text:span><text:span text:style-name="T14">0”</text:span><text:span text:style-name="T14">,</text:span></text:p>
            <text:p><text:span text:style-name="T14"><text:s text:c="3"/></text:span><text:span text:style-name="T14">pr</text:span><text:span text:style-name="T14">ot</text:span><text:span text:style-name="T14">e</text:span><text:span text:style-name="T14">ct</text:span><text:span text:style-name="T14">e</text:span><text:span text:style-name="T14">d</text:span><text:span text:style-name="T14">=</text:span><text:span text:style-name="T14">0</text:span><text:span text:style-name="T14">b’’</text:span><text:span text:style-name="T14">,</text:span></text:p>
            <text:p><text:span text:style-name="T14"><text:s text:c="3"/></text:span><text:span text:style-name="T14">e</text:span><text:span text:style-name="T14">xt</text:span><text:span text:style-name="T14">er</text:span><text:span text:style-name="T14">n</text:span><text:span text:style-name="T14">al</text:span><text:span text:style-name="T14">_</text:span><text:span text:style-name="T14">a</text:span><text:span text:style-name="T14">a</text:span><text:span text:style-name="T14">d</text:span></text:p>
            <text:p><text:span text:style-name="T14">]</text:span></text:p>
          </draw:text-box>
        </draw:frame>
        <draw:custom-shape draw:style-name="gr160" draw:text-style-name="P27" draw:layer="layout" svg:width="0.916cm" svg:height="0.454cm" svg:x="14.986cm" svg:y="1.778cm">
          <text:p text:style-name="P26"><text:span text:style-name="T14">bstr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10.414cm" svg:height="1.673cm" svg:x="7.366cm" svg:y="6.404cm">
          <draw:text-box>
            <text:p>AEAD(plaintext, key, nonce, AAD)</text:p>
          </draw:text-box>
        </draw:frame>
        <draw:custom-shape draw:style-name="gr161" draw:text-style-name="P65" draw:layer="layout" svg:width="0.508cm" svg:height="0.457cm" draw:transform="rotate (-1.5707963267949) translate (12.446cm 7.366cm)">
          <text:p/>
          <draw:enhanced-geometry svg:viewBox="0 0 21600 21600" draw:text-areas="0 ?f0 ?f5 ?f2" draw:type="right-arrow" draw:modifiers="11882.1218074656 4810.48034934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8" draw:layer="layout" svg:x1="12.192cm" svg:y1="5.334cm" svg:x2="12.7cm" svg:y2="6.604cm">
          <text:p/>
        </draw:line>
        <draw:line draw:style-name="gr6" draw:text-style-name="P8" draw:layer="layout" svg:x1="16.51cm" svg:y1="4.826cm" svg:x2="16.256cm" svg:y2="6.404cm">
          <text:p/>
        </draw:line>
        <draw:line draw:style-name="gr6" draw:text-style-name="P8" draw:layer="layout" svg:x1="20.574cm" svg:y1="3.71cm" svg:x2="18.034cm" svg:y2="3.71cm">
          <text:p/>
        </draw:line>
        <draw:line draw:style-name="gr6" draw:text-style-name="P8" draw:layer="layout" svg:x1="9.144cm" svg:y1="4.572cm" svg:x2="10.414cm" svg:y2="6.404cm">
          <text:p/>
        </draw:line>
        <draw:custom-shape draw:style-name="gr162" draw:text-style-name="P27" draw:layer="layout" svg:width="3.302cm" svg:height="2.291cm" svg:x="8.382cm" svg:y="11.84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2" draw:layer="layout" svg:width="2.032cm" svg:height="0.406cm" svg:x="9.652cm" svg:y="11.845cm">
          <text:p text:style-name="P26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8.382cm" svg:y="11.845cm">
          <text:p text:style-name="P26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54" draw:text-style-name="P28" draw:layer="layout" svg:width="0.959cm" svg:height="0.407cm" svg:x="9.15cm" svg:y="11.045cm">
          <text:p text:style-name="P26"><text:span text:style-name="T39">POS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10.109cm" svg:y="11.045cm">
          <text:p text:style-name="P26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8.382cm" svg:y="11.045cm">
          <text:p text:style-name="P26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8.382cm" svg:y="11.452cm">
          <text:p text:style-name="P26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63" draw:text-style-name="P66" xml:id="id4" draw:id="id4" draw:layer="layout" svg:width="3.302cm" svg:height="1.059cm" svg:x="8.382cm" svg:y="13.077cm">
          <text:p text:style-name="P45"><text:span text:style-name="T40">Ciphertext</text:span></text:p>
          <draw:enhanced-geometry svg:viewBox="0 0 21600 21600" draw:type="rectangle" draw:enhanced-path="M 0 0 L 21600 0 21600 21600 0 21600 0 0 Z N"/>
        </draw:custom-shape>
        <draw:custom-shape draw:style-name="gr164" draw:text-style-name="P67" xml:id="id3" draw:id="id3" draw:layer="layout" svg:width="3.302cm" svg:height="1.059cm" svg:x="10.668cm" svg:y="8.085cm">
          <text:p text:style-name="P26"><text:span text:style-name="T41">Ciphertext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6.477cm" svg:y1="11.684cm" svg:x2="8.382cm" svg:y2="12.874cm" draw:start-shape="id1" draw:start-glue-point="2" draw:end-shape="id2" draw:end-glue-point="3" svg:d="M6477 11684c0 794 635 1190 1905 1190" svg:viewBox="0 0 1906 1191">
          <text:p/>
        </draw:connector>
        <draw:connector draw:style-name="gr6" draw:text-style-name="P8" draw:layer="layout" draw:type="curve" svg:x1="12.319cm" svg:y1="9.144cm" svg:x2="11.684cm" svg:y2="13.606cm" draw:start-shape="id3" draw:start-glue-point="2" draw:end-shape="id4" draw:end-glue-point="1" svg:d="M12319 9144c0 2975-211 4462-635 4462" svg:viewBox="0 0 636 4463">
          <text:p/>
        </draw:connector>
        <draw:custom-shape draw:style-name="gr149" draw:text-style-name="P26" draw:layer="layout" svg:width="0.508cm" svg:height="0.324cm" draw:transform="rotate (-2.05809225395171) translate (13.732cm 3.962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5" draw:text-style-name="P48" draw:layer="layout" svg:width="1.932cm" svg:height="0.763cm" svg:x="12.8cm" svg:y="4.313cm">
          <draw:text-box>
            <text:p text:style-name="P26"><text:span text:style-name="T34">n</text:span><text:span text:style-name="T34">o</text:span><text:span text:style-name="T34">n</text:span><text:span text:style-name="T34">c</text:span><text:span text:style-name="T34">e</text:span></text:p>
          </draw:text-box>
        </draw:frame>
        <draw:line draw:style-name="gr6" draw:text-style-name="P8" draw:layer="layout" svg:x1="13.97cm" svg:y1="5.076cm" svg:x2="14.478cm" svg:y2="6.604cm">
          <text:p/>
        </draw:line>
        <draw:custom-shape draw:name="Disque magnétique 23" draw:style-name="gr148" draw:text-style-name="P64" draw:layer="layout" svg:width="2.624cm" svg:height="1.778cm" svg:x="0.678cm" svg:y="11.684cm">
          <text:p text:style-name="P26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49" draw:text-style-name="P26" draw:layer="layout" svg:width="0.508cm" svg:height="0.324cm" draw:transform="rotate (1.5707963267949) translate (1.962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6" draw:layer="layout" svg:width="2.286cm" svg:height="0.806cm" svg:x="1.016cm" svg:y="10.12cm">
          <draw:text-box>
            <text:p><text:span text:style-name="T17">ki</text:span><text:span text:style-name="T17">d</text:span><text:span text:style-name="T17">=</text:span><text:span text:style-name="T17">S</text:span><text:span text:style-name="T17">I</text:span><text:span text:style-name="T17">D</text:span></text:p>
          </draw:text-box>
        </draw:frame>
        <draw:custom-shape draw:style-name="gr167" draw:text-style-name="P68" draw:layer="layout" svg:width="2.54cm" svg:height="0.406cm" svg:x="4.826cm" svg:y="10.262cm">
          <text:p text:style-name="P26"><text:span text:style-name="T37">Object Security opt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048cm" svg:y1="10.514cm" svg:x2="4.826cm" svg:y2="10.514cm">
          <text:p/>
        </draw:line>
        <draw:custom-shape draw:style-name="gr152" draw:text-style-name="P63" draw:layer="layout" svg:width="1.524cm" svg:height="0.408cm" svg:x="10.16cm" svg:y="12.251cm">
          <text:p text:style-name="P26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1.778cm" svg:height="0.406cm" svg:x="8.382cm" svg:y="12.251cm">
          <text:p text:style-name="P26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55" draw:text-style-name="P54" draw:layer="layout" svg:width="0.762cm" svg:height="0.408cm" svg:x="10.922cm" svg:y="12.669cm">
          <text:p text:style-name="P26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67" draw:text-style-name="P68" xml:id="id2" draw:id="id2" draw:layer="layout" svg:width="2.54cm" svg:height="0.406cm" svg:x="8.382cm" svg:y="12.671cm">
          <text:p text:style-name="P26"><text:span text:style-name="T37">Object Security opt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48" draw:text-style-name="P64" draw:layer="layout" svg:width="2.624cm" svg:height="1.778cm" svg:x="20.744cm" svg:y="8.128cm">
          <text:p text:style-name="P26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68" draw:text-style-name="P26" draw:layer="layout" svg:width="0.508cm" svg:height="0.324cm" draw:transform="rotate (1.91113553093379) translate (22.806cm 7.87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8" draw:text-style-name="P26" draw:layer="layout" svg:width="0.508cm" svg:height="0.324cm" draw:transform="rotate (1.91113553093379) translate (21.539cm 7.87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6" draw:layer="layout" svg:width="1.27cm" svg:height="0.725cm" svg:x="20.828cm" svg:y="6.604cm">
          <draw:text-box>
            <text:p><text:span text:style-name="T13">pi</text:span><text:span text:style-name="T13">v</text:span></text:p>
          </draw:text-box>
        </draw:frame>
        <draw:frame draw:style-name="gr27" draw:text-style-name="P6" draw:layer="layout" svg:width="1.27cm" svg:height="0.725cm" svg:x="22.606cm" svg:y="6.604cm">
          <draw:text-box>
            <text:p><text:span text:style-name="T13">S</text:span><text:span text:style-name="T13">I</text:span><text:span text:style-name="T13">D</text:span></text:p>
          </draw:text-box>
        </draw:frame>
        <draw:custom-shape draw:style-name="gr149" draw:text-style-name="P26" draw:layer="layout" svg:width="0.508cm" svg:height="0.324cm" draw:transform="rotate (-0.304385421547811) translate (3.709cm 12.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6" draw:layer="layout" svg:width="1.27cm" svg:height="0.806cm" svg:x="4.064cm" svg:y="12.446cm">
          <draw:text-box>
            <text:p><text:span text:style-name="T17">p</text:span><text:span text:style-name="T17">iv</text:span></text:p>
          </draw:text-box>
        </draw:frame>
        <draw:custom-shape draw:style-name="gr169" draw:text-style-name="P69" draw:layer="layout" svg:width="0.959cm" svg:height="0.407cm" svg:x="8.382cm" svg:y="13.077cm">
          <text:p text:style-name="P26"><text:span text:style-name="T39">piv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08cm" svg:y1="12.954cm" svg:x2="8.382cm" svg:y2="13.208cm">
          <text:p/>
        </draw:line>
        <draw:line draw:style-name="gr6" draw:text-style-name="P8" draw:layer="layout" svg:x1="21.59cm" svg:y1="6.604cm" svg:x2="21.844cm" svg:y2="5.08cm">
          <text:p/>
        </draw:line>
        <draw:line draw:style-name="gr6" draw:text-style-name="P8" draw:layer="layout" svg:x1="23.114cm" svg:y1="6.604cm" svg:x2="22.86cm" svg:y2="5.08cm">
          <text:p/>
        </draw:line>
        <draw:frame draw:style-name="gr170" draw:text-style-name="P6" draw:layer="layout" svg:width="2.54cm" svg:height="0.962cm" svg:x="15.748cm" svg:y="0.613cm">
          <draw:text-box>
            <text:p>COSE</text:p>
          </draw:text-box>
        </draw:fram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et_20_contenu">
        <office:forms form:automatic-focus="false" form:apply-design-mode="false"/>
        <draw:custom-shape draw:style-name="gr171" draw:text-style-name="P27" draw:layer="layout" svg:width="12.903cm" svg:height="2.032cm" svg:x="1.016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0" draw:layer="layout" svg:width="20.088cm" svg:height="1.249cm" svg:x="1.1cm" svg:y="0.004cm" presentation:class="title" presentation:user-transformed="true">
          <draw:text-box>
            <text:p><text:span text:style-name="T32">Pu</text:span><text:span text:style-name="T32">tti</text:span><text:span text:style-name="T32">ng </text:span><text:span text:style-name="T32">it </text:span><text:span text:style-name="T32">to </text:span><text:span text:style-name="T32">th</text:span><text:span text:style-name="T32">e </text:span><text:span text:style-name="T32">te</text:span><text:span text:style-name="T32">st:</text:span><text:span text:style-name="T42"> </text:span><text:span text:style-name="T42">ai</text:span><text:span text:style-name="T42">oc</text:span><text:span text:style-name="T42">oa</text:span><text:span text:style-name="T42">p</text:span></text:p>
          </draw:text-box>
        </draw:frame>
        <draw:frame draw:style-name="gr172" draw:text-style-name="P6" draw:layer="layout" svg:width="23.368cm" svg:height="10.916cm" svg:x="1.016cm" svg:y="2.54cm">
          <draw:text-box>
            <text:p>Aiocoap is a Python implementation of CoAP with asynchrounous I/O which implements OSCORE.</text:p>
            <text:p/>
            <text:p>Repo:</text:p>
            <text:p><text:a xlink:href="https://github.com/chrysn/aiocoap" xlink:type="simple">https://github.com/chrysn/aiocoap</text:a></text:p>
            <text:p>Documentation:<text:line-break/><text:a xlink:href="http://aiocoap.readthedocs.io/en/latest/guidedtour.html" xlink:type="simple">http://aiocoap.readthedocs.io/en/latest/guidedtour.html</text:a></text:p>
            <text:p/>
            <text:p>Quick setup for OSCORE:</text:p>
            <text:p>$ git clone <text:a xlink:href="https://github.com/chrysn/aiocoap" xlink:type="simple">https://github.com/chrysn/aiocoap</text:a></text:p>
            <text:p>$ cp -r contrib/oscore-plugtest/* .</text:p>
            <text:p/>
            <text:p>These slides + test Python script:</text:p>
            <text:p><text:a xlink:href="https://github.com/randreasen/oscoreslides" xlink:type="simple">https://github.com/randreasen/oscoreslides</text:a></text:p>
            <text:p/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7D000000466E4B31AEEEDA562A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1%" draw:distance="71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 style:shrink-to-fit="true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background" style:display-name="Titre et contenu 2 colonnes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-backgroundobjects" style:display-name="Titre et 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-notes" style:display-name="Titre et 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outline1" style:display-name="Titre et contenu 2 colonnes-outline1" style:family="presentation">
      <style:graphic-properties draw:stroke="none" draw:fill="none" draw:auto-grow-height="false" draw:fit-to-size="shrink-to-fit" style:shrink-to-fit="true">
        <text:list-style style:name="Titre_20_et_20_contenu_20_2_20_colonnes-outline1" style:display-name="Titre et 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outline2" style:display-name="Titre et contenu 2 colonnes-outline2" style:family="presentation" style:parent-style-name="Titre_20_et_20_contenu_20_2_20_colonne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3" style:display-name="Titre et contenu 2 colonnes-outline3" style:family="presentation" style:parent-style-name="Titre_20_et_20_contenu_20_2_20_colonne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4" style:display-name="Titre et contenu 2 colonnes-outline4" style:family="presentation" style:parent-style-name="Titre_20_et_20_contenu_20_2_20_colonne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5" style:display-name="Titre et contenu 2 colonnes-outline5" style:family="presentation" style:parent-style-name="Titre_20_et_20_contenu_20_2_20_colonn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6" style:display-name="Titre et contenu 2 colonnes-outline6" style:family="presentation" style:parent-style-name="Titre_20_et_20_contenu_20_2_20_colonn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7" style:display-name="Titre et contenu 2 colonnes-outline7" style:family="presentation" style:parent-style-name="Titre_20_et_20_contenu_20_2_20_colonn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8" style:display-name="Titre et contenu 2 colonnes-outline8" style:family="presentation" style:parent-style-name="Titre_20_et_20_contenu_20_2_20_colonn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9" style:display-name="Titre et contenu 2 colonnes-outline9" style:family="presentation" style:parent-style-name="Titre_20_et_20_contenu_20_2_20_colonn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subtitle" style:display-name="Titre et contenu 2 colonnes-subtitle" style:family="presentation">
      <style:graphic-properties draw:stroke="none" draw:fill="none" draw:textarea-vertical-align="middle">
        <text:list-style style:name="Titre_20_et_20_contenu_20_2_20_colonnes-subtitle" style:display-name="Titre et 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title" style:display-name="Titre et contenu 2 colonnes-title" style:family="presentation">
      <style:graphic-properties draw:stroke="none" draw:fill="none" draw:textarea-vertical-align="middle">
        <text:list-style style:name="Titre_20_et_20_contenu_20_2_20_colonnes-title" style:display-name="Titre et 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background" style:family="presentation">
      <style:graphic-properties draw:stroke="none" draw:fill="solid" draw:fill-color="#ffffff"/>
      <style:text-properties style:letter-kerning="true"/>
    </style:style>
    <style:style style:name="Interieu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eu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eur-outline1" style:family="presentation">
      <style:graphic-properties draw:stroke="none" draw:fill="none" draw:auto-grow-height="false" draw:fit-to-size="shrink-to-fit" style:shrink-to-fit="true">
        <text:list-style style:name="Interieu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outline2" style:family="presentation" style:parent-style-name="Interieur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3" style:family="presentation" style:parent-style-name="Interieur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4" style:family="presentation" style:parent-style-name="Interieur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5" style:family="presentation" style:parent-style-name="Interieu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6" style:family="presentation" style:parent-style-name="Interieu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7" style:family="presentation" style:parent-style-name="Interieu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8" style:family="presentation" style:parent-style-name="Interieu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9" style:family="presentation" style:parent-style-name="Interieu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subtitle" style:family="presentation">
      <style:graphic-properties draw:stroke="none" draw:fill="none" draw:textarea-vertical-align="middle">
        <text:list-style style:name="Interieu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eur-title" style:family="presentation">
      <style:graphic-properties draw:stroke="none" draw:fill="none" draw:textarea-vertical-align="middle">
        <text:list-style style:name="Interieu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 style:shrink-to-fit="true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d9e1e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a4d2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c23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b8d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7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re_20_et_20_contenu_20_2_20_colonn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re_20_et_20_contenu_20_2_20_colonn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re_20_et_20_contenu_20_2_20_colonne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_20_2_20_colonne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Interieur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3" style:family="presentation" style:parent-style-name="Interieur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Interieu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Interieu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nterieur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8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re_20_seul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24" style:family="presentation" style:parent-style-name="Titre_20_seul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</style:style>
    <style:style style:name="Mpr25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6" style:family="presentation" style:parent-style-name="Titre_20_seul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4d23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.3000001907349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2.300000190734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7878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a4d233" style:text-line-through-style="none" style:text-line-through-type="none" style:text-position="0% 100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text-transform="uppercas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text-transform="uppercase" fo:color="#a4d233" style:text-line-through-style="none" style:text-line-through-type="none" style:text-position="0% 100%" style:font-name="Arial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ill Sans MT" fo:font-size="12.3000001907349pt" fo:letter-spacing="normal" fo:font-style="normal" style:text-underline-style="none" fo:font-weight="normal" style:font-size-asian="12.3000001907349pt" style:font-style-asian="normal" style:font-weight-asian="normal" style:font-size-complex="12.30000019073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a4d2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custom-shape draw:name="Rectangle 3" draw:style-name="Mgr5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26" draw:style-name="Mgr6" draw:text-style-name="MP8" draw:layer="backgroundobjects" svg:width="10.108cm" svg:height="11.193cm" draw:transform="skewX (1.31682060518441E-016) rotate (-2.35619449019235) translate (14.296cm 14.287cm)">
        <text:p/>
        <draw:enhanced-geometry draw:mirror-horizontal="false" draw:mirror-vertical="false" svg:viewBox="0 0 0 0" drawooo:sub-view-size="3639216 4029858" draw:text-areas="0 0 ?f10 ?f11" draw:type="ooxml-non-primitive" draw:enhanced-path="M 0 4029858 L 0 2386471 0 0 3639216 3639216 3248574 4029858 Z N">
          <draw:equation draw:name="f0" draw:formula="0*logwidth/3639216"/>
          <draw:equation draw:name="f1" draw:formula="4029858*logheight/4029858"/>
          <draw:equation draw:name="f2" draw:formula="0*logwidth/3639216"/>
          <draw:equation draw:name="f3" draw:formula="2386471*logheight/4029858"/>
          <draw:equation draw:name="f4" draw:formula="0*logwidth/3639216"/>
          <draw:equation draw:name="f5" draw:formula="0*logheight/4029858"/>
          <draw:equation draw:name="f6" draw:formula="3639216*logwidth/3639216"/>
          <draw:equation draw:name="f7" draw:formula="3639216*logheight/4029858"/>
          <draw:equation draw:name="f8" draw:formula="3248574*logwidth/3639216"/>
          <draw:equation draw:name="f9" draw:formula="4029858*logheight/4029858"/>
          <draw:equation draw:name="f10" draw:formula="logwidth"/>
          <draw:equation draw:name="f11" draw:formula="logheight"/>
        </draw:enhanced-geometry>
      </draw:custom-shape>
      <draw:custom-shape draw:name="Forme libre 27" draw:style-name="Mgr7" draw:text-style-name="MP9" draw:layer="backgroundobjects" svg:width="18.034cm" svg:height="9.017cm" draw:transform="rotate (-2.35619449019235) translate (12.753cm 0cm)">
        <text:p/>
        <draw:enhanced-geometry draw:mirror-horizontal="false" draw:mirror-vertical="false" svg:viewBox="0 0 0 0" drawooo:sub-view-size="6492725 3246363" draw:text-areas="0 0 ?f14 ?f15" draw:type="ooxml-non-primitive" draw:enhanced-path="M 3244147 3244147 L 0 0 3244147 0 Z M 3246363 3246363 L 3244148 3244148 3244148 0 6492725 0 Z N">
          <draw:equation draw:name="f0" draw:formula="3244147*logwidth/6492725"/>
          <draw:equation draw:name="f1" draw:formula="3244147*logheight/3246363"/>
          <draw:equation draw:name="f2" draw:formula="0*logwidth/6492725"/>
          <draw:equation draw:name="f3" draw:formula="0*logheight/3246363"/>
          <draw:equation draw:name="f4" draw:formula="3244147*logwidth/6492725"/>
          <draw:equation draw:name="f5" draw:formula="0*logheight/3246363"/>
          <draw:equation draw:name="f6" draw:formula="3246363*logwidth/6492725"/>
          <draw:equation draw:name="f7" draw:formula="3246363*logheight/3246363"/>
          <draw:equation draw:name="f8" draw:formula="3244148*logwidth/6492725"/>
          <draw:equation draw:name="f9" draw:formula="3244148*logheight/3246363"/>
          <draw:equation draw:name="f10" draw:formula="3244148*logwidth/6492725"/>
          <draw:equation draw:name="f11" draw:formula="0*logheight/3246363"/>
          <draw:equation draw:name="f12" draw:formula="6492725*logwidth/6492725"/>
          <draw:equation draw:name="f13" draw:formula="0*logheight/3246363"/>
          <draw:equation draw:name="f14" draw:formula="logwidth"/>
          <draw:equation draw:name="f15" draw:formula="logheight"/>
        </draw:enhanced-geometry>
      </draw:custom-shape>
      <draw:custom-shape draw:name="Forme libre 28" draw:style-name="Mgr8" draw:text-style-name="MP10" draw:layer="backgroundobjects" svg:width="14.48cm" svg:height="17.953cm" draw:transform="rotate (-0.785398163397449) translate (22.304cm -3.096cm)">
        <text:p/>
        <draw:enhanced-geometry draw:mirror-horizontal="false" draw:mirror-vertical="false" svg:viewBox="0 0 0 0" drawooo:sub-view-size="5213039 6463568" draw:text-areas="0 0 ?f12 ?f13" draw:type="ooxml-non-primitive" draw:enhanced-path="M 0 1576035 L 1576035 0 5213039 3637004 3642725 5207318 2386474 6463568 0 6463568 Z N">
          <draw:equation draw:name="f0" draw:formula="0*logwidth/5213039"/>
          <draw:equation draw:name="f1" draw:formula="1576035*logheight/6463568"/>
          <draw:equation draw:name="f2" draw:formula="1576035*logwidth/5213039"/>
          <draw:equation draw:name="f3" draw:formula="0*logheight/6463568"/>
          <draw:equation draw:name="f4" draw:formula="5213039*logwidth/5213039"/>
          <draw:equation draw:name="f5" draw:formula="3637004*logheight/6463568"/>
          <draw:equation draw:name="f6" draw:formula="3642725*logwidth/5213039"/>
          <draw:equation draw:name="f7" draw:formula="5207318*logheight/6463568"/>
          <draw:equation draw:name="f8" draw:formula="2386474*logwidth/5213039"/>
          <draw:equation draw:name="f9" draw:formula="6463568*logheight/6463568"/>
          <draw:equation draw:name="f10" draw:formula="0*logwidth/5213039"/>
          <draw:equation draw:name="f11" draw:formula="6463568*logheight/6463568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" draw:text-style-name="MP12" draw:layer="backgroundobjects" svg:width="0.735cm" svg:height="0.374cm" svg:x="0cm" svg:y="13.895cm" presentation:class="date-time" presentation:user-transformed="true">
        <draw:text-box>
          <text:p text:style-name="MP11"><text:span text:style-name="MT2"><text:date style:data-style-name="D4" text:date-value="2018-04-04">04/04/2018</text:date></text:span></text:p>
        </draw:text-box>
      </draw:frame>
      <draw:frame draw:name="Espace réservé du numéro de diapositive 10" presentation:style-name="Mpr2" draw:text-style-name="MP14" draw:layer="backgroundobjects" svg:width="0.739cm" svg:height="0.374cm" svg:x="0cm" svg:y="13.89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Espace réservé du pied de page 11" presentation:style-name="Mpr1" draw:text-style-name="MP14" draw:layer="backgroundobjects" svg:width="0.739cm" svg:height="0.374cm" svg:x="0cm" svg:y="13.895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3" draw:text-style-name="MP18" draw:layer="backgroundobjects" svg:width="14.586cm" svg:height="9.332cm" svg:x="8.899cm" svg:y="1.912cm" presentation:class="outline" presentation:user-transformed="true">
        <draw:text-box>
          <text:list text:style-name="ML3">
            <text:list-item>
              <text:p text:style-name="MP16"><text:span text:style-name="MT4">TITRE</text:span></text:p>
              <text:list>
                <text:list-item>
                  <text:p text:style-name="MP17"><text:span text:style-name="MT5">TITRE</text:span></text:p>
                </text:list-item>
              </text:list>
            </text:list-item>
          </text:list>
        </draw:text-box>
      </draw:frame>
      <draw:frame draw:name="Image 29" draw:style-name="Mgr4" draw:text-style-name="MP6" draw:layer="backgroundobjects" svg:width="5.399cm" svg:height="3.181cm" svg:x="1.435cm" svg:y="1.411cm">
        <draw:image xlink:href="Pictures/200000F60000194D00000EE278030CC375DD2FC9.wmf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20_2_20_colonnes" style:display-name="Titre et contenu 2 colonnes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6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api</text:span><text:span text:style-name="MT6">tre </text:span><text:span text:style-name="MT6">0 : </text:span><text:span text:style-name="MT6">Titre</text:span></text:p>
        </draw:text-box>
      </draw:frame>
      <draw:frame draw:name="Espace réservé du texte 8" presentation:style-name="Mpr7" draw:text-style-name="MP22" draw:layer="backgroundobjects" svg:width="20.089cm" svg:height="0.766cm" svg:x="1.1cm" svg:y="1.23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7" draw:text-style-name="MP24" draw:layer="backgroundobjects" svg:width="10.799cm" svg:height="9.161cm" svg:x="1.1cm" svg:y="2.932cm" presentation:class="outline" presentation:user-transformed="true">
        <draw:text-box>
          <text:p text:style-name="MP21"><text:span text:style-name="MT8">Modifier les styles du texte du 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7" draw:text-style-name="MP24" draw:layer="backgroundobjects" svg:width="10.785cm" svg:height="9.161cm" svg:x="12.7cm" svg:y="2.932cm" presentation:class="outline" presentation:user-transformed="true">
        <draw:text-box>
          <text:p text:style-name="MP21"><text:span text:style-name="MT8">Modifier les styles du texte du 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8" presentation:style-name="Mpr8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4-04">04/04/2018</text:date></text:span></text:p>
        </draw:text-box>
      </draw:frame>
      <draw:frame draw:name="Espace réservé du pied de page 19" presentation:style-name="Mpr8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de la </text:span><text:span text:style-name="MT12">présentation - </text:span><text:span text:style-name="MT12">menu </text:span><text:span text:style-name="MT12">« Insertion / </text:span><text:span text:style-name="MT12">En-tête et pied </text:span><text:span text:style-name="MT12">de page »</text:span></text:p>
        </draw:text-box>
      </draw:frame>
      <draw:frame draw:name="Espace réservé du numéro de diapositive 20" presentation:style-name="Mpr9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Titre_20_et_20_contenu_20_2_20_colonnes-title" draw:layer="backgroundobjects" svg:width="19.797cm" svg:height="11.136cm" svg:x="0.601cm" svg:y="2.257cm" presentation:class="page"/>
        <draw:frame presentation:style-name="Titre_20_et_20_contenu_20_2_20_colonne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ieur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Shape 30" presentation:style-name="Mpr12" draw:text-style-name="MP20" draw:layer="backgroundobjects" svg:width="19.684cm" svg:height="2.38cm" svg:x="4.445cm" svg:y="0cm" presentation:class="title" presentation:user-transformed="true">
        <draw:text-box>
          <text:p text:style-name="MP19"><text:span text:style-name="MT6">Title </text:span><text:span text:style-name="MT6">Text</text:span></text:p>
        </draw:text-box>
      </draw:frame>
      <draw:frame draw:name="Shape 31" presentation:style-name="Mpr13" draw:text-style-name="MP24" draw:layer="backgroundobjects" svg:width="19.706cm" svg:height="11.27cm" svg:x="4.423cm" svg:y="3.016cm" presentation:class="outline" presentation:user-transformed="true">
        <draw:text-box>
          <text:list text:style-name="ML3">
            <text:list-item>
              <text:p text:style-name="MP21"><text:span text:style-name="MT8">Body Level One</text:span></text:p>
              <text:list>
                <text:list-item>
                  <text:p text:style-name="MP17"><text:span text:style-name="MT9">Body Level Two</text:span></text:p>
                  <text:list>
                    <text:list-item>
                      <text:p text:style-name="MP17"><text:span text:style-name="MT10">Body Level Three</text:span></text:p>
                      <text:list>
                        <text:list-item>
                          <text:p text:style-name="MP21"><text:span text:style-name="MT10">Body Level Four</text:span></text:p>
                          <text:list>
                            <text:list-item>
                              <text:p text:style-name="MP21"><text:span text:style-name="MT10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2" presentation:style-name="Mpr14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Interieur-title" draw:layer="backgroundobjects" svg:width="19.797cm" svg:height="11.136cm" svg:x="0.601cm" svg:y="2.257cm" presentation:class="page"/>
        <draw:frame presentation:style-name="Interieu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17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api</text:span><text:span text:style-name="MT6">tre </text:span><text:span text:style-name="MT6">0 : </text:span><text:span text:style-name="MT6">Titre</text:span></text:p>
        </draw:text-box>
      </draw:frame>
      <draw:frame draw:name="Espace réservé du texte 8" presentation:style-name="Mpr18" draw:text-style-name="MP22" draw:layer="backgroundobjects" svg:width="20.088cm" svg:height="0.766cm" svg:x="1.1cm" svg:y="1.232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18" draw:text-style-name="MP24" draw:layer="backgroundobjects" svg:width="23.219cm" svg:height="9.162cm" svg:x="1.1cm" svg:y="2.932cm" presentation:class="outline" presentation:user-transformed="true">
        <draw:text-box>
          <text:p text:style-name="MP21"><text:span text:style-name="MT8">Modifier les styles du texte du 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4" presentation:style-name="Mpr19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4-04">04/04/2018</text:date></text:span></text:p>
        </draw:text-box>
      </draw:frame>
      <draw:frame draw:name="Espace réservé du pied de page 15" presentation:style-name="Mpr19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de la </text:span><text:span text:style-name="MT12">présentation - </text:span><text:span text:style-name="MT12">menu </text:span><text:span text:style-name="MT12">« Insertion / </text:span><text:span text:style-name="MT12">En-tête et pied </text:span><text:span text:style-name="MT12">de page »</text:span></text:p>
        </draw:text-box>
      </draw:frame>
      <draw:frame draw:name="Espace réservé du numéro de diapositive 16" presentation:style-name="Mpr20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23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Modi</text:span><text:span text:style-name="MT6">fiez </text:span><text:span text:style-name="MT6">le </text:span><text:span text:style-name="MT6">style </text:span><text:span text:style-name="MT6">du </text:span><text:span text:style-name="MT6">titre</text:span></text:p>
        </draw:text-box>
      </draw:frame>
      <draw:frame draw:name="Espace réservé de la date 2" presentation:style-name="Mpr24" draw:text-style-name="MP28" draw:layer="backgroundobjects" svg:width="5.926cm" svg:height="0.76cm" svg:x="16.863cm" svg:y="13.322cm" presentation:class="date-time" presentation:user-transformed="true">
        <draw:text-box>
          <text:p text:style-name="MP27"><text:span text:style-name="MT14">17/01/2018</text:span></text:p>
        </draw:text-box>
      </draw:frame>
      <draw:frame draw:name="Espace réservé du numéro de diapositive 4" presentation:style-name="Mpr25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draw:frame presentation:style-name="Titre_20_seul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19.797cm" svg:height="11.136cm" svg:x="0.601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subject>IMT</dc:subject>
    <meta:initial-creator>laurent toutain</meta:initial-creator>
    <meta:editing-cycles>127</meta:editing-cycles>
    <meta:creation-date>2018-03-05T12:33:20</meta:creation-date>
    <dc:date>2018-04-04T12:35:10.861042989</dc:date>
    <meta:editing-duration>P4DT7H27M17S</meta:editing-duration>
    <meta:generator>LibreOffice/5.4.5.1$Linux_X86_64 LibreOffice_project/40m0$Build-1</meta:generator>
    <meta:document-statistic meta:object-count="602"/>
    <meta:user-defined meta:name="AppVersion">16.001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4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IMT Atlantique" xlink:href=""/>
  </office:meta>
</office:document-meta>
</file>